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6.9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cm" fo:min-width="6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7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2.845cm" fo:min-width="7.71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4.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ff0000" draw:marker-start-width="0.28cm" draw:marker-end-width="0.28cm" draw:fill="solid" draw:fill-color="#ff0000" draw:textarea-horizontal-align="justify" draw:textarea-vertical-align="middle" draw:auto-grow-height="false" fo:min-height="0cm" fo:min-width="0.54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933" draw:marker-start-width="0.11cm" draw:marker-end="" draw:marker-end-width="0.11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24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48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5.9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4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6.9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38cm" fo:min-width="6.9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0.2cm" fo:min-width="6.9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4.9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6.4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14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4.9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  <style:paragraph-properties style:writing-mode="lr-tb"/>
    </style:style>
    <style:style style:name="gr3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4.9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3cm" svg:stroke-color="#000000" draw:marker-start-width="0.25cm" draw:marker-end-width="0.25cm" draw:fill="solid" draw:fill-color="#ffaa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7.2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2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86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25cm" draw:marker-end-width="0.25cm" draw:fill="solid" draw:fill-color="#ffa6a6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2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3.9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2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3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4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5cm"/>
      <style:paragraph-properties style:writing-mode="lr-tb"/>
    </style:style>
    <style:style style:name="gr4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8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9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3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83cm"/>
      <style:paragraph-properties style:writing-mode="lr-tb"/>
    </style:style>
    <style:style style:name="gr5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8.2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7.45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95cm" fo:padding-top="0.15cm" fo:padding-bottom="0.15cm" fo:padding-left="0.275cm" fo:padding-right="0.275cm"/>
      <style:paragraph-properties style:writing-mode="lr-tb"/>
    </style:style>
    <style:style style:name="gr5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6.45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95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1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3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64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5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6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7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4.95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1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2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4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75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6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77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8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1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2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4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5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6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7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8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9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0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2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7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98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9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0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6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264cm" fo:padding-top="0.15cm" fo:padding-bottom="0.15cm" fo:padding-left="0.275cm" fo:padding-right="0.275cm"/>
      <style:paragraph-properties style:writing-mode="lr-tb"/>
    </style:style>
    <style:style style:name="gr10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7cm" fo:padding-top="0.15cm" fo:padding-bottom="0.15cm" fo:padding-left="0.275cm" fo:padding-right="0.275cm"/>
      <style:paragraph-properties style:writing-mode="lr-tb"/>
    </style:style>
    <style:style style:name="gr109" style:family="graphic" style:parent-style-name="objectwithoutfill">
      <style:graphic-properties draw:stroke="dash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10" style:family="graphic" style:parent-style-name="standard">
      <style:graphic-properties draw:stroke="dash" draw:stroke-dash="Dash"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1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12" style:family="graphic" style:parent-style-name="objectwithoutfill">
      <style:graphic-properties draw:stroke="solid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13" style:family="graphic" style:parent-style-name="standard">
      <style:graphic-properties draw:stroke="solid" draw:stroke-dash="Dash"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1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3.2cm" fo:padding-top="0.15cm" fo:padding-bottom="0.15cm" fo:padding-left="0.275cm" fo:padding-right="0.275cm"/>
      <style:paragraph-properties style:writing-mode="lr-tb"/>
    </style:style>
    <style:style style:name="gr11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1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0.2cm" fo:padding-top="0.15cm" fo:padding-bottom="0.15cm" fo:padding-left="0.275cm" fo:padding-right="0.275cm"/>
      <style:paragraph-properties style:writing-mode="lr-tb"/>
    </style:style>
    <style:style style:name="gr11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1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45cm" fo:padding-top="0.15cm" fo:padding-bottom="0.15cm" fo:padding-left="0.275cm" fo:padding-right="0.275cm"/>
      <style:paragraph-properties style:writing-mode="lr-tb"/>
    </style:style>
    <style:style style:name="gr11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2.2cm" fo:padding-top="0.15cm" fo:padding-bottom="0.15cm" fo:padding-left="0.275cm" fo:padding-right="0.275cm"/>
      <style:paragraph-properties style:writing-mode="lr-tb"/>
    </style:style>
    <style:style style:name="gr12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2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9.871cm" fo:padding-top="0.15cm" fo:padding-bottom="0.15cm" fo:padding-left="0.275cm" fo:padding-right="0.275cm"/>
      <style:paragraph-properties style:writing-mode="lr-tb"/>
    </style:style>
    <style:style style:name="gr123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2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0.2cm" fo:padding-top="0.15cm" fo:padding-bottom="0.15cm" fo:padding-left="0.275cm" fo:padding-right="0.275cm"/>
      <style:paragraph-properties style:writing-mode="lr-tb"/>
    </style:style>
    <style:style style:name="gr125" style:family="graphic" style:parent-style-name="objectwithoutfill">
      <style:graphic-properties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  <style:paragraph-properties style:writing-mode="lr-tb"/>
    </style:style>
    <style:style style:name="gr1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3.95cm" fo:padding-top="0.15cm" fo:padding-bottom="0.15cm" fo:padding-left="0.275cm" fo:padding-right="0.275cm"/>
      <style:paragraph-properties style:writing-mode="lr-tb"/>
    </style:style>
    <style:style style:name="gr12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3.95cm" fo:padding-top="0.15cm" fo:padding-bottom="0.15cm" fo:padding-left="0.275cm" fo:padding-right="0.275cm"/>
      <style:paragraph-properties style:writing-mode="lr-tb"/>
    </style:style>
    <style:style style:name="gr12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9.95cm" fo:padding-top="0.15cm" fo:padding-bottom="0.15cm" fo:padding-left="0.275cm" fo:padding-right="0.275cm"/>
      <style:paragraph-properties style:writing-mode="lr-tb"/>
    </style:style>
    <style:style style:name="gr12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20.2cm" fo:padding-top="0.15cm" fo:padding-bottom="0.15cm" fo:padding-left="0.275cm" fo:padding-right="0.275cm"/>
      <style:paragraph-properties style:writing-mode="lr-tb"/>
    </style:style>
    <style:style style:name="gr13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6.65cm" fo:padding-top="0.15cm" fo:padding-bottom="0.15cm" fo:padding-left="0.275cm" fo:padding-right="0.275cm"/>
      <style:paragraph-properties style:writing-mode="lr-tb"/>
    </style:style>
    <style:style style:name="gr133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44cm" fo:min-width="1.688cm"/>
      <style:paragraph-properties style:writing-mode="lr-tb"/>
    </style:style>
    <style:style style:name="gr13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gr13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00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8pt" style:font-size-asian="18pt" style:font-size-complex="18pt"/>
    </style:style>
    <style:style style:name="P13" style:family="paragraph">
      <loext:graphic-properties draw:fill="solid" draw:fill-color="#afd0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4" style:family="paragraph">
      <loext:graphic-properties draw:fill="solid" draw:fill-color="#ffaa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5" style:family="paragraph">
      <loext:graphic-properties draw:fill="solid" draw:fill-color="#ffa6a6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font-name="FreeMono1" fo:font-size="10pt" style:font-size-asian="18pt" style:font-size-complex="18pt"/>
    </style:style>
    <style:style style:name="P22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style:font-name="FreeMono1" fo:font-size="10pt" style:font-size-asian="18pt" style:font-size-complex="18pt"/>
    </style:style>
    <style:style style:name="T1" style:family="text">
      <style:text-properties style:font-name="Liberation Serif1" fo:font-size="12pt" style:font-size-asian="18pt" style:font-size-complex="18pt"/>
    </style:style>
    <style:style style:name="T2" style:family="text">
      <style:text-properties style:font-name="Liberation Serif1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1" fo:font-size="8pt" style:font-size-asian="18pt" style:font-size-complex="18pt"/>
    </style:style>
    <style:style style:name="T4" style:family="text">
      <style:text-properties style:font-name="FreeMono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measurelines" svg:width="7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8.5cm" svg:y1="5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2.5cm" svg:y1="5.5cm" svg:x2="3.5cm" svg:y2="4cm">
            <text:p/>
          </draw:line>
          <draw:custom-shape draw:style-name="gr3" draw:text-style-name="P5" draw:layer="layout" svg:width="1cm" svg:height="1cm" svg:x="2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7.5cm" svg:height="4.5cm" svg:x="1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3.5cm" svg:y2="4cm">
            <text:p/>
          </draw:line>
          <draw:line draw:style-name="gr2" draw:text-style-name="P3" draw:layer="layout" svg:x1="15.5cm" svg:y1="2.5cm" svg:x2="17.5cm" svg:y2="4cm">
            <text:p/>
          </draw:line>
          <draw:line draw:style-name="gr2" draw:text-style-name="P3" draw:layer="layout" svg:x1="17.5cm" svg:y1="4cm" svg:x2="16.5cm" svg:y2="5.5cm">
            <text:p/>
          </draw:line>
          <draw:line draw:style-name="gr2" draw:text-style-name="P2" draw:layer="layout" svg:x1="18.5cm" svg:y1="5.5cm" svg:x2="17.5cm" svg:y2="4cm">
            <text:p/>
          </draw:line>
          <draw:custom-shape draw:style-name="gr3" draw:text-style-name="P5" draw:layer="layout" svg:width="1cm" svg:height="1cm" svg:x="15cm" svg:y="2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5cm">
            <text:p text:style-name="P4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5cm">
            <text:p text:style-name="P4"><text:span text:style-name="T1">3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4cm">
            <text:p/>
          </draw:line>
          <draw:line draw:style-name="gr2" draw:text-style-name="P2" draw:layer="layout" svg:x1="12.5cm" svg:y1="5.5cm" svg:x2="13.5cm" svg:y2="4cm">
            <text:p/>
          </draw:line>
          <draw:custom-shape draw:style-name="gr3" draw:text-style-name="P5" draw:layer="layout" svg:width="1cm" svg:height="1cm" svg:x="1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7.5cm" svg:height="9cm" svg:x="0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8.5cm" svg:x2="3.5cm" svg:y2="10cm">
            <text:p/>
          </draw:line>
          <draw:line draw:style-name="gr2" draw:text-style-name="P3" draw:layer="layout" svg:x1="5.5cm" svg:y1="8.5cm" svg:x2="7.5cm" svg:y2="10cm">
            <text:p/>
          </draw:line>
          <draw:line draw:style-name="gr2" draw:text-style-name="P3" draw:layer="layout" svg:x1="7.5cm" svg:y1="10cm" svg:x2="6.5cm" svg:y2="11.5cm">
            <text:p/>
          </draw:line>
          <draw:line draw:style-name="gr2" draw:text-style-name="P3" draw:layer="layout" svg:x1="6.5cm" svg:y1="11.5cm" svg:x2="5.5cm" svg:y2="13cm">
            <text:p/>
          </draw:line>
          <draw:line draw:style-name="gr2" draw:text-style-name="P2" draw:layer="layout" svg:x1="6.5cm" svg:y1="14.5cm" svg:x2="5.5cm" svg:y2="13cm">
            <text:p/>
          </draw:line>
          <draw:line draw:style-name="gr2" draw:text-style-name="P2" draw:layer="layout" svg:x1="6.5cm" svg:y1="14.5cm" svg:x2="5.5cm" svg:y2="16cm">
            <text:p/>
          </draw:line>
          <draw:custom-shape draw:style-name="gr3" draw:text-style-name="P5" draw:layer="layout" svg:width="1cm" svg:height="1cm" svg:x="5cm" svg:y="8cm">
            <text:p text:style-name="P4"><text:span text:style-name="T1">Ju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1cm">
            <text:p text:style-name="P4"><text:span text:style-name="T1">No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9.5cm">
            <text:p text:style-name="P4"><text:span text:style-name="T1">De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2.5cm">
            <text:p text:style-name="P4"><text:span text:style-name="T1">A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4cm">
            <text:p text:style-name="P4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cm">
            <text:p text:style-name="P4"><text:span text:style-name="T1">S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5cm" svg:x2="3.5cm" svg:y2="10cm">
            <text:p/>
          </draw:line>
          <draw:line draw:style-name="gr2" draw:text-style-name="P2" draw:layer="layout" svg:x1="2.5cm" svg:y1="11.5cm" svg:x2="3.5cm" svg:y2="10cm">
            <text:p/>
          </draw:line>
          <draw:line draw:style-name="gr2" draw:text-style-name="P2" draw:layer="layout" svg:x1="4.5cm" svg:y1="11.5cm" svg:x2="3.5cm" svg:y2="13cm">
            <text:p/>
          </draw:line>
          <draw:line draw:style-name="gr2" draw:text-style-name="P2" draw:layer="layout" svg:x1="2.5cm" svg:y1="11.5cm" svg:x2="1.5cm" svg:y2="13cm">
            <text:p/>
          </draw:line>
          <draw:line draw:style-name="gr2" draw:text-style-name="P2" draw:layer="layout" svg:x1="2.5cm" svg:y1="14.5cm" svg:x2="1.5cm" svg:y2="13cm">
            <text:p/>
          </draw:line>
          <draw:custom-shape draw:style-name="gr3" draw:text-style-name="P5" draw:layer="layout" svg:width="1cm" svg:height="1cm" svg:x="1cm" svg:y="12.5cm">
            <text:p text:style-name="P4"><text:span text:style-name="T1">J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4cm">
            <text:p text:style-name="P4"><text:span text:style-name="T1">Fe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cm">
            <text:p text:style-name="P4"><text:span text:style-name="T1">M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.5cm">
            <text:p text:style-name="P4"><text:span text:style-name="T1">Ma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cm">
            <text:p text:style-name="P4"><text:span text:style-name="T1">Ju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9.5cm">
            <text:p text:style-name="P4"><text:span text:style-name="T1">Ab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8.5cm" svg:height="7.5cm" svg:x="1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8.5cm" svg:x2="13.5cm" svg:y2="10cm">
            <text:p/>
          </draw:line>
          <draw:line draw:style-name="gr2" draw:text-style-name="P3" draw:layer="layout" svg:x1="15.5cm" svg:y1="8.5cm" svg:x2="17.5cm" svg:y2="10cm">
            <text:p/>
          </draw:line>
          <draw:line draw:style-name="gr2" draw:text-style-name="P3" draw:layer="layout" svg:x1="18.5cm" svg:y1="11.5cm" svg:x2="17.5cm" svg:y2="13cm">
            <text:p/>
          </draw:line>
          <draw:line draw:style-name="gr2" draw:text-style-name="P3" draw:layer="layout" svg:x1="13.5cm" svg:y1="13cm" svg:x2="12.5cm" svg:y2="14.5cm">
            <text:p/>
          </draw:line>
          <draw:line draw:style-name="gr2" draw:text-style-name="P2" draw:layer="layout" svg:x1="18.5cm" svg:y1="11.5cm" svg:x2="17.5cm" svg:y2="10cm">
            <text:p/>
          </draw:line>
          <draw:line draw:style-name="gr2" draw:text-style-name="P2" draw:layer="layout" svg:x1="18.5cm" svg:y1="11.5cm" svg:x2="19.5cm" svg:y2="13cm">
            <text:p/>
          </draw:line>
          <draw:custom-shape draw:style-name="gr3" draw:text-style-name="P5" draw:layer="layout" svg:width="1cm" svg:height="1cm" svg:x="15cm" svg:y="8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9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1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.5cm" svg:x2="13.5cm" svg:y2="10cm">
            <text:p/>
          </draw:line>
          <draw:line draw:style-name="gr2" draw:text-style-name="P2" draw:layer="layout" svg:x1="14.5cm" svg:y1="11.5cm" svg:x2="13.5cm" svg:y2="13cm">
            <text:p/>
          </draw:line>
          <draw:line draw:style-name="gr2" draw:text-style-name="P2" draw:layer="layout" svg:x1="15.5cm" svg:y1="13cm" svg:x2="14.5cm" svg:y2="11.5cm">
            <text:p/>
          </draw:line>
          <draw:custom-shape draw:style-name="gr3" draw:text-style-name="P5" draw:layer="layout" svg:width="1cm" svg:height="1cm" svg:x="12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12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1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12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bp01.png</text:p>
          </draw:text-box>
        </draw:frame>
        <draw:frame draw:style-name="gr6" draw:text-style-name="P6" draw:layer="layout" svg:width="7.75cm" svg:height="0.962cm" svg:x="1cm" svg:y="6.838cm">
          <draw:text-box>
            <text:p>imagens/abp-meses.png</text:p>
          </draw:text-box>
        </draw:frame>
        <draw:frame draw:style-name="gr6" draw:text-style-name="P6" draw:layer="layout" svg:width="7.25cm" svg:height="0.962cm" svg:x="11.7cm" svg:y="1.038cm">
          <draw:text-box>
            <text:p>imagens/abp02.png</text:p>
          </draw:text-box>
        </draw:frame>
        <draw:frame draw:style-name="gr6" draw:text-style-name="P6" draw:layer="layout" svg:width="7.25cm" svg:height="0.962cm" svg:x="11.5cm" svg:y="6.838cm">
          <draw:text-box>
            <text:p>imagens/abp03.png</text:p>
          </draw:text-box>
        </draw:frame>
        <draw:frame draw:style-name="gr7" draw:text-style-name="P7" draw:layer="layout" svg:width="8.215cm" svg:height="3.095cm" svg:x="19.785cm" svg:y="16cm">
          <draw:text-box>
            <text:p>Exportar</text:p>
            <text:p>PNG</text:p>
            <text:p>200 dpi</text:p>
            <text:p>largura 12cm ou altura 6cm</text:p>
          </draw:text-box>
        </draw:frame>
      </draw:page>
      <draw:page draw:name="page2" draw:style-name="dp1" draw:master-page-name="Padrão">
        <draw:g>
          <draw:custom-shape draw:style-name="gr8" draw:text-style-name="P8" draw:layer="measurelines" svg:width="15.25cm" svg:height="4.5cm" svg:x="1.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measurelines" svg:x1="14cm" svg:y1="8.5cm" svg:x2="12cm" svg:y2="10cm">
            <text:p/>
          </draw:line>
          <draw:line draw:style-name="gr2" draw:text-style-name="P3" draw:layer="measurelines" svg:x1="14cm" svg:y1="8.5cm" svg:x2="16cm" svg:y2="10cm">
            <text:p/>
          </draw:line>
          <draw:line draw:style-name="gr2" draw:text-style-name="P3" draw:layer="measurelines" svg:x1="12cm" svg:y1="10cm" svg:x2="11cm" svg:y2="11.5cm">
            <text:p/>
          </draw:line>
          <draw:custom-shape draw:style-name="gr3" draw:text-style-name="P5" draw:layer="measurelines" svg:width="1cm" svg:height="1cm" svg:x="13.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0.5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1.5cm" svg:y="9.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16cm" svg:y1="10cm" svg:x2="15cm" svg:y2="11.5cm">
            <text:p/>
          </draw:line>
          <draw:custom-shape draw:style-name="gr3" draw:text-style-name="P5" draw:layer="measurelines" svg:width="1cm" svg:height="1cm" svg:x="14.5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5.5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5.5cm" svg:y1="8.5cm" svg:x2="3.5cm" svg:y2="10cm">
            <text:p/>
          </draw:line>
          <draw:line draw:style-name="gr2" draw:text-style-name="P3" draw:layer="measurelines" svg:x1="5.5cm" svg:y1="8.5cm" svg:x2="7.5cm" svg:y2="10cm">
            <text:p/>
          </draw:line>
          <draw:line draw:style-name="gr2" draw:text-style-name="P3" draw:layer="measurelines" svg:x1="3.5cm" svg:y1="10cm" svg:x2="2.5cm" svg:y2="11.5cm">
            <text:p/>
          </draw:line>
          <draw:custom-shape draw:style-name="gr3" draw:text-style-name="P5" draw:layer="measurelines" svg:width="1cm" svg:height="1cm" svg:x="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2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4.5cm" svg:y1="11.5cm" svg:x2="3.5cm" svg:y2="10cm">
            <text:p/>
          </draw:line>
          <draw:custom-shape draw:style-name="gr3" draw:text-style-name="P5" draw:layer="measurelines" svg:width="1cm" svg:height="1cm" svg:x="4cm" svg:y="11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7.5cm" svg:y1="10cm" svg:x2="6.5cm" svg:y2="11.5cm">
            <text:p/>
          </draw:line>
          <draw:custom-shape draw:style-name="gr3" draw:text-style-name="P5" draw:layer="measurelines" svg:width="1cm" svg:height="1cm" svg:x="6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7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measurelines" svg:width="1.25cm" svg:height="0.5cm" svg:x="1.75cm" svg:y="9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8" draw:layer="layout" svg:width="15.5cm" svg:height="6cm" svg:x="0.7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4.5cm" svg:y1="2.25cm" svg:x2="2.5cm" svg:y2="3.75cm">
            <text:p/>
          </draw:line>
          <draw:line draw:style-name="gr2" draw:text-style-name="P3" draw:layer="layout" svg:x1="4.5cm" svg:y1="2.25cm" svg:x2="6.5cm" svg:y2="3.75cm">
            <text:p/>
          </draw:line>
          <draw:line draw:style-name="gr2" draw:text-style-name="P3" draw:layer="layout" svg:x1="2.5cm" svg:y1="3.75cm" svg:x2="1.5cm" svg:y2="5.25cm">
            <text:p/>
          </draw:line>
          <draw:custom-shape draw:style-name="gr3" draw:text-style-name="P5" draw:layer="layout" svg:width="1cm" svg:height="1cm" svg:x="4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3.5cm" svg:y1="5.25cm" svg:x2="2.5cm" svg:y2="3.75cm">
            <text:p/>
          </draw:line>
          <draw:line draw:style-name="gr11" draw:text-style-name="P2" draw:layer="layout" svg:x1="4.5cm" svg:y1="6.75cm" svg:x2="3.5cm" svg:y2="5.25cm">
            <text:p/>
          </draw:line>
          <draw:custom-shape draw:style-name="gr3" draw:text-style-name="P5" draw:layer="layout" svg:width="1cm" svg:height="1cm" svg:x="3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5cm" svg:y1="3.75cm" svg:x2="5.5cm" svg:y2="5.25cm">
            <text:p/>
          </draw:line>
          <draw:custom-shape draw:style-name="gr3" draw:text-style-name="P5" draw:layer="layout" svg:width="1cm" svg:height="1cm" svg:x="5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2.25cm" svg:x2="11.5cm" svg:y2="3.75cm">
            <text:p/>
          </draw:line>
          <draw:line draw:style-name="gr2" draw:text-style-name="P3" draw:layer="layout" svg:x1="13.5cm" svg:y1="2.25cm" svg:x2="15.5cm" svg:y2="3.75cm">
            <text:p/>
          </draw:line>
          <draw:line draw:style-name="gr2" draw:text-style-name="P3" draw:layer="layout" svg:x1="11.5cm" svg:y1="3.75cm" svg:x2="10.5cm" svg:y2="5.25cm">
            <text:p/>
          </draw:line>
          <draw:custom-shape draw:style-name="gr3" draw:text-style-name="P5" draw:layer="layout" svg:width="1cm" svg:height="1cm" svg:x="13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5.25cm" svg:x2="11.5cm" svg:y2="3.75cm">
            <text:p/>
          </draw:line>
          <draw:line draw:style-name="gr2" draw:text-style-name="P2" draw:layer="layout" svg:x1="13.5cm" svg:y1="6.75cm" svg:x2="12.5cm" svg:y2="5.25cm">
            <text:p/>
          </draw:line>
          <draw:custom-shape draw:style-name="gr3" draw:text-style-name="P5" draw:layer="layout" svg:width="1cm" svg:height="1cm" svg:x="12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1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6.2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5.5cm" svg:y1="3.75cm" svg:x2="14.5cm" svg:y2="5.25cm">
            <text:p/>
          </draw:line>
          <draw:custom-shape draw:style-name="gr3" draw:text-style-name="P5" draw:layer="layout" svg:width="1cm" svg:height="1cm" svg:x="14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.75cm" svg:y="2.479cm">
            <draw:text-box>
              <text:p text:style-name="P10"><text:span text:style-name="T2">&lt;</text:span></text:p>
            </draw:text-box>
          </draw:frame>
          <draw:frame draw:style-name="gr13" draw:text-style-name="P11" draw:layer="layout" svg:width="1.035cm" svg:height="0.771cm" svg:x="2.865cm" svg:y="3.98cm">
            <draw:text-box>
              <text:p text:style-name="P10"><text:span text:style-name="T2">&gt;=</text:span></text:p>
            </draw:text-box>
          </draw:frame>
          <draw:frame draw:style-name="gr13" draw:text-style-name="P11" draw:layer="layout" svg:width="1.035cm" svg:height="0.771cm" svg:x="4.065cm" svg:y="5.781cm">
            <draw:text-box>
              <text:p text:style-name="P10"><text:span text:style-name="T2">&gt;=</text:span></text:p>
            </draw:text-box>
          </draw:frame>
        </draw:g>
        <draw:g>
          <draw:custom-shape draw:style-name="gr14" draw:text-style-name="P1" draw:layer="layout" svg:width="6.5cm" svg:height="4.5cm" svg:x="18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3" draw:layer="layout" svg:x1="20.5cm" svg:y1="4cm" svg:x2="19.5cm" svg:y2="5.5cm">
            <text:p/>
          </draw:line>
          <draw:custom-shape draw:style-name="gr3" draw:text-style-name="P5" draw:layer="layout" svg:width="1cm" svg:height="1cm" svg:x="22cm" svg:y="2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21.5cm" svg:y1="5.5cm" svg:x2="20.5cm" svg:y2="4cm">
            <text:p/>
          </draw:line>
          <draw:custom-shape draw:style-name="gr3" draw:text-style-name="P5" draw:layer="layout" svg:width="1cm" svg:height="1cm" svg:x="21cm" svg:y="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0cm" svg:y="3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5cm" svg:y1="4cm" svg:x2="23.5cm" svg:y2="5.5cm">
            <text:p/>
          </draw:line>
          <draw:custom-shape draw:style-name="gr3" draw:text-style-name="P5" draw:layer="layout" svg:width="1cm" svg:height="1cm" svg:x="23cm" svg:y="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0.75cm" svg:y="2.729cm">
            <draw:text-box>
              <text:p text:style-name="P10"><text:span text:style-name="T2">&lt;</text:span></text:p>
            </draw:text-box>
          </draw:frame>
          <draw:frame draw:style-name="gr12" draw:text-style-name="P11" draw:layer="layout" svg:width="0.793cm" svg:height="0.771cm" svg:x="20.865cm" svg:y="4.23cm">
            <draw:text-box>
              <text:p text:style-name="P10"><text:span text:style-name="T2">&gt;</text:span></text:p>
            </draw:text-box>
          </draw:frame>
          <draw:frame draw:style-name="gr13" draw:text-style-name="P11" draw:layer="layout" svg:width="1.035cm" svg:height="0.771cm" svg:x="21.85cm" svg:y="5.1cm">
            <draw:text-box>
              <text:p text:style-name="P10"><text:span text:style-name="T2">==</text:span></text:p>
            </draw:text-box>
          </draw:frame>
        </draw:g>
        <draw:g>
          <draw:custom-shape draw:style-name="gr15" draw:text-style-name="P8" draw:layer="layout" svg:width="15cm" svg:height="6cm" svg:x="13.7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8cm" svg:y1="17.5cm" svg:x2="27cm" svg:y2="16cm">
            <text:p/>
          </draw:line>
          <draw:custom-shape draw:style-name="gr3" draw:text-style-name="P5" draw:layer="layout" svg:width="1cm" svg:height="1cm" svg:x="27.5cm" svg:y="17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cm" svg:y1="14.5cm" svg:x2="23cm" svg:y2="16cm">
            <text:p/>
          </draw:line>
          <draw:line draw:style-name="gr2" draw:text-style-name="P3" draw:layer="layout" svg:x1="25cm" svg:y1="14.5cm" svg:x2="27cm" svg:y2="16cm">
            <text:p/>
          </draw:line>
          <draw:custom-shape draw:style-name="gr3" draw:text-style-name="P5" draw:layer="layout" svg:width="1cm" svg:height="1cm" svg:x="24.5cm" svg:y="14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.5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7cm" svg:y1="16cm" svg:x2="26cm" svg:y2="17.5cm">
            <text:p/>
          </draw:line>
          <draw:custom-shape draw:style-name="gr3" draw:text-style-name="P5" draw:layer="layout" svg:width="1cm" svg:height="1cm" svg:x="25.5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.5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5cm" svg:x2="14.5cm" svg:y2="16cm">
            <text:p/>
          </draw:line>
          <draw:line draw:style-name="gr2" draw:text-style-name="P3" draw:layer="layout" svg:x1="16.5cm" svg:y1="14.5cm" svg:x2="18.5cm" svg:y2="16cm">
            <text:p/>
          </draw:line>
          <draw:line draw:style-name="gr2" draw:text-style-name="P3" draw:layer="layout" svg:x1="17.5cm" svg:y1="17.5cm" svg:x2="16.5cm" svg:y2="19cm">
            <text:p/>
          </draw:line>
          <draw:custom-shape draw:style-name="gr3" draw:text-style-name="P5" draw:layer="layout" svg:width="1cm" svg:height="1cm" svg:x="16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18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5cm" svg:y1="16cm" svg:x2="17.5cm" svg:y2="17.5cm">
            <text:p/>
          </draw:line>
          <draw:custom-shape draw:style-name="gr3" draw:text-style-name="P5" draw:layer="layout" svg:width="1cm" svg:height="1cm" svg:x="17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1.25cm" svg:height="0.5cm" svg:x="14.75cm" svg:y="14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01cm" svg:y1="17.501cm" svg:x2="18.501cm" svg:y2="16.001cm">
            <text:p/>
          </draw:line>
          <draw:custom-shape draw:style-name="gr3" draw:text-style-name="P5" draw:layer="layout" svg:width="1cm" svg:height="1cm" svg:x="19.001cm" svg:y="17.001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5cm" svg:height="1cm" svg:x="0.5cm" svg:y="0.5cm">
          <draw:text-box>
            <text:p>imagens/abp-insercao.png</text:p>
          </draw:text-box>
        </draw:frame>
        <draw:frame draw:style-name="gr16" draw:text-style-name="P6" draw:layer="layout" svg:width="8.25cm" svg:height="1cm" svg:x="18.75cm" svg:y="1cm">
          <draw:text-box>
            <text:p>imagens/abp-busca.png</text:p>
          </draw:text-box>
        </draw:frame>
        <draw:frame draw:style-name="gr16" draw:text-style-name="P6" draw:layer="layout" svg:width="8.5cm" svg:height="1cm" svg:x="1.25cm" svg:y="7cm">
          <draw:text-box>
            <text:p>imagens/abp-remocao1.png</text:p>
          </draw:text-box>
        </draw:frame>
        <draw:frame draw:style-name="gr16" draw:text-style-name="P6" draw:layer="layout" svg:width="8.5cm" svg:height="1cm" svg:x="13.25cm" svg:y="12.75cm">
          <draw:text-box>
            <text:p>imagens/abp-remocao2.png</text:p>
          </draw:text-box>
        </draw:frame>
      </draw:page>
      <draw:page draw:name="page3" draw:style-name="dp1" draw:master-page-name="Padrão"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5cm" svg:y="2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6.5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5.5cm" svg:y1="7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cm" svg:y1="4cm" svg:x2="2.5cm" svg:y2="5.5cm">
            <text:p/>
          </draw:line>
          <draw:custom-shape draw:style-name="gr3" draw:text-style-name="P5" draw:layer="layout" svg:width="1cm" svg:height="1cm" svg:x="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7cm" svg:x2="6.5cm" svg:y2="5.5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vl01.png</text:p>
          </draw:text-box>
        </draw:frame>
        <draw:g>
          <draw:custom-shape draw:style-name="gr18" draw:text-style-name="P1" draw:layer="layout" svg:width="7.5cm" svg:height="4.538cm" svg:x="1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462cm" svg:x2="13.5cm" svg:y2="3.962cm">
            <text:p/>
          </draw:line>
          <draw:line draw:style-name="gr2" draw:text-style-name="P3" draw:layer="layout" svg:x1="15.5cm" svg:y1="2.462cm" svg:x2="17.5cm" svg:y2="3.962cm">
            <text:p/>
          </draw:line>
          <draw:line draw:style-name="gr2" draw:text-style-name="P3" draw:layer="layout" svg:x1="17.5cm" svg:y1="3.962cm" svg:x2="16.5cm" svg:y2="5.462cm">
            <text:p/>
          </draw:line>
          <draw:custom-shape draw:style-name="gr3" draw:text-style-name="P5" draw:layer="layout" svg:width="1cm" svg:height="1cm" svg:x="15cm" svg:y="1.9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462cm" svg:x2="13.5cm" svg:y2="3.962cm">
            <text:p/>
          </draw:line>
          <draw:custom-shape draw:style-name="gr3" draw:text-style-name="P5" draw:layer="layout" svg:width="1cm" svg:height="1cm" svg:x="14cm" svg:y="4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5cm" svg:y1="3.962cm" svg:x2="12.5cm" svg:y2="5.462cm">
            <text:p/>
          </draw:line>
          <draw:custom-shape draw:style-name="gr3" draw:text-style-name="P5" draw:layer="layout" svg:width="1cm" svg:height="1cm" svg:x="12cm" svg:y="4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3.962cm" svg:x2="18.5cm" svg:y2="5.462cm">
            <text:p/>
          </draw:line>
          <draw:custom-shape draw:style-name="gr3" draw:text-style-name="P5" draw:layer="layout" svg:width="1cm" svg:height="1cm" svg:x="18cm" svg:y="4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462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4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5cm" svg:y="1cm">
          <draw:text-box>
            <text:p>imagens/avl02.png</text:p>
          </draw:text-box>
        </draw:frame>
        <draw:frame draw:style-name="gr6" draw:text-style-name="P6" draw:layer="layout" svg:width="7.25cm" svg:height="0.962cm" svg:x="11.5cm" svg:y="8cm">
          <draw:text-box>
            <text:p>imagens/avl04.png</text:p>
          </draw:text-box>
        </draw:frame>
        <draw:g>
          <draw:custom-shape draw:style-name="gr19" draw:text-style-name="P1" draw:layer="layout" svg:width="7.5cm" svg:height="9.038cm" svg:x="1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9.5cm" svg:x2="12.5cm" svg:y2="11.038cm">
            <text:p/>
          </draw:line>
          <draw:line draw:style-name="gr2" draw:text-style-name="P3" draw:layer="layout" svg:x1="13.5cm" svg:y1="9.538cm" svg:x2="14.5cm" svg:y2="11cm">
            <text:p/>
          </draw:line>
          <draw:custom-shape draw:style-name="gr3" draw:text-style-name="P5" draw:layer="layout" svg:width="1cm" svg:height="1cm" svg:x="13cm" svg:y="9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0.5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4cm" svg:y="10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038cm" svg:x2="15.5cm" svg:y2="12.538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15.538cm" svg:x2="16.5cm" svg:y2="14.038cm">
            <text:p/>
          </draw:line>
          <draw:line draw:style-name="gr2" draw:text-style-name="P2" draw:layer="layout" svg:x1="18.5cm" svg:y1="17.038cm" svg:x2="17.5cm" svg:y2="15.538cm">
            <text:p/>
          </draw:line>
          <draw:custom-shape draw:style-name="gr3" draw:text-style-name="P5" draw:layer="layout" svg:width="1cm" svg:height="1cm" svg:x="16cm" svg:y="13.538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5.0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6.5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8cm">
          <draw:text-box>
            <text:p>imagens/avl05.png</text:p>
          </draw:text-box>
        </draw:frame>
        <draw:g>
          <draw:custom-shape draw:style-name="gr20" draw:text-style-name="P1" draw:layer="layout" svg:width="7.5cm" svg:height="10.5cm" svg:x="0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5cm" svg:y1="9.5cm" svg:x2="2.5cm" svg:y2="11cm">
            <text:p/>
          </draw:line>
          <draw:line draw:style-name="gr2" draw:text-style-name="P3" draw:layer="layout" svg:x1="2.5cm" svg:y1="11cm" svg:x2="3.5cm" svg:y2="12.462cm">
            <text:p/>
          </draw:line>
          <draw:custom-shape draw:style-name="gr3" draw:text-style-name="P5" draw:layer="layout" svg:width="1cm" svg:height="1cm" svg:x="2cm" svg:y="10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9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.462cm" svg:x2="4.5cm" svg:y2="13.9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5.5cm" svg:x2="4.5cm" svg:y2="14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7cm" svg:x2="5.5cm" svg:y2="15.5cm">
            <text:p/>
          </draw:line>
          <draw:line draw:style-name="gr2" draw:text-style-name="P2" draw:layer="layout" svg:x1="7.5cm" svg:y1="18.5cm" svg:x2="6.5cm" svg:y2="17cm">
            <text:p/>
          </draw:line>
          <draw:custom-shape draw:style-name="gr3" draw:text-style-name="P5" draw:layer="layout" svg:width="1cm" svg:height="1cm" svg:x="5cm" svg:y="1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6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1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5.5cm" svg:height="4.538cm" svg:x="2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2.462cm" svg:x2="23.5cm" svg:y2="4cm">
            <text:p/>
          </draw:line>
          <draw:line draw:style-name="gr2" draw:text-style-name="P3" draw:layer="layout" svg:x1="24.5cm" svg:y1="2.462cm" svg:x2="25.5cm" svg:y2="4cm">
            <text:p/>
          </draw:line>
          <draw:line draw:style-name="gr2" draw:text-style-name="P3" draw:layer="layout" svg:x1="25.5cm" svg:y1="4cm" svg:x2="24.5cm" svg:y2="5.5cm">
            <text:p/>
          </draw:line>
          <draw:custom-shape draw:style-name="gr3" draw:text-style-name="P5" draw:layer="layout" svg:width="1cm" svg:height="1cm" svg:x="24cm" svg:y="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5cm" svg:y1="4cm" svg:x2="22.5cm" svg:y2="5.5cm">
            <text:p/>
          </draw:line>
          <draw:custom-shape draw:style-name="gr3" draw:text-style-name="P5" draw:layer="layout" svg:width="1cm" svg:height="1cm" svg:x="22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4cm" svg:x2="26.5cm" svg:y2="5.5cm">
            <text:p/>
          </draw:line>
          <draw:custom-shape draw:style-name="gr3" draw:text-style-name="P5" draw:layer="layout" svg:width="1cm" svg:height="1cm" svg:x="26cm" svg:y="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cm" svg:y="3.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5cm" svg:y="1cm">
          <draw:text-box>
            <text:p>imagens/avl06.png</text:p>
          </draw:text-box>
        </draw:frame>
        <draw:frame draw:style-name="gr6" draw:text-style-name="P6" draw:layer="layout" svg:width="7.25cm" svg:height="0.962cm" svg:x="20.75cm" svg:y="8.712cm">
          <draw:text-box>
            <text:p>imagens/splay01.png</text:p>
          </draw:text-box>
        </draw:frame>
        <draw:g>
          <draw:custom-shape draw:style-name="gr22" draw:text-style-name="P1" draw:layer="layout" svg:width="7cm" svg:height="6.038cm" svg:x="21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0.462cm" svg:x2="22.5cm" svg:y2="12cm">
            <text:p/>
          </draw:line>
          <draw:line draw:style-name="gr2" draw:text-style-name="P3" draw:layer="layout" svg:x1="23.5cm" svg:y1="10.462cm" svg:x2="24.5cm" svg:y2="12cm">
            <text:p/>
          </draw:line>
          <draw:line draw:style-name="gr2" draw:text-style-name="P3" draw:layer="layout" svg:x1="24.5cm" svg:y1="12cm" svg:x2="23.5cm" svg:y2="13.5cm">
            <text:p/>
          </draw:line>
          <draw:custom-shape draw:style-name="gr3" draw:text-style-name="P5" draw:layer="layout" svg:width="1cm" svg:height="1cm" svg:x="23cm" svg:y="9.9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cm" svg:y="11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5cm" svg:y1="12cm" svg:x2="25.5cm" svg:y2="13.5cm">
            <text:p/>
          </draw:line>
          <draw:custom-shape draw:style-name="gr3" draw:text-style-name="P5" draw:layer="layout" svg:width="1cm" svg:height="1cm" svg:x="24cm" svg:y="11.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13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13.5cm" svg:x2="26.5cm" svg:y2="15cm">
            <text:p/>
          </draw:line>
          <draw:custom-shape draw:style-name="gr3" draw:text-style-name="P5" draw:layer="layout" svg:width="1cm" svg:height="1cm" svg:x="25cm" svg:y="13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2" draw:layer="layout" svg:width="1.014cm" svg:height="0.564cm" svg:x="24cm" svg:y="10.2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5cm" svg:y="11.7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2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7cm" svg:y="14.712cm">
            <draw:text-box>
              <text:p><text:span text:style-name="T3">0/10</text:span></text:p>
            </draw:text-box>
          </draw:frame>
          <draw:frame draw:style-name="gr23" draw:text-style-name="P12" draw:layer="layout" svg:width="1.014cm" svg:height="0.564cm" svg:x="26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0.986cm" svg:y="11.712cm">
            <draw:text-box>
              <text:p><text:span text:style-name="T3">2/10</text:span></text:p>
            </draw:text-box>
          </draw:frame>
        </draw:g>
      </draw:page>
      <draw:page draw:name="page4" draw:style-name="dp1" draw:master-page-name="Padrão">
        <draw:frame draw:style-name="gr6" draw:text-style-name="P6" draw:layer="layout" svg:width="7.25cm" svg:height="0.962cm" svg:x="0.736cm" svg:y="0.712cm">
          <draw:text-box>
            <text:p>imagens/avl07.png</text:p>
          </draw:text-box>
        </draw:frame>
        <draw:g>
          <draw:custom-shape draw:style-name="gr24" draw:text-style-name="P1" draw:layer="layout" svg:width="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486cm" svg:y1="2.462cm" svg:x2="2.486cm" svg:y2="4cm">
            <text:p/>
          </draw:line>
          <draw:line draw:style-name="gr2" draw:text-style-name="P3" draw:layer="layout" svg:x1="3.486cm" svg:y1="2.462cm" svg:x2="4.486cm" svg:y2="4cm">
            <text:p/>
          </draw:line>
          <draw:custom-shape draw:style-name="gr3" draw:text-style-name="P5" draw:layer="layout" svg:width="1cm" svg:height="1cm" svg:x="2.986cm" svg:y="1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86cm" svg:y1="4cm" svg:x2="5.486cm" svg:y2="5.5cm">
            <text:p/>
          </draw:line>
          <draw:custom-shape draw:style-name="gr3" draw:text-style-name="P5" draw:layer="layout" svg:width="1cm" svg:height="1cm" svg:x="3.986cm" svg:y="3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.986cm" svg:y="5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4cm" svg:x2="1.5cm" svg:y2="5.538cm">
            <text:p/>
          </draw:line>
          <draw:custom-shape draw:style-name="gr3" draw:text-style-name="P5" draw:layer="layout" svg:width="1cm" svg:height="1cm" svg:x="1cm" svg:y="5.0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486cm" svg:y1="4cm" svg:x2="3.486cm" svg:y2="5.5cm">
            <text:p/>
          </draw:line>
          <draw:custom-shape draw:style-name="gr3" draw:text-style-name="P5" draw:layer="layout" svg:width="1cm" svg:height="1cm" svg:x="1.986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5.462cm" svg:x2="2.514cm" svg:y2="7cm">
            <text:p/>
          </draw:line>
          <draw:custom-shape draw:style-name="gr3" draw:text-style-name="P5" draw:layer="layout" svg:width="1cm" svg:height="1cm" svg:x="2.014cm" svg:y="6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986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75cm" svg:y="0.75cm">
          <draw:text-box>
            <text:p>imagens/avl07b.png</text:p>
          </draw:text-box>
        </draw:frame>
        <draw:g>
          <draw:custom-shape draw:style-name="gr24" draw:text-style-name="P1" draw:layer="layout" svg:width="5.5cm" svg:height="6cm" svg:x="7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.038cm">
            <text:p/>
          </draw:line>
          <draw:line draw:style-name="gr2" draw:text-style-name="P3" draw:layer="layout" svg:x1="10.5cm" svg:y1="2.5cm" svg:x2="11.5cm" svg:y2="4.038cm">
            <text:p/>
          </draw:line>
          <draw:custom-shape draw:style-name="gr25" draw:text-style-name="P13" draw:layer="layout" svg:width="1cm" svg:height="1cm" svg:x="10cm" svg:y="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4.038cm" svg:x2="12.5cm" svg:y2="5.538cm">
            <text:p/>
          </draw:line>
          <draw:custom-shape draw:style-name="gr25" draw:text-style-name="P13" draw:layer="layout" svg:width="1cm" svg:height="1cm" svg:x="11cm" svg:y="3.5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cm" svg:y="5.0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14cm" svg:y1="4.038cm" svg:x2="8.514cm" svg:y2="5.576cm">
            <text:p/>
          </draw:line>
          <draw:custom-shape draw:style-name="gr25" draw:text-style-name="P13" draw:layer="layout" svg:width="1cm" svg:height="1cm" svg:x="8.014cm" svg:y="5.076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.038cm" svg:x2="10.5cm" svg:y2="5.538cm">
            <text:p/>
          </draw:line>
          <draw:custom-shape draw:style-name="gr25" draw:text-style-name="P13" draw:layer="layout" svg:width="1cm" svg:height="1cm" svg:x="9cm" svg:y="3.538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28cm" svg:y1="5.5cm" svg:x2="9.528cm" svg:y2="7.038cm">
            <text:p/>
          </draw:line>
          <draw:custom-shape draw:style-name="gr25" draw:text-style-name="P13" draw:layer="layout" svg:width="1cm" svg:height="1cm" svg:x="9.028cm" svg:y="6.538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cm" svg:y="5.038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4.75cm" svg:y="0.75cm">
          <draw:text-box>
            <text:p>imagens/avl07c.png</text:p>
          </draw:text-box>
        </draw:frame>
        <draw:g>
          <draw:custom-shape draw:style-name="gr26" draw:text-style-name="P1" draw:layer="layout" svg:width="5.75cm" svg:height="6cm" svg:x="14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5cm" svg:y1="2.5cm" svg:x2="16.5cm" svg:y2="4.038cm">
            <text:p/>
          </draw:line>
          <draw:line draw:style-name="gr2" draw:text-style-name="P3" draw:layer="layout" svg:x1="17.5cm" svg:y1="2.5cm" svg:x2="18.5cm" svg:y2="4.038cm">
            <text:p/>
          </draw:line>
          <draw:custom-shape draw:style-name="gr25" draw:text-style-name="P13" draw:layer="layout" svg:width="1cm" svg:height="1cm" svg:x="17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.038cm" svg:x2="19.5cm" svg:y2="5.538cm">
            <text:p/>
          </draw:line>
          <draw:custom-shape draw:style-name="gr25" draw:text-style-name="P13" draw:layer="layout" svg:width="1cm" svg:height="1cm" svg:x="18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9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14cm" svg:y1="4.038cm" svg:x2="15.514cm" svg:y2="5.576cm">
            <text:p/>
          </draw:line>
          <draw:custom-shape draw:style-name="gr25" draw:text-style-name="P13" draw:layer="layout" svg:width="1cm" svg:height="1cm" svg:x="15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.038cm" svg:x2="17.5cm" svg:y2="5.538cm">
            <text:p/>
          </draw:line>
          <draw:custom-shape draw:style-name="gr25" draw:text-style-name="P13" draw:layer="layout" svg:width="1cm" svg:height="1cm" svg:x="16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28cm" svg:y1="5.5cm" svg:x2="16.528cm" svg:y2="7.038cm">
            <text:p/>
          </draw:line>
          <draw:custom-shape draw:style-name="gr25" draw:text-style-name="P13" draw:layer="layout" svg:width="1cm" svg:height="1cm" svg:x="16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5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6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4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8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6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7.365cm" svg:y="3.774cm">
            <draw:text-box>
              <text:p><text:span text:style-name="T3">+1</text:span></text:p>
            </draw:text-box>
          </draw:frame>
        </draw:g>
        <draw:g>
          <draw:custom-shape draw:style-name="gr30" draw:text-style-name="P1" draw:layer="layout" svg:width="5.5cm" svg:height="6.038cm" svg:x="0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10.5cm" svg:x2="2.5cm" svg:y2="11.962cm">
            <text:p/>
          </draw:line>
          <draw:line draw:style-name="gr2" draw:text-style-name="P3" draw:layer="layout" svg:x1="3.5cm" svg:y1="10.5cm" svg:x2="4.5cm" svg:y2="12cm">
            <text:p/>
          </draw:line>
          <draw:line draw:style-name="gr2" draw:text-style-name="P3" draw:layer="layout" svg:x1="5.5cm" svg:y1="13.5cm" svg:x2="4.5cm" svg:y2="15cm">
            <text:p/>
          </draw:line>
          <draw:custom-shape draw:style-name="gr3" draw:text-style-name="P5" draw:layer="layout" svg:width="1cm" svg:height="1cm" svg:x="3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3.462cm" svg:x2="2.5cm" svg:y2="11.962cm">
            <text:p/>
          </draw:line>
          <draw:custom-shape draw:style-name="gr3" draw:text-style-name="P5" draw:layer="layout" svg:width="1cm" svg:height="1cm" svg:x="3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.5cm" svg:y1="11.962cm" svg:x2="1.5cm" svg:y2="13.462cm">
            <text:p/>
          </draw:line>
          <draw:custom-shape draw:style-name="gr3" draw:text-style-name="P5" draw:layer="layout" svg:width="1cm" svg:height="1cm" svg:x="1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962cm" svg:x2="5.5cm" svg:y2="13.462cm">
            <text:p/>
          </draw:line>
          <draw:custom-shape draw:style-name="gr3" draw:text-style-name="P5" draw:layer="layout" svg:width="1cm" svg:height="1cm" svg:x="5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9cm">
          <draw:text-box>
            <text:p>imagens/avl03.png</text:p>
          </draw:text-box>
        </draw:frame>
        <draw:g>
          <draw:custom-shape draw:style-name="gr30" draw:text-style-name="P1" draw:layer="layout" svg:width="5.5cm" svg:height="6.038cm" svg:x="7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10.5cm" svg:x2="9.5cm" svg:y2="11.962cm">
            <text:p/>
          </draw:line>
          <draw:line draw:style-name="gr2" draw:text-style-name="P3" draw:layer="layout" svg:x1="10.5cm" svg:y1="10.5cm" svg:x2="11.5cm" svg:y2="12cm">
            <text:p/>
          </draw:line>
          <draw:line draw:style-name="gr2" draw:text-style-name="P3" draw:layer="layout" svg:x1="12.5cm" svg:y1="13.5cm" svg:x2="11.5cm" svg:y2="15cm">
            <text:p/>
          </draw:line>
          <draw:custom-shape draw:style-name="gr25" draw:text-style-name="P13" draw:layer="layout" svg:width="1cm" svg:height="1cm" svg:x="10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3.462cm" svg:x2="9.5cm" svg:y2="11.962cm">
            <text:p/>
          </draw:line>
          <draw:custom-shape draw:style-name="gr25" draw:text-style-name="P13" draw:layer="layout" svg:width="1cm" svg:height="1cm" svg:x="10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9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11.962cm" svg:x2="12.5cm" svg:y2="13.462cm">
            <text:p/>
          </draw:line>
          <draw:custom-shape draw:style-name="gr25" draw:text-style-name="P13" draw:layer="layout" svg:width="1cm" svg:height="1cm" svg:x="12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1cm" svg:height="1cm" svg:x="11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5cm" svg:y="9cm">
          <draw:text-box>
            <text:p>imagens/avl03b.png</text:p>
          </draw:text-box>
        </draw:frame>
        <draw:frame draw:style-name="gr6" draw:text-style-name="P6" draw:layer="layout" svg:width="7.25cm" svg:height="0.962cm" svg:x="14.5cm" svg:y="9cm">
          <draw:text-box>
            <text:p>imagens/avl03c.png</text:p>
          </draw:text-box>
        </draw:frame>
        <draw:g>
          <draw:g>
            <draw:custom-shape draw:style-name="gr30" draw:text-style-name="P1" draw:layer="layout" svg:width="5.5cm" svg:height="6.038cm" svg:x="14.75cm" svg:y="9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5cm" svg:y1="10.5cm" svg:x2="16.5cm" svg:y2="11.962cm">
              <text:p/>
            </draw:line>
            <draw:line draw:style-name="gr2" draw:text-style-name="P3" draw:layer="layout" svg:x1="17.5cm" svg:y1="10.5cm" svg:x2="18.5cm" svg:y2="12cm">
              <text:p/>
            </draw:line>
            <draw:line draw:style-name="gr2" draw:text-style-name="P3" draw:layer="layout" svg:x1="19.5cm" svg:y1="13.5cm" svg:x2="18.5cm" svg:y2="15cm">
              <text:p/>
            </draw:line>
            <draw:custom-shape draw:style-name="gr25" draw:text-style-name="P13" draw:layer="layout" svg:width="1cm" svg:height="1cm" svg:x="17cm" svg:y="10cm">
              <text:p text:style-name="P4"><text:span text:style-name="T1">4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13.462cm" svg:x2="16.5cm" svg:y2="11.962cm">
              <text:p/>
            </draw:line>
            <draw:custom-shape draw:style-name="gr25" draw:text-style-name="P13" draw:layer="layout" svg:width="1cm" svg:height="1cm" svg:x="17cm" svg:y="12.962cm">
              <text:p text:style-name="P4"><text:span text:style-name="T1">3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6.5cm" svg:y1="11.962cm" svg:x2="15.5cm" svg:y2="13.462cm">
              <text:p/>
            </draw:line>
            <draw:custom-shape draw:style-name="gr25" draw:text-style-name="P13" draw:layer="layout" svg:width="1cm" svg:height="1cm" svg:x="15cm" svg:y="12.962cm">
              <text:p text:style-name="P4"><text:span text:style-name="T1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6cm" svg:y="11.462cm">
              <text:p text:style-name="P4"><text:span text:style-name="T1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8.5cm" svg:y1="11.962cm" svg:x2="19.5cm" svg:y2="13.462cm">
              <text:p/>
            </draw:line>
            <draw:custom-shape draw:style-name="gr25" draw:text-style-name="P13" draw:layer="layout" svg:width="1cm" svg:height="1cm" svg:x="19cm" svg:y="12.962cm">
              <text:p text:style-name="P4"><text:span text:style-name="T1">7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4" draw:layer="layout" svg:width="1cm" svg:height="1cm" svg:x="18cm" svg:y="11.462cm">
              <text:p text:style-name="P4"><text:span text:style-name="T1">5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8cm" svg:y="14.5cm">
              <text:p text:style-name="P4"><text:span text:style-name="T1">6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12" draw:layer="layout" svg:width="0.646cm" svg:height="0.564cm" svg:x="17.45cm" svg:y="14.7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35cm" svg:y="11.6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35cm" svg:y="13.1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4.45cm" svg:y="13.15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8.35cm" svg:y="13.15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6.35cm" svg:y="10.25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7.351cm" svg:y="11.65cm">
            <draw:text-box>
              <text:p><text:span text:style-name="T3">+2</text:span></text:p>
            </draw:text-box>
          </draw:frame>
        </draw:g>
      </draw:page>
      <draw:page draw:name="page5" draw:style-name="dp1" draw:master-page-name="Padrão">
        <draw:frame draw:style-name="gr6" draw:text-style-name="P6" draw:layer="layout" svg:width="7.25cm" svg:height="0.962cm" svg:x="0.75cm" svg:y="0.712cm">
          <draw:text-box>
            <text:p>imagens/avl08.png</text:p>
          </draw:text-box>
        </draw:frame>
        <draw:frame draw:style-name="gr6" draw:text-style-name="P6" draw:layer="layout" svg:width="7.25cm" svg:height="0.962cm" svg:x="10.75cm" svg:y="0.75cm">
          <draw:text-box>
            <text:p>imagens/avl08c.png</text:p>
          </draw:text-box>
        </draw:frame>
        <draw:frame draw:style-name="gr6" draw:text-style-name="P6" draw:layer="layout" svg:width="7.25cm" svg:height="0.962cm" svg:x="10.714cm" svg:y="10.75cm">
          <draw:text-box>
            <text:p>imagens/avl09c.png</text:p>
          </draw:text-box>
        </draw:frame>
        <draw:g>
          <draw:custom-shape draw:style-name="gr32" draw:text-style-name="P1" draw:layer="layout" svg:width="7.75cm" svg:height="4.5cm" svg:x="10.464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464cm" svg:y1="12.5cm" svg:x2="12.464cm" svg:y2="14.038cm">
            <text:p/>
          </draw:line>
          <draw:line draw:style-name="gr2" draw:text-style-name="P3" draw:layer="layout" svg:x1="14.464cm" svg:y1="12.5cm" svg:x2="16.464cm" svg:y2="14.038cm">
            <text:p/>
          </draw:line>
          <draw:custom-shape draw:style-name="gr25" draw:text-style-name="P13" draw:layer="layout" svg:width="1cm" svg:height="1cm" svg:x="13.96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7.464cm" svg:y2="15.5cm">
            <text:p/>
          </draw:line>
          <draw:custom-shape draw:style-name="gr25" draw:text-style-name="P13" draw:layer="layout" svg:width="1cm" svg:height="1cm" svg:x="16.964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78cm" svg:y1="14.038cm" svg:x2="11.478cm" svg:y2="15.576cm">
            <text:p/>
          </draw:line>
          <draw:custom-shape draw:style-name="gr25" draw:text-style-name="P13" draw:layer="layout" svg:width="1cm" svg:height="1cm" svg:x="10.978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64cm" svg:y1="14.038cm" svg:x2="13.464cm" svg:y2="15.538cm">
            <text:p/>
          </draw:line>
          <draw:custom-shape draw:style-name="gr25" draw:text-style-name="P13" draw:layer="layout" svg:width="1cm" svg:height="1cm" svg:x="11.964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5.464cm" svg:y2="15.538cm">
            <text:p/>
          </draw:line>
          <draw:custom-shape draw:style-name="gr25" draw:text-style-name="P13" draw:layer="layout" svg:width="1cm" svg:height="1cm" svg:x="14.964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.964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4.418cm" svg:y="1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28cm" svg:y="1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2.3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0.4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28cm" svg:y="1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28cm" svg:y="1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13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.964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75cm" svg:y="10.75cm">
          <draw:text-box>
            <text:p>imagens/avl09.png</text:p>
          </draw:text-box>
        </draw:frame>
        <draw:g>
          <draw:custom-shape draw:style-name="gr32" draw:text-style-name="P1" draw:layer="layout" svg:width="7.75cm" svg:height="4.5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2.5cm" svg:x2="2.5cm" svg:y2="14.038cm">
            <text:p/>
          </draw:line>
          <draw:line draw:style-name="gr2" draw:text-style-name="P3" draw:layer="layout" svg:x1="4.5cm" svg:y1="12.5cm" svg:x2="6.5cm" svg:y2="14.038cm">
            <text:p/>
          </draw:line>
          <draw:custom-shape draw:style-name="gr3" draw:text-style-name="P5" draw:layer="layout" svg:width="1cm" svg:height="1cm" svg:x="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7.5cm" svg:y2="15.5cm">
            <text:p/>
          </draw:line>
          <draw:custom-shape draw:style-name="gr3" draw:text-style-name="P5" draw:layer="layout" svg:width="1cm" svg:height="1cm" svg:x="7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14.038cm" svg:x2="1.514cm" svg:y2="15.576cm">
            <text:p/>
          </draw:line>
          <draw:custom-shape draw:style-name="gr3" draw:text-style-name="P5" draw:layer="layout" svg:width="1cm" svg:height="1cm" svg:x="1.014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038cm" svg:x2="3.5cm" svg:y2="15.538cm">
            <text:p/>
          </draw:line>
          <draw:custom-shape draw:style-name="gr3" draw:text-style-name="P5" draw:layer="layout" svg:width="1cm" svg:height="1cm" svg:x="2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5.5cm" svg:y2="15.538cm">
            <text:p/>
          </draw:line>
          <draw:custom-shape draw:style-name="gr3" draw:text-style-name="P5" draw:layer="layout" svg:width="1cm" svg:height="1cm" svg:x="5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" draw:layer="layout" svg:width="7.75cm" svg:height="6cm" svg:x="1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2.5cm" svg:x2="12.5cm" svg:y2="4.038cm">
            <text:p/>
          </draw:line>
          <draw:line draw:style-name="gr2" draw:text-style-name="P3" draw:layer="layout" svg:x1="14.5cm" svg:y1="2.5cm" svg:x2="16.5cm" svg:y2="4.038cm">
            <text:p/>
          </draw:line>
          <draw:custom-shape draw:style-name="gr25" draw:text-style-name="P13" draw:layer="layout" svg:width="1cm" svg:height="1cm" svg:x="1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7.5cm" svg:y2="5.5cm">
            <text:p/>
          </draw:line>
          <draw:custom-shape draw:style-name="gr25" draw:text-style-name="P13" draw:layer="layout" svg:width="1cm" svg:height="1cm" svg:x="1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14cm" svg:y1="4.038cm" svg:x2="11.514cm" svg:y2="5.576cm">
            <text:p/>
          </draw:line>
          <draw:custom-shape draw:style-name="gr25" draw:text-style-name="P13" draw:layer="layout" svg:width="1cm" svg:height="1cm" svg:x="11.014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.038cm" svg:x2="13.5cm" svg:y2="5.538cm">
            <text:p/>
          </draw:line>
          <draw:custom-shape draw:style-name="gr25" draw:text-style-name="P13" draw:layer="layout" svg:width="1cm" svg:height="1cm" svg:x="1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5.5cm" svg:y2="5.538cm">
            <text:p/>
          </draw:line>
          <draw:frame draw:style-name="gr27" draw:text-style-name="P12" draw:layer="layout" svg:width="0.646cm" svg:height="0.564cm" svg:x="14.454cm" svg:y="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0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64cm" svg:y="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64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4cm" svg:y="3.786cm">
            <draw:text-box>
              <text:p><text:span text:style-name="T3">-1</text:span></text:p>
            </draw:text-box>
          </draw:frame>
          <draw:custom-shape draw:style-name="gr25" draw:text-style-name="P13" draw:layer="layout" svg:width="1cm" svg:height="1cm" svg:x="1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6.546cm" svg:y2="7cm">
            <text:p/>
          </draw:line>
          <draw:custom-shape draw:style-name="gr25" draw:text-style-name="P13" draw:layer="layout" svg:width="1cm" svg:height="1cm" svg:x="16.046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4.546cm" svg:y2="7.038cm">
            <text:p/>
          </draw:line>
          <draw:custom-shape draw:style-name="gr25" draw:text-style-name="P13" draw:layer="layout" svg:width="1cm" svg:height="1cm" svg:x="14.046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5cm" svg:y="6.78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51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5.5cm" svg:x2="12.5cm" svg:y2="7.038cm">
            <text:p/>
          </draw:line>
          <draw:custom-shape draw:style-name="gr25" draw:text-style-name="P13" draw:layer="layout" svg:width="1cm" svg:height="1cm" svg:x="12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1.454cm" svg:y="6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3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1" draw:layer="layout" svg:width="7.536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36cm" svg:y1="2.5cm" svg:x2="2.536cm" svg:y2="4.038cm">
            <text:p/>
          </draw:line>
          <draw:line draw:style-name="gr2" draw:text-style-name="P3" draw:layer="layout" svg:x1="4.536cm" svg:y1="2.5cm" svg:x2="6.536cm" svg:y2="4.038cm">
            <text:p/>
          </draw:line>
          <draw:custom-shape draw:style-name="gr3" draw:text-style-name="P5" draw:layer="layout" svg:width="1cm" svg:height="1cm" svg:x="4.036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7.536cm" svg:y2="5.5cm">
            <text:p/>
          </draw:line>
          <draw:custom-shape draw:style-name="gr3" draw:text-style-name="P5" draw:layer="layout" svg:width="1cm" svg:height="1cm" svg:x="7.036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5cm" svg:y1="4.038cm" svg:x2="1.55cm" svg:y2="5.576cm">
            <text:p/>
          </draw:line>
          <draw:custom-shape draw:style-name="gr3" draw:text-style-name="P5" draw:layer="layout" svg:width="1cm" svg:height="1cm" svg:x="1.05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36cm" svg:y1="4.038cm" svg:x2="3.536cm" svg:y2="5.538cm">
            <text:p/>
          </draw:line>
          <draw:custom-shape draw:style-name="gr3" draw:text-style-name="P5" draw:layer="layout" svg:width="1cm" svg:height="1cm" svg:x="2.036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5.536cm" svg:y2="5.538cm">
            <text:p/>
          </draw:line>
          <draw:custom-shape draw:style-name="gr3" draw:text-style-name="P5" draw:layer="layout" svg:width="1cm" svg:height="1cm" svg:x="6.03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6.582cm" svg:y2="7cm">
            <text:p/>
          </draw:line>
          <draw:custom-shape draw:style-name="gr3" draw:text-style-name="P5" draw:layer="layout" svg:width="1cm" svg:height="1cm" svg:x="6.082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4.582cm" svg:y2="7.038cm">
            <text:p/>
          </draw:line>
          <draw:custom-shape draw:style-name="gr3" draw:text-style-name="P5" draw:layer="layout" svg:width="1cm" svg:height="1cm" svg:x="4.082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.036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5.5cm" svg:x2="2.536cm" svg:y2="7.038cm">
            <text:p/>
          </draw:line>
          <draw:custom-shape draw:style-name="gr3" draw:text-style-name="P5" draw:layer="layout" svg:width="1cm" svg:height="1cm" svg:x="2.036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36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75cm" svg:y="4.712cm">
          <draw:text-box>
            <text:p>imagens/avl10.png</text:p>
          </draw:text-box>
        </draw:frame>
        <draw:frame draw:style-name="gr6" draw:text-style-name="P6" draw:layer="layout" svg:width="7.25cm" svg:height="0.962cm" svg:x="20.75cm" svg:y="12.788cm">
          <draw:text-box>
            <text:p>imagens/avl10c.png</text:p>
          </draw:text-box>
        </draw:frame>
        <draw:g>
          <draw:custom-shape draw:style-name="gr26" draw:text-style-name="P1" draw:layer="layout" svg:width="5.75cm" svg:height="6cm" svg:x="21.5cm" svg:y="13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14.538cm" svg:x2="22.5cm" svg:y2="16.076cm">
            <text:p/>
          </draw:line>
          <draw:line draw:style-name="gr2" draw:text-style-name="P3" draw:layer="layout" svg:x1="24.5cm" svg:y1="14.538cm" svg:x2="26.5cm" svg:y2="16.076cm">
            <text:p/>
          </draw:line>
          <draw:custom-shape draw:style-name="gr25" draw:text-style-name="P13" draw:layer="layout" svg:width="1cm" svg:height="1cm" svg:x="24cm" svg:y="14.038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cm" svg:y1="16.076cm" svg:x2="23.5cm" svg:y2="17.576cm">
            <text:p/>
          </draw:line>
          <draw:custom-shape draw:style-name="gr35" draw:text-style-name="P15" draw:layer="layout" svg:width="1cm" svg:height="1cm" svg:x="22cm" svg:y="15.576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cm" svg:y1="16.038cm" svg:x2="25.5cm" svg:y2="17.576cm">
            <text:p/>
          </draw:line>
          <draw:frame draw:style-name="gr27" draw:text-style-name="P12" draw:layer="layout" svg:width="0.646cm" svg:height="0.564cm" svg:x="24.454cm" svg:y="17.32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1.364cm" svg:y="15.812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22.364cm" svg:y="17.312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3.464cm" svg:y="14.212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4cm" svg:y="15.824cm">
            <draw:text-box>
              <text:p><text:span text:style-name="T3">-2</text:span></text:p>
            </draw:text-box>
          </draw:frame>
          <draw:custom-shape draw:style-name="gr35" draw:text-style-name="P15" draw:layer="layout" svg:width="1cm" svg:height="1cm" svg:x="26cm" svg:y="15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6.546cm" svg:y2="19.038cm">
            <text:p/>
          </draw:line>
          <draw:custom-shape draw:style-name="gr25" draw:text-style-name="P13" draw:layer="layout" svg:width="1cm" svg:height="1cm" svg:x="26.046cm" svg:y="18.538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4.546cm" svg:y2="19.076cm">
            <text:p/>
          </draw:line>
          <draw:custom-shape draw:style-name="gr25" draw:text-style-name="P13" draw:layer="layout" svg:width="1cm" svg:height="1cm" svg:x="24.046cm" svg:y="18.576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3.5cm" svg:y="18.82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25.51cm" svg:y="18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5cm" svg:y="17.076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cm" svg:y1="17.538cm" svg:x2="22.5cm" svg:y2="19.076cm">
            <text:p/>
          </draw:line>
          <draw:custom-shape draw:style-name="gr25" draw:text-style-name="P13" draw:layer="layout" svg:width="1cm" svg:height="1cm" svg:x="22cm" svg:y="18.576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1.454cm" svg:y="18.82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3cm" svg:y="17.076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5.5cm" svg:height="6cm" svg:x="21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36cm" svg:y1="6.5cm" svg:x2="22.536cm" svg:y2="8.038cm">
            <text:p/>
          </draw:line>
          <draw:line draw:style-name="gr2" draw:text-style-name="P3" draw:layer="layout" svg:x1="24.536cm" svg:y1="6.5cm" svg:x2="26.536cm" svg:y2="8.038cm">
            <text:p/>
          </draw:line>
          <draw:custom-shape draw:style-name="gr3" draw:text-style-name="P5" draw:layer="layout" svg:width="1cm" svg:height="1cm" svg:x="24.036cm" svg:y="6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36cm" svg:y1="8.038cm" svg:x2="23.536cm" svg:y2="9.538cm">
            <text:p/>
          </draw:line>
          <draw:custom-shape draw:style-name="gr3" draw:text-style-name="P5" draw:layer="layout" svg:width="1cm" svg:height="1cm" svg:x="22.036cm" svg:y="7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36cm" svg:y1="8cm" svg:x2="25.536cm" svg:y2="9.538cm">
            <text:p/>
          </draw:line>
          <draw:custom-shape draw:style-name="gr3" draw:text-style-name="P5" draw:layer="layout" svg:width="1cm" svg:height="1cm" svg:x="26.036cm" svg:y="7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6.582cm" svg:y2="11cm">
            <text:p/>
          </draw:line>
          <draw:custom-shape draw:style-name="gr3" draw:text-style-name="P5" draw:layer="layout" svg:width="1cm" svg:height="1cm" svg:x="26.082cm" svg:y="10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4.582cm" svg:y2="11.038cm">
            <text:p/>
          </draw:line>
          <draw:custom-shape draw:style-name="gr3" draw:text-style-name="P5" draw:layer="layout" svg:width="1cm" svg:height="1cm" svg:x="24.082cm" svg:y="10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.036cm" svg:y="9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36cm" svg:y1="9.5cm" svg:x2="22.536cm" svg:y2="11.038cm">
            <text:p/>
          </draw:line>
          <draw:custom-shape draw:style-name="gr3" draw:text-style-name="P5" draw:layer="layout" svg:width="1cm" svg:height="1cm" svg:x="22.036cm" svg:y="10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.036cm" svg:y="9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adrão">
        <draw:frame draw:style-name="gr6" draw:text-style-name="P6" draw:layer="layout" svg:width="7.25cm" svg:height="0.962cm" svg:x="1.25cm" svg:y="0.788cm">
          <draw:text-box>
            <text:p>imagens/avl11c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.038cm">
            <text:p/>
          </draw:line>
          <draw:line draw:style-name="gr2" draw:text-style-name="P3" draw:layer="layout" svg:x1="5.5cm" svg:y1="2.5cm" svg:x2="6.5cm" svg:y2="4.038cm">
            <text:p/>
          </draw:line>
          <draw:custom-shape draw:style-name="gr25" draw:text-style-name="P13" draw:layer="layout" svg:width="1cm" svg:height="1cm" svg:x="5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.038cm" svg:x2="7.5cm" svg:y2="5.538cm">
            <text:p/>
          </draw:line>
          <draw:custom-shape draw:style-name="gr25" draw:text-style-name="P13" draw:layer="layout" svg:width="1cm" svg:height="1cm" svg:x="6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4.5cm" svg:y1="4.038cm" svg:x2="5.5cm" svg:y2="5.538cm">
            <text:p/>
          </draw:line>
          <draw:custom-shape draw:style-name="gr25" draw:text-style-name="P13" draw:layer="layout" svg:width="1cm" svg:height="1cm" svg:x="4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28cm" svg:y1="5.5cm" svg:x2="4.528cm" svg:y2="7.038cm">
            <text:p/>
          </draw:line>
          <draw:custom-shape draw:style-name="gr25" draw:text-style-name="P13" draw:layer="layout" svg:width="1cm" svg:height="1cm" svg:x="4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5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3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3.364cm" svg:y="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5.274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6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5.365cm" svg:y="3.774cm">
            <draw:text-box>
              <text:p><text:span text:style-name="T3">+1</text:span></text:p>
            </draw:text-box>
          </draw:frame>
          <draw:line draw:style-name="gr2" draw:text-style-name="P2" draw:layer="layout" svg:x1="3.564cm" svg:y1="5.462cm" svg:x2="2.564cm" svg:y2="7cm">
            <text:p/>
          </draw:line>
          <draw:custom-shape draw:style-name="gr25" draw:text-style-name="P13" draw:layer="layout" svg:width="1cm" svg:height="1cm" svg:x="2.064cm" svg:y="6.5cm">
            <text:p text:style-name="P4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.5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0.788cm">
          <draw:text-box>
            <text:p>imagens/avl12c.png</text:p>
          </draw:text-box>
        </draw:frame>
        <draw:g>
          <draw:g>
            <draw:g>
              <draw:custom-shape draw:style-name="gr33" draw:text-style-name="P1" draw:layer="layout" svg:width="7.75cm" svg:height="6cm" svg:x="11.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15.5cm" svg:y1="2.5cm" svg:x2="14.5cm" svg:y2="4.038cm">
                <text:p/>
              </draw:line>
              <draw:line draw:style-name="gr2" draw:text-style-name="P3" draw:layer="layout" svg:x1="15.5cm" svg:y1="2.5cm" svg:x2="16.5cm" svg:y2="4.038cm">
                <text:p/>
              </draw:line>
              <draw:custom-shape draw:style-name="gr25" draw:text-style-name="P13" draw:layer="layout" svg:width="1cm" svg:height="1cm" svg:x="15cm" svg:y="2cm">
                <text:p text:style-name="P4"><text:span text:style-name="T1">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6.5cm" svg:y1="4.038cm" svg:x2="17.5cm" svg:y2="5.538cm">
                <text:p/>
              </draw:line>
              <draw:custom-shape draw:style-name="gr35" draw:text-style-name="P15" draw:layer="layout" svg:width="1cm" svg:height="1cm" svg:x="16cm" svg:y="3.538cm">
                <text:p text:style-name="P4"><text:span text:style-name="T1">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4.514cm" svg:y1="4.038cm" svg:x2="13.514cm" svg:y2="5.576cm">
                <text:p/>
              </draw:line>
              <draw:line draw:style-name="gr2" draw:text-style-name="P2" draw:layer="layout" svg:x1="14.5cm" svg:y1="4.038cm" svg:x2="15.5cm" svg:y2="5.538cm">
                <text:p/>
              </draw:line>
              <draw:custom-shape draw:style-name="gr25" draw:text-style-name="P13" draw:layer="layout" svg:width="1cm" svg:height="1cm" svg:x="14cm" svg:y="3.538cm">
                <text:p text:style-name="P4"><text:span text:style-name="T1">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5.528cm" svg:y1="5.5cm" svg:x2="14.528cm" svg:y2="7.038cm">
                <text:p/>
              </draw:line>
              <draw:custom-shape draw:style-name="gr25" draw:text-style-name="P13" draw:layer="layout" svg:width="1cm" svg:height="1cm" svg:x="14.028cm" svg:y="6.538cm">
                <text:p text:style-name="P4"><text:span text:style-name="T1">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3" draw:layer="layout" svg:width="1cm" svg:height="1cm" svg:x="15cm" svg:y="5.038cm">
                <text:p text:style-name="P4"><text:span text:style-name="T1">4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3.464cm" svg:y="6.7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3.364cm" svg:y="3.774cm">
                <draw:text-box>
                  <text:p><text:span text:style-name="T3">0</text:span></text:p>
                </draw:text-box>
              </draw:frame>
              <draw:frame draw:style-name="gr29" draw:text-style-name="P12" draw:layer="layout" svg:width="0.739cm" svg:height="0.564cm" svg:x="14.364cm" svg:y="5.274cm">
                <draw:text-box>
                  <text:p><text:span text:style-name="T3">-1</text:span></text:p>
                </draw:text-box>
              </draw:frame>
              <draw:frame draw:style-name="gr29" draw:text-style-name="P12" draw:layer="layout" svg:width="0.739cm" svg:height="0.564cm" svg:x="12.364cm" svg:y="5.274cm">
                <draw:text-box>
                  <text:p><text:span text:style-name="T3">-1</text:span></text:p>
                </draw:text-box>
              </draw:frame>
              <draw:frame draw:style-name="gr28" draw:text-style-name="P12" draw:layer="layout" svg:width="0.807cm" svg:height="0.564cm" svg:x="16.364cm" svg:y="5.274cm">
                <draw:text-box>
                  <text:p><text:span text:style-name="T3">+1</text:span></text:p>
                </draw:text-box>
              </draw:frame>
              <draw:frame draw:style-name="gr29" draw:text-style-name="P12" draw:layer="layout" svg:width="0.739cm" svg:height="0.564cm" svg:x="14.464cm" svg:y="2.1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5.365cm" svg:y="3.774cm">
                <draw:text-box>
                  <text:p><text:span text:style-name="T3">+2</text:span></text:p>
                </draw:text-box>
              </draw:frame>
              <draw:line draw:style-name="gr2" draw:text-style-name="P2" draw:layer="layout" svg:x1="13.564cm" svg:y1="5.462cm" svg:x2="12.564cm" svg:y2="7cm">
                <text:p/>
              </draw:line>
              <draw:custom-shape draw:style-name="gr25" draw:text-style-name="P13" draw:layer="layout" svg:width="1cm" svg:height="1cm" svg:x="12.064cm" svg:y="6.5cm">
                <text:p text:style-name="P4"><text:span text:style-name="T1">5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1.5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3.014cm" svg:y="5.076cm">
                <text:p text:style-name="P4"><text:span text:style-name="T1">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7.5cm" svg:y1="5.5cm" svg:x2="18.5cm" svg:y2="7cm">
                <text:p/>
              </draw:line>
              <draw:custom-shape draw:style-name="gr25" draw:text-style-name="P13" draw:layer="layout" svg:width="1cm" svg:height="1cm" svg:x="18cm" svg:y="6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7.464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7cm" svg:y="5.038cm">
                <text:p text:style-name="P4"><text:span text:style-name="T1">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7" draw:style-name="dp1" draw:master-page-name="Padrão">
        <draw:frame draw:style-name="gr37" draw:text-style-name="P6" draw:layer="layout" svg:width="8.75cm" svg:height="1.673cm" svg:x="1.25cm" svg:y="0.788cm">
          <draw:text-box>
            <text:p>imagens/rot_sim_dir.png</text:p>
          </draw:text-box>
        </draw:frame>
        <draw:frame draw:style-name="gr6" draw:text-style-name="P6" draw:layer="layout" svg:width="8.5cm" svg:height="0.962cm" svg:x="1.5cm" svg:y="6.75cm">
          <draw:text-box>
            <text:p>imagens/rot_sim_esq.png</text:p>
          </draw:text-box>
        </draw:frame>
        <draw:g>
          <draw:custom-shape draw:style-name="gr38" draw:text-style-name="P1" draw:layer="layout" svg:width="1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.038cm">
            <text:p/>
          </draw:line>
          <draw:line draw:style-name="gr2" draw:text-style-name="P3" draw:layer="layout" svg:x1="4.5cm" svg:y1="2.5cm" svg:x2="5.5cm" svg:y2="4.038cm">
            <text:p/>
          </draw:line>
          <draw:custom-shape draw:style-name="gr35" draw:text-style-name="P15" draw:layer="layout" svg:width="1cm" svg:height="1cm" svg:x="4cm" svg:y="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.038cm" svg:x2="4.5cm" svg:y2="5.538cm">
            <text:p/>
          </draw:line>
          <draw:custom-shape draw:style-name="gr25" draw:text-style-name="P13" draw:layer="layout" svg:width="1cm" svg:height="1cm" svg:x="3cm" svg:y="3.5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1cm" svg:height="1cm" svg:x="2cm" svg:y="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17" draw:layer="layout" svg:width="1cm" svg:height="1cm" svg:x="4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8" draw:layer="layout" svg:width="1cm" svg:height="1cm" svg:x="5cm" svg:y="3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5cm" svg:y1="2.5cm" svg:x2="12.5cm" svg:y2="4.038cm">
            <text:p/>
          </draw:line>
          <draw:line draw:style-name="gr2" draw:text-style-name="P3" draw:layer="layout" svg:x1="13.5cm" svg:y1="2.5cm" svg:x2="14.5cm" svg:y2="4.038cm">
            <text:p/>
          </draw:line>
          <draw:line draw:style-name="gr2" draw:text-style-name="P2" draw:layer="layout" svg:x1="14.514cm" svg:y1="4cm" svg:x2="13.514cm" svg:y2="5.538cm">
            <text:p/>
          </draw:line>
          <draw:line draw:style-name="gr2" draw:text-style-name="P2" draw:layer="layout" svg:x1="14.5cm" svg:y1="4cm" svg:x2="15.5cm" svg:y2="5.5cm">
            <text:p/>
          </draw:line>
          <draw:custom-shape draw:style-name="gr25" draw:text-style-name="P13" draw:layer="layout" svg:width="1cm" svg:height="1cm" svg:x="14cm" svg:y="3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1cm" svg:height="1cm" svg:x="12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7" draw:layer="layout" svg:width="1cm" svg:height="1cm" svg:x="13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18" draw:layer="layout" svg:width="1cm" svg:height="1cm" svg:x="15cm" svg:y="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cm" svg:y="2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4cm" svg:height="2cm" svg:x="7cm" svg:y="3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12" draw:layer="layout" svg:width="0.807cm" svg:height="0.564cm" svg:x="3.393cm" svg:y="2.186cm">
            <draw:text-box>
              <text:p><text:span text:style-name="T3">-2</text:span></text:p>
            </draw:text-box>
          </draw:frame>
          <draw:frame draw:style-name="gr46" draw:text-style-name="P12" draw:layer="layout" svg:width="1.315cm" svg:height="0.564cm" svg:x="1.843cm" svg:y="3.75cm">
            <draw:text-box>
              <text:p><text:span text:style-name="T3">-1 ou 0</text:span></text:p>
            </draw:text-box>
          </draw:frame>
        </draw:g>
        <draw:g>
          <draw:custom-shape draw:style-name="gr38" draw:text-style-name="P1" draw:layer="layout" svg:width="14.5cm" svg:height="4.5cm" svg:x="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8.538cm" svg:x2="13.5cm" svg:y2="10.076cm">
            <text:p/>
          </draw:line>
          <draw:line draw:style-name="gr2" draw:text-style-name="P3" draw:layer="layout" svg:x1="14.5cm" svg:y1="8.538cm" svg:x2="15.5cm" svg:y2="10.076cm">
            <text:p/>
          </draw:line>
          <draw:line draw:style-name="gr2" draw:text-style-name="P2" draw:layer="layout" svg:x1="13.514cm" svg:y1="10.076cm" svg:x2="12.514cm" svg:y2="11.614cm">
            <text:p/>
          </draw:line>
          <draw:line draw:style-name="gr2" draw:text-style-name="P2" draw:layer="layout" svg:x1="13.5cm" svg:y1="10.076cm" svg:x2="14.5cm" svg:y2="11.576cm">
            <text:p/>
          </draw:line>
          <draw:custom-shape draw:style-name="gr25" draw:text-style-name="P13" draw:layer="layout" svg:width="1cm" svg:height="1cm" svg:x="13cm" svg:y="9.576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1cm" svg:height="1cm" svg:x="12cm" svg:y="11.0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17" draw:layer="layout" svg:width="1cm" svg:height="1cm" svg:x="14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18" draw:layer="layout" svg:width="1cm" svg:height="1cm" svg:x="15cm" svg:y="9.5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5cm" svg:y1="8.538cm" svg:x2="2.5cm" svg:y2="10.076cm">
            <text:p/>
          </draw:line>
          <draw:line draw:style-name="gr2" draw:text-style-name="P3" draw:layer="layout" svg:x1="3.5cm" svg:y1="8.538cm" svg:x2="4.5cm" svg:y2="10.076cm">
            <text:p/>
          </draw:line>
          <draw:line draw:style-name="gr2" draw:text-style-name="P2" draw:layer="layout" svg:x1="4.514cm" svg:y1="10.038cm" svg:x2="3.514cm" svg:y2="11.576cm">
            <text:p/>
          </draw:line>
          <draw:line draw:style-name="gr2" draw:text-style-name="P2" draw:layer="layout" svg:x1="4.5cm" svg:y1="10.038cm" svg:x2="5.5cm" svg:y2="11.538cm">
            <text:p/>
          </draw:line>
          <draw:custom-shape draw:style-name="gr25" draw:text-style-name="P13" draw:layer="layout" svg:width="1cm" svg:height="1cm" svg:x="4cm" svg:y="9.5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6" draw:layer="layout" svg:width="1cm" svg:height="1cm" svg:x="2cm" svg:y="9.5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7" draw:layer="layout" svg:width="1cm" svg:height="1cm" svg:x="3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18" draw:layer="layout" svg:width="1cm" svg:height="1cm" svg:x="5cm" svg:y="11.0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4cm" svg:y="8.0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9" draw:layer="layout" svg:width="4cm" svg:height="2cm" svg:x="7cm" svg:y="9.038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5" draw:layer="layout" svg:width="1cm" svg:height="1cm" svg:x="3cm" svg:y="8.038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43cm" svg:y="8.25cm">
            <draw:text-box>
              <text:p><text:span text:style-name="T3">+2</text:span></text:p>
            </draw:text-box>
          </draw:frame>
          <draw:frame draw:style-name="gr54" draw:text-style-name="P12" draw:layer="layout" svg:width="1.383cm" svg:height="0.564cm" svg:x="2.75cm" svg:y="9.75cm">
            <draw:text-box>
              <text:p><text:span text:style-name="T3">+1 ou 0</text:span></text:p>
            </draw:text-box>
          </draw:frame>
        </draw:g>
      </draw:page>
      <draw:page draw:name="page8" draw:style-name="dp1" draw:master-page-name="Padrão">
        <draw:frame draw:style-name="gr6" draw:text-style-name="P6" draw:layer="layout" svg:width="7.25cm" svg:height="0.962cm" svg:x="1.25cm" svg:y="8.75cm">
          <draw:text-box>
            <text:p>imagens/avl13c.png</text:p>
          </draw:text-box>
        </draw:frame>
        <draw:g>
          <draw:custom-shape draw:style-name="gr55" draw:text-style-name="P1" draw:layer="layout" svg:width="8.75cm" svg:height="6cm" svg:x="0.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10.462cm" svg:x2="3.5cm" svg:y2="11.962cm">
            <text:p/>
          </draw:line>
          <draw:line draw:style-name="gr2" draw:text-style-name="P3" draw:layer="layout" svg:x1="5.5cm" svg:y1="10.462cm" svg:x2="7.5cm" svg:y2="11.962cm">
            <text:p/>
          </draw:line>
          <draw:custom-shape draw:style-name="gr25" draw:text-style-name="P13" draw:layer="layout" svg:width="1cm" svg:height="1cm" svg:x="5cm" svg:y="9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7.5cm" svg:y1="11.924cm" svg:x2="6.5cm" svg:y2="13.462cm">
            <text:p/>
          </draw:line>
          <draw:custom-shape draw:style-name="gr35" draw:text-style-name="P15" draw:layer="layout" svg:width="1cm" svg:height="1cm" svg:x="3cm" svg:y="11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6cm" svg:y="12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64cm" svg:y="11.736cm">
            <draw:text-box>
              <text:p><text:span text:style-name="T3">-2</text:span></text:p>
            </draw:text-box>
          </draw:frame>
          <draw:frame draw:style-name="gr29" draw:text-style-name="P12" draw:layer="layout" svg:width="0.739cm" svg:height="0.564cm" svg:x="5.464cm" svg:y="13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.364cm" svg:y="13.236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7.464cm" svg:y="13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10.1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6.365cm" svg:y="11.698cm">
            <draw:text-box>
              <text:p><text:span text:style-name="T3">0</text:span></text:p>
            </draw:text-box>
          </draw:frame>
          <draw:line draw:style-name="gr2" draw:text-style-name="P2" draw:layer="layout" svg:x1="2.564cm" svg:y1="13.424cm" svg:x2="1.564cm" svg:y2="14.962cm">
            <text:p/>
          </draw:line>
          <draw:custom-shape draw:style-name="gr25" draw:text-style-name="P13" draw:layer="layout" svg:width="1cm" svg:height="1cm" svg:x="1.064cm" svg:y="14.462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0.5cm" svg:y="14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.014cm" svg:y="13.0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11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1.75cm">
          <draw:text-box>
            <text:p>imagens/avl13d.png</text:p>
          </draw:text-box>
        </draw:frame>
        <draw:g>
          <draw:custom-shape draw:style-name="gr56" draw:text-style-name="P1" draw:layer="layout" svg:width="8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4.962cm" svg:x2="18.5cm" svg:y2="6.462cm">
            <text:p/>
          </draw:line>
          <draw:custom-shape draw:style-name="gr25" draw:text-style-name="P13" draw:layer="layout" svg:width="1cm" svg:height="1cm" svg:x="18cm" svg:y="5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7.464cm" svg:y="6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0</text:span></text:p>
            </draw:text-box>
          </draw:frame>
          <draw:line draw:style-name="gr2" draw:text-style-name="P2" draw:layer="layout" svg:x1="13.5cm" svg:y1="5cm" svg:x2="14.5cm" svg:y2="6.5cm">
            <text:p/>
          </draw:line>
          <draw:custom-shape draw:style-name="gr25" draw:text-style-name="P13" draw:layer="layout" svg:width="1cm" svg:height="1cm" svg:x="14cm" svg:y="6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454cm" svg:y="6.1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13.png</text:p>
          </draw:text-box>
        </draw:frame>
        <draw:g>
          <draw:custom-shape draw:style-name="gr55" draw:text-style-name="P1" draw:layer="layout" svg:width="8.75cm" svg:height="6cm" svg:x="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7.5cm" svg:y1="3.962cm" svg:x2="6.5cm" svg:y2="5.5cm">
            <text:p/>
          </draw:line>
          <draw:custom-shape draw:style-name="gr3" draw:text-style-name="P5" draw:layer="layout" svg:width="1cm" svg:height="1cm" svg:x="3cm" svg:y="3.538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Padrão">
        <draw:frame draw:style-name="gr6" draw:text-style-name="P6" draw:layer="layout" svg:width="7.25cm" svg:height="0.962cm" svg:x="1.25cm" svg:y="8.75cm">
          <draw:text-box>
            <text:p>imagens/avl14c.png</text:p>
          </draw:text-box>
        </draw:frame>
        <draw:g>
          <draw:custom-shape draw:style-name="gr55" draw:text-style-name="P1" draw:layer="layout" svg:width="8.75cm" svg:height="6cm" svg:x="1.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10.462cm" svg:x2="3.5cm" svg:y2="11.962cm">
            <text:p/>
          </draw:line>
          <draw:line draw:style-name="gr2" draw:text-style-name="P3" draw:layer="layout" svg:x1="5.5cm" svg:y1="10.462cm" svg:x2="7.5cm" svg:y2="11.962cm">
            <text:p/>
          </draw:line>
          <draw:custom-shape draw:style-name="gr25" draw:text-style-name="P13" draw:layer="layout" svg:width="1cm" svg:height="1cm" svg:x="5cm" svg:y="9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12cm" svg:x2="4.536cm" svg:y2="13.5cm">
            <text:p/>
          </draw:line>
          <draw:custom-shape draw:style-name="gr25" draw:text-style-name="P13" draw:layer="layout" svg:width="1cm" svg:height="1cm" svg:x="4.036cm" svg:y="13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14cm" svg:y1="12cm" svg:x2="8.5cm" svg:y2="13.5cm">
            <text:p/>
          </draw:line>
          <draw:line draw:style-name="gr2" draw:text-style-name="P2" draw:layer="layout" svg:x1="3.536cm" svg:y1="11.962cm" svg:x2="2.536cm" svg:y2="13.5cm">
            <text:p/>
          </draw:line>
          <draw:custom-shape draw:style-name="gr35" draw:text-style-name="P15" draw:layer="layout" svg:width="1cm" svg:height="1cm" svg:x="7cm" svg:y="11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36cm" svg:y="13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6.364cm" svg:y="11.736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1.5cm" svg:y="13.2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7.35cm" svg:y="13.198cm">
            <draw:text-box>
              <text:p><text:span text:style-name="T3">+1</text:span></text:p>
            </draw:text-box>
          </draw:frame>
          <draw:frame draw:style-name="gr27" draw:text-style-name="P12" draw:layer="layout" svg:width="0.646cm" svg:height="0.564cm" svg:x="3.5cm" svg:y="13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4.364cm" svg:y="10.1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2.401cm" svg:y="11.736cm">
            <draw:text-box>
              <text:p><text:span text:style-name="T3">0</text:span></text:p>
            </draw:text-box>
          </draw:frame>
          <draw:line draw:style-name="gr2" draw:text-style-name="P2" draw:layer="layout" svg:x1="8.5cm" svg:y1="13.5cm" svg:x2="9.5cm" svg:y2="15cm">
            <text:p/>
          </draw:line>
          <draw:custom-shape draw:style-name="gr25" draw:text-style-name="P13" draw:layer="layout" svg:width="1cm" svg:height="1cm" svg:x="9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8.436cm" svg:y="14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8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3.036cm" svg:y="11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1.75cm">
          <draw:text-box>
            <text:p>imagens/avl14d.png</text:p>
          </draw:text-box>
        </draw:frame>
        <draw:g>
          <draw:custom-shape draw:style-name="gr56" draw:text-style-name="P1" draw:layer="layout" svg:width="8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4.962cm" svg:x2="18.5cm" svg:y2="6.462cm">
            <text:p/>
          </draw:line>
          <draw:custom-shape draw:style-name="gr25" draw:text-style-name="P13" draw:layer="layout" svg:width="1cm" svg:height="1cm" svg:x="18cm" svg:y="5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7.464cm" svg:y="6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0</text:span></text:p>
            </draw:text-box>
          </draw:frame>
          <draw:line draw:style-name="gr2" draw:text-style-name="P2" draw:layer="layout" svg:x1="13.5cm" svg:y1="5cm" svg:x2="14.5cm" svg:y2="6.5cm">
            <text:p/>
          </draw:line>
          <draw:custom-shape draw:style-name="gr25" draw:text-style-name="P13" draw:layer="layout" svg:width="1cm" svg:height="1cm" svg:x="14cm" svg:y="6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454cm" svg:y="6.1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14.png</text:p>
          </draw:text-box>
        </draw:frame>
        <draw:g>
          <draw:custom-shape draw:style-name="gr57" draw:text-style-name="P1" draw:layer="layout" svg:width="8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8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0" draw:style-name="dp1" draw:master-page-name="Padrão">
        <draw:frame draw:style-name="gr6" draw:text-style-name="P6" draw:layer="layout" svg:width="7.25cm" svg:height="0.962cm" svg:x="1.25cm" svg:y="8.75cm">
          <draw:text-box>
            <text:p>imagens/avl15c.png</text:p>
          </draw:text-box>
        </draw:frame>
        <draw:frame draw:style-name="gr6" draw:text-style-name="P6" draw:layer="layout" svg:width="7.25cm" svg:height="0.962cm" svg:x="11.25cm" svg:y="1.75cm">
          <draw:text-box>
            <text:p>imagens/avl15d.png</text:p>
          </draw:text-box>
        </draw:frame>
        <draw:g>
          <draw:g>
            <draw:custom-shape draw:style-name="gr56" draw:text-style-name="P1" draw:layer="layout" svg:width="8cm" svg:height="4.538cm" svg:x="11.25cm" svg:y="2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5cm" svg:y1="3.462cm" svg:x2="13.5cm" svg:y2="4.962cm">
              <text:p/>
            </draw:line>
            <draw:line draw:style-name="gr2" draw:text-style-name="P3" draw:layer="layout" svg:x1="15.5cm" svg:y1="3.462cm" svg:x2="17.5cm" svg:y2="4.962cm">
              <text:p/>
            </draw:line>
            <draw:custom-shape draw:style-name="gr25" draw:text-style-name="P13" draw:layer="layout" svg:width="1cm" svg:height="1cm" svg:x="15cm" svg:y="2.96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4.962cm" svg:x2="18.5cm" svg:y2="6.462cm">
              <text:p/>
            </draw:line>
            <draw:custom-shape draw:style-name="gr25" draw:text-style-name="P13" draw:layer="layout" svg:width="1cm" svg:height="1cm" svg:x="18cm" svg:y="5.962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514cm" svg:y1="5cm" svg:x2="12.514cm" svg:y2="6.538cm">
              <text:p/>
            </draw:line>
            <draw:line draw:style-name="gr2" draw:text-style-name="P2" draw:layer="layout" svg:x1="17.5cm" svg:y1="4.924cm" svg:x2="16.5cm" svg:y2="6.462cm">
              <text:p/>
            </draw:line>
            <draw:custom-shape draw:style-name="gr25" draw:text-style-name="P13" draw:layer="layout" svg:width="1cm" svg:height="1cm" svg:x="16cm" svg:y="5.962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2.364cm" svg:y="4.736cm">
              <draw:text-box>
                <text:p><text:span text:style-name="T3">-1</text:span></text:p>
              </draw:text-box>
            </draw:frame>
            <draw:frame draw:style-name="gr29" draw:text-style-name="P12" draw:layer="layout" svg:width="0.739cm" svg:height="0.564cm" svg:x="15.464cm" svg:y="6.236cm">
              <draw:text-box>
                <text:p><text:span text:style-name="T3">0</text:span></text:p>
              </draw:text-box>
            </draw:frame>
            <draw:frame draw:style-name="gr29" draw:text-style-name="P12" draw:layer="layout" svg:width="0.739cm" svg:height="0.564cm" svg:x="11.364cm" svg:y="6.236cm">
              <draw:text-box>
                <text:p><text:span text:style-name="T3">0</text:span></text:p>
              </draw:text-box>
            </draw:frame>
            <draw:frame draw:style-name="gr27" draw:text-style-name="P12" draw:layer="layout" svg:width="0.646cm" svg:height="0.564cm" svg:x="17.464cm" svg:y="6.198cm">
              <draw:text-box>
                <text:p><text:span text:style-name="T3">0</text:span></text:p>
              </draw:text-box>
            </draw:frame>
            <draw:frame draw:style-name="gr29" draw:text-style-name="P12" draw:layer="layout" svg:width="0.739cm" svg:height="0.564cm" svg:x="14.364cm" svg:y="3.136cm">
              <draw:text-box>
                <text:p><text:span text:style-name="T3">0</text:span></text:p>
              </draw:text-box>
            </draw:frame>
            <draw:frame draw:style-name="gr28" draw:text-style-name="P12" draw:layer="layout" svg:width="0.807cm" svg:height="0.564cm" svg:x="16.365cm" svg:y="4.698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014cm" svg:y="6.038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7cm" svg:y="4.46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3cm" svg:y="4.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0.788cm">
          <draw:text-box>
            <text:p>imagens/avl15.png</text:p>
          </draw:text-box>
        </draw:frame>
        <draw:g>
          <draw:g>
            <draw:custom-shape draw:style-name="gr14" draw:text-style-name="P1" draw:layer="layout" svg:width="6.5cm" svg:height="4.5cm" svg:x="1.75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5cm" svg:y1="2.5cm" svg:x2="3.5cm" svg:y2="4cm">
              <text:p/>
            </draw:line>
            <draw:line draw:style-name="gr2" draw:text-style-name="P3" draw:layer="layout" svg:x1="5.5cm" svg:y1="2.5cm" svg:x2="7.5cm" svg:y2="4cm">
              <text:p/>
            </draw:line>
            <draw:custom-shape draw:style-name="gr3" draw:text-style-name="P5" draw:layer="layout" svg:width="1cm" svg:height="1cm" svg:x="5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514cm" svg:y1="4.038cm" svg:x2="2.514cm" svg:y2="5.576cm">
              <text:p/>
            </draw:line>
            <draw:line draw:style-name="gr2" draw:text-style-name="P2" draw:layer="layout" svg:x1="3.5cm" svg:y1="4cm" svg:x2="4.5cm" svg:y2="5.5cm">
              <text:p/>
            </draw:line>
            <draw:custom-shape draw:style-name="gr3" draw:text-style-name="P5" draw:layer="layout" svg:width="1cm" svg:height="1cm" svg:x="4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2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7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3cm" svg:y="3.538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3" draw:text-style-name="P1" draw:layer="layout" svg:width="7.75cm" svg:height="6cm" svg:x="1.31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314cm" svg:y1="10.5cm" svg:x2="4.314cm" svg:y2="12cm">
            <text:p/>
          </draw:line>
          <draw:line draw:style-name="gr2" draw:text-style-name="P3" draw:layer="layout" svg:x1="6.314cm" svg:y1="10.5cm" svg:x2="8.314cm" svg:y2="12cm">
            <text:p/>
          </draw:line>
          <draw:custom-shape draw:style-name="gr35" draw:text-style-name="P15" draw:layer="layout" svg:width="1cm" svg:height="1cm" svg:x="5.814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35cm" svg:y1="12.038cm" svg:x2="5.35cm" svg:y2="13.538cm">
            <text:p/>
          </draw:line>
          <draw:custom-shape draw:style-name="gr25" draw:text-style-name="P13" draw:layer="layout" svg:width="1cm" svg:height="1cm" svg:x="4.85cm" svg:y="13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35cm" svg:y1="12cm" svg:x2="3.35cm" svg:y2="13.538cm">
            <text:p/>
          </draw:line>
          <draw:custom-shape draw:style-name="gr25" draw:text-style-name="P13" draw:layer="layout" svg:width="1cm" svg:height="1cm" svg:x="3.814cm" svg:y="11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7.178cm" svg:y="11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2.214cm" svg:y="13.312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4.314cm" svg:y="13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5.178cm" svg:y="10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3.215cm" svg:y="11.7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.25cm" svg:y="14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7.814cm" svg:y="11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314cm" svg:y1="13.5cm" svg:x2="2.314cm" svg:y2="15.038cm">
            <text:p/>
          </draw:line>
          <draw:custom-shape draw:style-name="gr25" draw:text-style-name="P13" draw:layer="layout" svg:width="1cm" svg:height="1cm" svg:x="2.85cm" svg:y="13.038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.814cm" svg:y="14.538cm">
            <text:p text:style-name="P4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Padrão">
        <draw:frame draw:style-name="gr6" draw:text-style-name="P6" draw:layer="layout" svg:width="7.25cm" svg:height="0.962cm" svg:x="1.25cm" svg:y="8.75cm">
          <draw:text-box>
            <text:p>imagens/avl16c.png</text:p>
          </draw:text-box>
        </draw:frame>
        <draw:frame draw:style-name="gr6" draw:text-style-name="P6" draw:layer="layout" svg:width="7.25cm" svg:height="0.962cm" svg:x="11.25cm" svg:y="1.75cm">
          <draw:text-box>
            <text:p>imagens/avl16d.png</text:p>
          </draw:text-box>
        </draw:frame>
        <draw:g>
          <draw:custom-shape draw:style-name="gr58" draw:text-style-name="P1" draw:layer="layout" svg:width="7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5cm" svg:x2="14.5cm" svg:y2="6.5cm">
            <text:p/>
          </draw:line>
          <draw:custom-shape draw:style-name="gr25" draw:text-style-name="P13" draw:layer="layout" svg:width="1cm" svg:height="1cm" svg:x="14cm" svg:y="6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3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-1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16.png</text:p>
          </draw:text-box>
        </draw:frame>
        <draw:g>
          <draw:custom-shape draw:style-name="gr14" draw:text-style-name="P1" draw:layer="layout" svg:width="6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2.5cm" svg:y2="4cm">
            <text:p/>
          </draw:line>
          <draw:line draw:style-name="gr2" draw:text-style-name="P3" draw:layer="layout" svg:x1="4.5cm" svg:y1="2.5cm" svg:x2="6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14cm" svg:y1="4.038cm" svg:x2="5.514cm" svg:y2="5.576cm">
            <text:p/>
          </draw:line>
          <draw:line draw:style-name="gr2" draw:text-style-name="P2" draw:layer="layout" svg:x1="6.5cm" svg:y1="4cm" svg:x2="7.5cm" svg:y2="5.5cm">
            <text:p/>
          </draw:line>
          <draw:custom-shape draw:style-name="gr3" draw:text-style-name="P5" draw:layer="layout" svg:width="1cm" svg:height="1cm" svg:x="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5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" draw:layer="layout" svg:width="6.75cm" svg:height="6cm" svg:x="3.2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314cm" svg:y1="10.5cm" svg:x2="4.314cm" svg:y2="12cm">
            <text:p/>
          </draw:line>
          <draw:line draw:style-name="gr2" draw:text-style-name="P3" draw:layer="layout" svg:x1="6.314cm" svg:y1="10.5cm" svg:x2="8.314cm" svg:y2="12cm">
            <text:p/>
          </draw:line>
          <draw:custom-shape draw:style-name="gr35" draw:text-style-name="P15" draw:layer="layout" svg:width="1cm" svg:height="1cm" svg:x="5.814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25cm" svg:y1="12cm" svg:x2="9.25cm" svg:y2="13.5cm">
            <text:p/>
          </draw:line>
          <draw:line draw:style-name="gr2" draw:text-style-name="P2" draw:layer="layout" svg:x1="8.25cm" svg:y1="11.962cm" svg:x2="7.25cm" svg:y2="13.5cm">
            <text:p/>
          </draw:line>
          <draw:custom-shape draw:style-name="gr25" draw:text-style-name="P13" draw:layer="layout" svg:width="1cm" svg:height="1cm" svg:x="3.814cm" svg:y="11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7.178cm" svg:y="11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6.114cm" svg:y="13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8.114cm" svg:y="13.2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5.178cm" svg:y="10.174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3.215cm" svg:y="11.7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7.25cm" svg:y="14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7.814cm" svg:y="11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25cm" svg:y1="13.462cm" svg:x2="8.25cm" svg:y2="15cm">
            <text:p/>
          </draw:line>
          <draw:custom-shape draw:style-name="gr25" draw:text-style-name="P13" draw:layer="layout" svg:width="1cm" svg:height="1cm" svg:x="6.75cm" svg:y="13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.814cm" svg:y="14.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8.75cm" svg:y="13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Padrão">
        <draw:frame draw:style-name="gr16" draw:text-style-name="P6" draw:layer="layout" svg:width="10.75cm" svg:height="1cm" svg:x="1cm" svg:y="1cm">
          <draw:text-box>
            <text:p>imagens/rot_dup_esq_dir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esq_dir0.png</text:p>
          </draw:text-box>
        </draw:frame>
        <draw:g>
          <draw:custom-shape draw:style-name="gr59" draw:text-style-name="P1" draw:layer="layout" svg:width="16.5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5cm" svg:y1="2.712cm" svg:x2="3.25cm" svg:y2="4.25cm">
            <text:p/>
          </draw:line>
          <draw:line draw:style-name="gr2" draw:text-style-name="P3" draw:layer="layout" svg:x1="4.25cm" svg:y1="2.712cm" svg:x2="5.25cm" svg:y2="4.25cm">
            <text:p/>
          </draw:line>
          <draw:custom-shape draw:style-name="gr35" draw:text-style-name="P15" draw:layer="layout" svg:width="1cm" svg:height="1cm" svg:x="3.75cm" svg:y="2.21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264cm" svg:y1="4.25cm" svg:x2="2.264cm" svg:y2="5.788cm">
            <text:p/>
          </draw:line>
          <draw:line draw:style-name="gr2" draw:text-style-name="P2" draw:layer="layout" svg:x1="3.25cm" svg:y1="4.25cm" svg:x2="4.25cm" svg:y2="5.75cm">
            <text:p/>
          </draw:line>
          <draw:custom-shape draw:style-name="gr25" draw:text-style-name="P13" draw:layer="layout" svg:width="1cm" svg:height="1cm" svg:x="2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6" draw:layer="layout" svg:width="1cm" svg:height="1cm" svg:x="1.75cm" svg:y="5.21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1" draw:text-style-name="P20" draw:layer="layout" svg:width="1cm" svg:height="1cm" svg:x="4.75cm" svg:y="3.71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.25cm" svg:y1="2.75cm" svg:x2="12.25cm" svg:y2="4.25cm">
            <text:p/>
          </draw:line>
          <draw:line draw:style-name="gr2" draw:text-style-name="P3" draw:layer="layout" svg:x1="14.25cm" svg:y1="2.712cm" svg:x2="16.25cm" svg:y2="4.25cm">
            <text:p/>
          </draw:line>
          <draw:line draw:style-name="gr2" draw:text-style-name="P2" draw:layer="layout" svg:x1="16.25cm" svg:y1="4.25cm" svg:x2="15.25cm" svg:y2="5.788cm">
            <text:p/>
          </draw:line>
          <draw:line draw:style-name="gr2" draw:text-style-name="P2" draw:layer="layout" svg:x1="16.236cm" svg:y1="4.25cm" svg:x2="17.236cm" svg:y2="5.75cm">
            <text:p/>
          </draw:line>
          <draw:custom-shape draw:style-name="gr25" draw:text-style-name="P13" draw:layer="layout" svg:width="1cm" svg:height="1cm" svg:x="15.75cm" svg:y="3.7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8" draw:layer="layout" svg:width="1cm" svg:height="1cm" svg:x="14.75cm" svg:y="5.21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.75cm" svg:y="2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4cm" svg:height="2cm" svg:x="6.75cm" svg:y="3.212cm">
            <text:p text:style-name="P16"><text:span text:style-name="T1">rotação dupla</text:span></text:p>
            <text:p text:style-name="P16"><text:span text:style-name="T1">esq.-dir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25cm" svg:y1="5.75cm" svg:x2="3.25cm" svg:y2="7.288cm">
            <text:p/>
          </draw:line>
          <draw:line draw:style-name="gr2" draw:text-style-name="P3" draw:layer="layout" svg:x1="4.25cm" svg:y1="5.75cm" svg:x2="5.25cm" svg:y2="7.288cm">
            <text:p/>
          </draw:line>
          <draw:custom-shape draw:style-name="gr25" draw:text-style-name="P13" draw:layer="layout" svg:width="1cm" svg:height="1cm" svg:x="3.75cm" svg:y="5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7" draw:layer="layout" svg:width="1cm" svg:height="1cm" svg:x="2.75cm" svg:y="6.7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18" draw:layer="layout" svg:width="1cm" svg:height="1cm" svg:x="4.75cm" svg:y="6.7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6" draw:text-style-name="P20" draw:layer="layout" svg:width="1cm" svg:height="1cm" svg:x="16.75cm" svg:y="5.2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25cm" svg:y1="4.25cm" svg:x2="11.25cm" svg:y2="5.788cm">
            <text:p/>
          </draw:line>
          <draw:line draw:style-name="gr2" draw:text-style-name="P2" draw:layer="layout" svg:x1="12.236cm" svg:y1="4.25cm" svg:x2="13.236cm" svg:y2="5.75cm">
            <text:p/>
          </draw:line>
          <draw:custom-shape draw:style-name="gr67" draw:text-style-name="P17" draw:layer="layout" svg:width="1cm" svg:height="1cm" svg:x="12.75cm" svg:y="5.21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6" draw:layer="layout" svg:width="1cm" svg:height="1cm" svg:x="10.75cm" svg:y="5.2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3.094cm" svg:y="2.38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044cm" svg:y="3.95cm">
            <draw:text-box>
              <text:p><text:span text:style-name="T3">+1</text:span></text:p>
            </draw:text-box>
          </draw:frame>
        </draw:g>
        <draw:g>
          <draw:custom-shape draw:style-name="gr69" draw:text-style-name="P1" draw:layer="layout" svg:width="25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462cm" svg:x2="3.5cm" svg:y2="12cm">
            <text:p/>
          </draw:line>
          <draw:line draw:style-name="gr2" draw:text-style-name="P3" draw:layer="layout" svg:x1="4.5cm" svg:y1="10.462cm" svg:x2="5.5cm" svg:y2="12cm">
            <text:p/>
          </draw:line>
          <draw:custom-shape draw:style-name="gr35" draw:text-style-name="P15" draw:layer="layout" svg:width="1cm" svg:height="1cm" svg:x="4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25" draw:text-style-name="P13" draw:layer="layout" svg:width="1cm" svg:height="1cm" svg:x="3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6" draw:layer="layout" svg:width="1cm" svg:height="1cm" svg:x="2cm" svg:y="12.96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1" draw:text-style-name="P20" draw:layer="layout" svg:width="1cm" svg:height="1cm" svg:x="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4.5cm" svg:y1="13.5cm" svg:x2="3.5cm" svg:y2="15.038cm">
            <text:p/>
          </draw:line>
          <draw:line draw:style-name="gr2" draw:text-style-name="P3" draw:layer="layout" svg:x1="4.5cm" svg:y1="13.5cm" svg:x2="5.5cm" svg:y2="15.038cm">
            <text:p/>
          </draw:line>
          <draw:custom-shape draw:style-name="gr25" draw:text-style-name="P13" draw:layer="layout" svg:width="1cm" svg:height="1cm" svg:x="4cm" svg:y="13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7" draw:layer="layout" svg:width="1cm" svg:height="1cm" svg:x="3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18" draw:layer="layout" svg:width="1cm" svg:height="1cm" svg:x="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19" draw:layer="layout" svg:width="4cm" svg:height="2cm" svg:x="7.001cm" svg:y="10.963cm">
            <text:p text:style-name="P16"><text:span text:style-name="T1">rotação simples</text:span></text:p>
            <text:p text:style-name="P16"><text:span text:style-name="T1">esquerda de u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3.5cm" svg:y1="10.5cm" svg:x2="21.5cm" svg:y2="12cm">
            <text:p/>
          </draw:line>
          <draw:line draw:style-name="gr2" draw:text-style-name="P3" draw:layer="layout" svg:x1="23.5cm" svg:y1="10.462cm" svg:x2="25.5cm" svg:y2="12cm">
            <text:p/>
          </draw:line>
          <draw:line draw:style-name="gr2" draw:text-style-name="P2" draw:layer="layout" svg:x1="25.5cm" svg:y1="12cm" svg:x2="24.5cm" svg:y2="13.538cm">
            <text:p/>
          </draw:line>
          <draw:line draw:style-name="gr2" draw:text-style-name="P2" draw:layer="layout" svg:x1="25.486cm" svg:y1="12cm" svg:x2="26.486cm" svg:y2="13.5cm">
            <text:p/>
          </draw:line>
          <draw:custom-shape draw:style-name="gr25" draw:text-style-name="P13" draw:layer="layout" svg:width="1cm" svg:height="1cm" svg:x="25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8" draw:layer="layout" svg:width="1cm" svg:height="1cm" svg:x="24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3cm" svg:y="10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9" draw:layer="layout" svg:width="4cm" svg:height="2cm" svg:x="16cm" svg:y="10.962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7" draw:text-style-name="P20" draw:layer="layout" svg:width="1cm" svg:height="1cm" svg:x="2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1.486cm" svg:y1="12cm" svg:x2="22.486cm" svg:y2="13.5cm">
            <text:p/>
          </draw:line>
          <draw:custom-shape draw:style-name="gr78" draw:text-style-name="P17" draw:layer="layout" svg:width="1cm" svg:height="1cm" svg:x="22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6" draw:layer="layout" svg:width="1cm" svg:height="1cm" svg:x="20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cm" svg:y1="10.462cm" svg:x2="13cm" svg:y2="12cm">
            <text:p/>
          </draw:line>
          <draw:line draw:style-name="gr2" draw:text-style-name="P3" draw:layer="layout" svg:x1="14cm" svg:y1="10.462cm" svg:x2="15cm" svg:y2="12cm">
            <text:p/>
          </draw:line>
          <draw:custom-shape draw:style-name="gr35" draw:text-style-name="P15" draw:layer="layout" svg:width="1cm" svg:height="1cm" svg:x="13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14cm" svg:y1="13.538cm" svg:x2="11.014cm" svg:y2="15.076cm">
            <text:p/>
          </draw:line>
          <draw:line draw:style-name="gr2" draw:text-style-name="P2" draw:layer="layout" svg:x1="13cm" svg:y1="12cm" svg:x2="14cm" svg:y2="13.5cm">
            <text:p/>
          </draw:line>
          <draw:custom-shape draw:style-name="gr80" draw:text-style-name="P16" draw:layer="layout" svg:width="1cm" svg:height="1cm" svg:x="10.5cm" svg:y="14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20" draw:layer="layout" svg:width="1cm" svg:height="1cm" svg:x="14.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cm" svg:y1="13.5cm" svg:x2="13cm" svg:y2="15.038cm">
            <text:p/>
          </draw:line>
          <draw:line draw:style-name="gr2" draw:text-style-name="P3" draw:layer="layout" svg:x1="13cm" svg:y1="12cm" svg:x2="12cm" svg:y2="13.5cm">
            <text:p/>
          </draw:line>
          <draw:custom-shape draw:style-name="gr25" draw:text-style-name="P13" draw:layer="layout" svg:width="1cm" svg:height="1cm" svg:x="12.5cm" svg:y="11.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7" draw:layer="layout" svg:width="1cm" svg:height="1cm" svg:x="12.5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3" draw:text-style-name="P18" draw:layer="layout" svg:width="1cm" svg:height="1cm" svg:x="13.5cm" svg:y="1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5cm" svg:y="13.0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93cm" svg:y="10.2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343cm" svg:y="11.664cm">
            <draw:text-box>
              <text:p><text:span text:style-name="T3">+1</text:span></text:p>
            </draw:text-box>
          </draw:frame>
        </draw:g>
      </draw:page>
      <draw:page draw:name="page13" draw:style-name="dp1" draw:master-page-name="Padrão">
        <draw:frame draw:style-name="gr16" draw:text-style-name="P6" draw:layer="layout" svg:width="10.75cm" svg:height="1cm" svg:x="1cm" svg:y="1cm">
          <draw:text-box>
            <text:p>imagens/rot_dup_dir_esq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dir_esq0.png</text:p>
          </draw:text-box>
        </draw:frame>
        <draw:g>
          <draw:custom-shape draw:style-name="gr59" draw:text-style-name="P1" draw:layer="layout" svg:width="16.5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5cm" svg:y1="2.712cm" svg:x2="3.25cm" svg:y2="4.25cm">
            <text:p/>
          </draw:line>
          <draw:line draw:style-name="gr2" draw:text-style-name="P3" draw:layer="layout" svg:x1="4.25cm" svg:y1="2.712cm" svg:x2="5.25cm" svg:y2="4.25cm">
            <text:p/>
          </draw:line>
          <draw:custom-shape draw:style-name="gr35" draw:text-style-name="P15" draw:layer="layout" svg:width="1cm" svg:height="1cm" svg:x="3.75cm" svg:y="2.21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25cm" svg:y1="4.25cm" svg:x2="6.25cm" svg:y2="5.75cm">
            <text:p/>
          </draw:line>
          <draw:line draw:style-name="gr2" draw:text-style-name="P2" draw:layer="layout" svg:x1="5.25cm" svg:y1="4.25cm" svg:x2="4.25cm" svg:y2="5.75cm">
            <text:p/>
          </draw:line>
          <draw:custom-shape draw:style-name="gr25" draw:text-style-name="P13" draw:layer="layout" svg:width="1cm" svg:height="1cm" svg:x="4.75cm" svg:y="3.7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6" draw:layer="layout" svg:width="1cm" svg:height="1cm" svg:x="2.75cm" svg:y="3.7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5" draw:text-style-name="P20" draw:layer="layout" svg:width="1cm" svg:height="1cm" svg:x="5.75cm" svg:y="5.2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19" draw:layer="layout" svg:width="4cm" svg:height="2cm" svg:x="6.75cm" svg:y="3.212cm">
            <text:p text:style-name="P16"><text:span text:style-name="T1">rotação dupla</text:span></text:p>
            <text:p text:style-name="P16"><text:span text:style-name="T1">dir.-esq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25cm" svg:y1="5.75cm" svg:x2="3.25cm" svg:y2="7.288cm">
            <text:p/>
          </draw:line>
          <draw:line draw:style-name="gr2" draw:text-style-name="P3" draw:layer="layout" svg:x1="4.25cm" svg:y1="5.75cm" svg:x2="5.25cm" svg:y2="7.288cm">
            <text:p/>
          </draw:line>
          <draw:custom-shape draw:style-name="gr25" draw:text-style-name="P13" draw:layer="layout" svg:width="1cm" svg:height="1cm" svg:x="3.75cm" svg:y="5.25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7" draw:layer="layout" svg:width="1cm" svg:height="1cm" svg:x="2.75cm" svg:y="6.7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8" draw:text-style-name="P18" draw:layer="layout" svg:width="1cm" svg:height="1cm" svg:x="4.75cm" svg:y="6.7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3.094cm" svg:y="2.38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4.044cm" svg:y="3.95cm">
            <draw:text-box>
              <text:p><text:span text:style-name="T3">+1</text:span></text:p>
            </draw:text-box>
          </draw:frame>
          <draw:line draw:style-name="gr2" draw:text-style-name="P2" draw:layer="measurelines" svg:x1="14.251cm" svg:y1="2.751cm" svg:x2="12.251cm" svg:y2="4.251cm">
            <text:p/>
          </draw:line>
          <draw:line draw:style-name="gr2" draw:text-style-name="P3" draw:layer="measurelines" svg:x1="14.251cm" svg:y1="2.713cm" svg:x2="16.251cm" svg:y2="4.251cm">
            <text:p/>
          </draw:line>
          <draw:line draw:style-name="gr2" draw:text-style-name="P2" draw:layer="measurelines" svg:x1="16.251cm" svg:y1="4.251cm" svg:x2="15.251cm" svg:y2="5.789cm">
            <text:p/>
          </draw:line>
          <draw:line draw:style-name="gr2" draw:text-style-name="P2" draw:layer="measurelines" svg:x1="16.237cm" svg:y1="4.251cm" svg:x2="17.237cm" svg:y2="5.751cm">
            <text:p/>
          </draw:line>
          <draw:custom-shape draw:style-name="gr25" draw:text-style-name="P13" draw:layer="measurelines" svg:width="1cm" svg:height="1cm" svg:x="15.751cm" svg:y="3.751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8" draw:layer="measurelines" svg:width="1cm" svg:height="1cm" svg:x="14.751cm" svg:y="5.21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3.751cm" svg:y="2.251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20" draw:layer="measurelines" svg:width="1cm" svg:height="1cm" svg:x="16.751cm" svg:y="5.251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2.251cm" svg:y1="4.251cm" svg:x2="11.251cm" svg:y2="5.789cm">
            <text:p/>
          </draw:line>
          <draw:line draw:style-name="gr2" draw:text-style-name="P2" draw:layer="measurelines" svg:x1="12.237cm" svg:y1="4.251cm" svg:x2="13.237cm" svg:y2="5.751cm">
            <text:p/>
          </draw:line>
          <draw:custom-shape draw:style-name="gr91" draw:text-style-name="P17" draw:layer="measurelines" svg:width="1cm" svg:height="1cm" svg:x="12.751cm" svg:y="5.213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1.751cm" svg:y="3.751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measurelines" svg:width="1cm" svg:height="1cm" svg:x="10.751cm" svg:y="5.251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9" draw:text-style-name="P1" draw:layer="layout" svg:width="25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0.5cm" svg:x2="21.5cm" svg:y2="12cm">
            <text:p/>
          </draw:line>
          <draw:line draw:style-name="gr2" draw:text-style-name="P3" draw:layer="layout" svg:x1="23.5cm" svg:y1="10.462cm" svg:x2="25.5cm" svg:y2="12cm">
            <text:p/>
          </draw:line>
          <draw:line draw:style-name="gr2" draw:text-style-name="P2" draw:layer="layout" svg:x1="25.5cm" svg:y1="12cm" svg:x2="24.5cm" svg:y2="13.538cm">
            <text:p/>
          </draw:line>
          <draw:line draw:style-name="gr2" draw:text-style-name="P2" draw:layer="layout" svg:x1="25.486cm" svg:y1="12cm" svg:x2="26.486cm" svg:y2="13.5cm">
            <text:p/>
          </draw:line>
          <draw:custom-shape draw:style-name="gr25" draw:text-style-name="P13" draw:layer="layout" svg:width="1cm" svg:height="1cm" svg:x="25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8" draw:layer="layout" svg:width="1cm" svg:height="1cm" svg:x="24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3cm" svg:y="10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20" draw:layer="layout" svg:width="1cm" svg:height="1cm" svg:x="2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1.486cm" svg:y1="12cm" svg:x2="22.486cm" svg:y2="13.5cm">
            <text:p/>
          </draw:line>
          <draw:custom-shape draw:style-name="gr95" draw:text-style-name="P17" draw:layer="layout" svg:width="1cm" svg:height="1cm" svg:x="22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6" draw:layer="layout" svg:width="1cm" svg:height="1cm" svg:x="20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7" draw:text-style-name="P19" draw:layer="layout" svg:width="4cm" svg:height="2cm" svg:x="7.001cm" svg:y="10.963cm">
            <text:p text:style-name="P16"><text:span text:style-name="T1">rotação simples</text:span></text:p>
            <text:p text:style-name="P16"><text:span text:style-name="T1">direita de z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8" draw:text-style-name="P19" draw:layer="layout" svg:width="4cm" svg:height="2cm" svg:x="16cm" svg:y="10.962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measurelines" svg:x1="4.5cm" svg:y1="10.462cm" svg:x2="3.5cm" svg:y2="12cm">
            <text:p/>
          </draw:line>
          <draw:line draw:style-name="gr2" draw:text-style-name="P3" draw:layer="measurelines" svg:x1="4.5cm" svg:y1="10.462cm" svg:x2="5.5cm" svg:y2="12cm">
            <text:p/>
          </draw:line>
          <draw:line draw:style-name="gr2" draw:text-style-name="P2" draw:layer="measurelines" svg:x1="5.5cm" svg:y1="12cm" svg:x2="6.5cm" svg:y2="13.5cm">
            <text:p/>
          </draw:line>
          <draw:line draw:style-name="gr2" draw:text-style-name="P2" draw:layer="measurelines" svg:x1="5.5cm" svg:y1="12cm" svg:x2="4.5cm" svg:y2="13.5cm">
            <text:p/>
          </draw:line>
          <draw:custom-shape draw:style-name="gr25" draw:text-style-name="P13" draw:layer="measurelines" svg:width="1cm" svg:height="1cm" svg:x="5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6" draw:layer="measurelines" svg:width="1cm" svg:height="1cm" svg:x="3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0" draw:text-style-name="P20" draw:layer="measurelines" svg:width="1cm" svg:height="1cm" svg:x="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4.5cm" svg:y1="13.5cm" svg:x2="3.5cm" svg:y2="15.038cm">
            <text:p/>
          </draw:line>
          <draw:line draw:style-name="gr2" draw:text-style-name="P3" draw:layer="measurelines" svg:x1="4.5cm" svg:y1="13.5cm" svg:x2="5.5cm" svg:y2="15.038cm">
            <text:p/>
          </draw:line>
          <draw:custom-shape draw:style-name="gr25" draw:text-style-name="P13" draw:layer="measurelines" svg:width="1cm" svg:height="1cm" svg:x="4cm" svg:y="13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7" draw:layer="measurelines" svg:width="1cm" svg:height="1cm" svg:x="3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2" draw:text-style-name="P18" draw:layer="measurelines" svg:width="1cm" svg:height="1cm" svg:x="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measurelines" svg:width="0.807cm" svg:height="0.564cm" svg:x="3.344cm" svg:y="10.136cm">
            <draw:text-box>
              <text:p><text:span text:style-name="T3">-2</text:span></text:p>
            </draw:text-box>
          </draw:frame>
          <draw:frame draw:style-name="gr28" draw:text-style-name="P12" draw:layer="measurelines" svg:width="0.807cm" svg:height="0.564cm" svg:x="4.294cm" svg:y="11.7cm">
            <draw:text-box>
              <text:p><text:span text:style-name="T3">+1</text:span></text:p>
            </draw:text-box>
          </draw:frame>
          <draw:custom-shape draw:style-name="gr35" draw:text-style-name="P15" draw:layer="layout" svg:width="1cm" svg:height="1cm" svg:x="4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3cm" svg:y1="10.462cm" svg:x2="12cm" svg:y2="12cm">
            <text:p/>
          </draw:line>
          <draw:line draw:style-name="gr2" draw:text-style-name="P3" draw:layer="measurelines" svg:x1="13cm" svg:y1="10.462cm" svg:x2="14cm" svg:y2="12cm">
            <text:p/>
          </draw:line>
          <draw:custom-shape draw:style-name="gr35" draw:text-style-name="P15" draw:layer="measurelines" svg:width="1cm" svg:height="1cm" svg:x="12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5cm" svg:y1="13.462cm" svg:x2="16cm" svg:y2="14.962cm">
            <text:p/>
          </draw:line>
          <draw:line draw:style-name="gr2" draw:text-style-name="P2" draw:layer="measurelines" svg:x1="14cm" svg:y1="12cm" svg:x2="13cm" svg:y2="13.5cm">
            <text:p/>
          </draw:line>
          <draw:custom-shape draw:style-name="gr103" draw:text-style-name="P16" draw:layer="measurelines" svg:width="1cm" svg:height="1cm" svg:x="11.5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20" draw:layer="measurelines" svg:width="1cm" svg:height="1cm" svg:x="15.5cm" svg:y="14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4cm" svg:y1="11.924cm" svg:x2="15cm" svg:y2="13.462cm">
            <text:p/>
          </draw:line>
          <draw:line draw:style-name="gr2" draw:text-style-name="P3" draw:layer="measurelines" svg:x1="15cm" svg:y1="13.462cm" svg:x2="14cm" svg:y2="15.038cm">
            <text:p/>
          </draw:line>
          <draw:custom-shape draw:style-name="gr25" draw:text-style-name="P13" draw:layer="measurelines" svg:width="1cm" svg:height="1cm" svg:x="13.5cm" svg:y="11.462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7" draw:layer="measurelines" svg:width="1cm" svg:height="1cm" svg:x="12.5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6" draw:text-style-name="P18" draw:layer="measurelines" svg:width="1cm" svg:height="1cm" svg:x="13.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4.5cm" svg:y="12.962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4" draw:style-name="dp1" draw:master-page-name="Padrão">
        <draw:frame draw:style-name="gr6" draw:text-style-name="P6" draw:layer="layout" svg:width="7.25cm" svg:height="0.962cm" svg:x="1.25cm" svg:y="8.75cm">
          <draw:text-box>
            <text:p>imagens/avl17c.png</text:p>
          </draw:text-box>
        </draw:frame>
        <draw:g>
          <draw:custom-shape draw:style-name="gr33" draw:text-style-name="P1" draw:layer="layout" svg:width="7.75cm" svg:height="6cm" svg:x="1.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10.462cm" svg:x2="3.5cm" svg:y2="11.962cm">
            <text:p/>
          </draw:line>
          <draw:line draw:style-name="gr2" draw:text-style-name="P3" draw:layer="layout" svg:x1="5.5cm" svg:y1="10.462cm" svg:x2="7.5cm" svg:y2="11.962cm">
            <text:p/>
          </draw:line>
          <draw:custom-shape draw:style-name="gr25" draw:text-style-name="P13" draw:layer="layout" svg:width="1cm" svg:height="1cm" svg:x="5cm" svg:y="9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7.5cm" svg:y1="11.924cm" svg:x2="6.5cm" svg:y2="13.462cm">
            <text:p/>
          </draw:line>
          <draw:custom-shape draw:style-name="gr35" draw:text-style-name="P15" draw:layer="layout" svg:width="1cm" svg:height="1cm" svg:x="3cm" svg:y="11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6cm" svg:y="12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64cm" svg:y="11.736cm">
            <draw:text-box>
              <text:p><text:span text:style-name="T3">-2</text:span></text:p>
            </draw:text-box>
          </draw:frame>
          <draw:frame draw:style-name="gr29" draw:text-style-name="P12" draw:layer="layout" svg:width="0.739cm" svg:height="0.564cm" svg:x="5.464cm" svg:y="13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364cm" svg:y="13.236cm">
            <draw:text-box>
              <text:p><text:span text:style-name="T3">+1</text:span></text:p>
            </draw:text-box>
          </draw:frame>
          <draw:frame draw:style-name="gr27" draw:text-style-name="P12" draw:layer="layout" svg:width="0.646cm" svg:height="0.564cm" svg:x="7.464cm" svg:y="13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10.1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6.365cm" svg:y="11.698cm">
            <draw:text-box>
              <text:p><text:span text:style-name="T3">0</text:span></text:p>
            </draw:text-box>
          </draw:frame>
          <draw:line draw:style-name="gr2" draw:text-style-name="P2" draw:layer="layout" svg:x1="2.564cm" svg:y1="13.424cm" svg:x2="3.5cm" svg:y2="15cm">
            <text:p/>
          </draw:line>
          <draw:custom-shape draw:style-name="gr25" draw:text-style-name="P13" draw:layer="layout" svg:width="1cm" svg:height="1cm" svg:x="3cm" svg:y="14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.436cm" svg:y="14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.014cm" svg:y="13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11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1.75cm">
          <draw:text-box>
            <text:p>imagens/avl17d.png</text:p>
          </draw:text-box>
        </draw:frame>
        <draw:g>
          <draw:custom-shape draw:style-name="gr56" draw:text-style-name="P1" draw:layer="layout" svg:width="8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4.962cm" svg:x2="18.5cm" svg:y2="6.462cm">
            <text:p/>
          </draw:line>
          <draw:custom-shape draw:style-name="gr25" draw:text-style-name="P13" draw:layer="layout" svg:width="1cm" svg:height="1cm" svg:x="18cm" svg:y="5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7.464cm" svg:y="6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0</text:span></text:p>
            </draw:text-box>
          </draw:frame>
          <draw:line draw:style-name="gr2" draw:text-style-name="P2" draw:layer="layout" svg:x1="13.5cm" svg:y1="5cm" svg:x2="14.5cm" svg:y2="6.5cm">
            <text:p/>
          </draw:line>
          <draw:custom-shape draw:style-name="gr25" draw:text-style-name="P13" draw:layer="layout" svg:width="1cm" svg:height="1cm" svg:x="14cm" svg:y="6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454cm" svg:y="6.1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17.png</text:p>
          </draw:text-box>
        </draw:frame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7.5cm" svg:y1="3.962cm" svg:x2="6.5cm" svg:y2="5.5cm">
            <text:p/>
          </draw:line>
          <draw:custom-shape draw:style-name="gr3" draw:text-style-name="P5" draw:layer="layout" svg:width="1cm" svg:height="1cm" svg:x="3cm" svg:y="3.538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64cm" svg:y1="5.462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5" draw:style-name="dp1" draw:master-page-name="Padrão">
        <draw:frame draw:style-name="gr6" draw:text-style-name="P6" draw:layer="layout" svg:width="7.25cm" svg:height="0.962cm" svg:x="1.25cm" svg:y="8.75cm">
          <draw:text-box>
            <text:p>imagens/avl18c.png</text:p>
          </draw:text-box>
        </draw:frame>
        <draw:g>
          <draw:custom-shape draw:style-name="gr33" draw:text-style-name="P1" draw:layer="layout" svg:width="7.75cm" svg:height="6cm" svg:x="1.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10.462cm" svg:x2="3.5cm" svg:y2="11.962cm">
            <text:p/>
          </draw:line>
          <draw:line draw:style-name="gr2" draw:text-style-name="P3" draw:layer="layout" svg:x1="5.5cm" svg:y1="10.462cm" svg:x2="7.5cm" svg:y2="11.962cm">
            <text:p/>
          </draw:line>
          <draw:custom-shape draw:style-name="gr25" draw:text-style-name="P13" draw:layer="layout" svg:width="1cm" svg:height="1cm" svg:x="5cm" svg:y="9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12cm" svg:x2="4.536cm" svg:y2="13.5cm">
            <text:p/>
          </draw:line>
          <draw:custom-shape draw:style-name="gr25" draw:text-style-name="P13" draw:layer="layout" svg:width="1cm" svg:height="1cm" svg:x="4.036cm" svg:y="13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14cm" svg:y1="12cm" svg:x2="8.5cm" svg:y2="13.5cm">
            <text:p/>
          </draw:line>
          <draw:line draw:style-name="gr2" draw:text-style-name="P2" draw:layer="layout" svg:x1="3.536cm" svg:y1="11.962cm" svg:x2="2.536cm" svg:y2="13.5cm">
            <text:p/>
          </draw:line>
          <draw:custom-shape draw:style-name="gr35" draw:text-style-name="P15" draw:layer="layout" svg:width="1cm" svg:height="1cm" svg:x="7cm" svg:y="11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36cm" svg:y="13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6.364cm" svg:y="11.736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1.5cm" svg:y="13.2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7.35cm" svg:y="13.198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3.5cm" svg:y="13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4.364cm" svg:y="10.1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2.401cm" svg:y="11.736cm">
            <draw:text-box>
              <text:p><text:span text:style-name="T3">0</text:span></text:p>
            </draw:text-box>
          </draw:frame>
          <draw:line draw:style-name="gr2" draw:text-style-name="P2" draw:layer="layout" svg:x1="8.5cm" svg:y1="13.5cm" svg:x2="7.5cm" svg:y2="15cm">
            <text:p/>
          </draw:line>
          <draw:custom-shape draw:style-name="gr25" draw:text-style-name="P13" draw:layer="layout" svg:width="1cm" svg:height="1cm" svg:x="7cm" svg:y="14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6.436cm" svg:y="14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8cm" svg:y="13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3.036cm" svg:y="11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1.75cm">
          <draw:text-box>
            <text:p>imagens/avl18d.png</text:p>
          </draw:text-box>
        </draw:frame>
        <draw:g>
          <draw:custom-shape draw:style-name="gr56" draw:text-style-name="P1" draw:layer="layout" svg:width="8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4.962cm" svg:x2="18.5cm" svg:y2="6.462cm">
            <text:p/>
          </draw:line>
          <draw:custom-shape draw:style-name="gr25" draw:text-style-name="P13" draw:layer="layout" svg:width="1cm" svg:height="1cm" svg:x="18cm" svg:y="5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7.464cm" svg:y="6.198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0</text:span></text:p>
            </draw:text-box>
          </draw:frame>
          <draw:line draw:style-name="gr2" draw:text-style-name="P2" draw:layer="layout" svg:x1="13.5cm" svg:y1="5cm" svg:x2="14.5cm" svg:y2="6.5cm">
            <text:p/>
          </draw:line>
          <draw:custom-shape draw:style-name="gr25" draw:text-style-name="P13" draw:layer="layout" svg:width="1cm" svg:height="1cm" svg:x="14cm" svg:y="6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454cm" svg:y="6.1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18.png</text:p>
          </draw:text-box>
        </draw:frame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8.5cm" svg:y1="5.462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Padrão">
        <draw:frame draw:style-name="gr6" draw:text-style-name="P6" draw:layer="layout" svg:width="7.25cm" svg:height="0.962cm" svg:x="1.25cm" svg:y="8.75cm">
          <draw:text-box>
            <text:p>imagens/avl19c.png</text:p>
          </draw:text-box>
        </draw:frame>
        <draw:frame draw:style-name="gr6" draw:text-style-name="P6" draw:layer="layout" svg:width="7.25cm" svg:height="0.962cm" svg:x="11.25cm" svg:y="1.75cm">
          <draw:text-box>
            <text:p>imagens/avl19d.png</text:p>
          </draw:text-box>
        </draw:frame>
        <draw:g>
          <draw:g>
            <draw:custom-shape draw:style-name="gr56" draw:text-style-name="P1" draw:layer="layout" svg:width="8cm" svg:height="4.538cm" svg:x="11.25cm" svg:y="2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5cm" svg:y1="3.462cm" svg:x2="13.5cm" svg:y2="4.962cm">
              <text:p/>
            </draw:line>
            <draw:line draw:style-name="gr2" draw:text-style-name="P3" draw:layer="layout" svg:x1="15.5cm" svg:y1="3.462cm" svg:x2="17.5cm" svg:y2="4.962cm">
              <text:p/>
            </draw:line>
            <draw:custom-shape draw:style-name="gr25" draw:text-style-name="P13" draw:layer="layout" svg:width="1cm" svg:height="1cm" svg:x="15cm" svg:y="2.96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4.962cm" svg:x2="18.5cm" svg:y2="6.462cm">
              <text:p/>
            </draw:line>
            <draw:custom-shape draw:style-name="gr25" draw:text-style-name="P13" draw:layer="layout" svg:width="1cm" svg:height="1cm" svg:x="18cm" svg:y="5.962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514cm" svg:y1="5cm" svg:x2="12.514cm" svg:y2="6.538cm">
              <text:p/>
            </draw:line>
            <draw:line draw:style-name="gr2" draw:text-style-name="P2" draw:layer="layout" svg:x1="17.5cm" svg:y1="4.924cm" svg:x2="16.5cm" svg:y2="6.462cm">
              <text:p/>
            </draw:line>
            <draw:custom-shape draw:style-name="gr25" draw:text-style-name="P13" draw:layer="layout" svg:width="1cm" svg:height="1cm" svg:x="16cm" svg:y="5.962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2.364cm" svg:y="4.736cm">
              <draw:text-box>
                <text:p><text:span text:style-name="T3">-1</text:span></text:p>
              </draw:text-box>
            </draw:frame>
            <draw:frame draw:style-name="gr29" draw:text-style-name="P12" draw:layer="layout" svg:width="0.739cm" svg:height="0.564cm" svg:x="15.464cm" svg:y="6.236cm">
              <draw:text-box>
                <text:p><text:span text:style-name="T3">0</text:span></text:p>
              </draw:text-box>
            </draw:frame>
            <draw:frame draw:style-name="gr29" draw:text-style-name="P12" draw:layer="layout" svg:width="0.739cm" svg:height="0.564cm" svg:x="11.364cm" svg:y="6.236cm">
              <draw:text-box>
                <text:p><text:span text:style-name="T3">0</text:span></text:p>
              </draw:text-box>
            </draw:frame>
            <draw:frame draw:style-name="gr27" draw:text-style-name="P12" draw:layer="layout" svg:width="0.646cm" svg:height="0.564cm" svg:x="17.464cm" svg:y="6.198cm">
              <draw:text-box>
                <text:p><text:span text:style-name="T3">0</text:span></text:p>
              </draw:text-box>
            </draw:frame>
            <draw:frame draw:style-name="gr29" draw:text-style-name="P12" draw:layer="layout" svg:width="0.739cm" svg:height="0.564cm" svg:x="14.364cm" svg:y="3.136cm">
              <draw:text-box>
                <text:p><text:span text:style-name="T3">0</text:span></text:p>
              </draw:text-box>
            </draw:frame>
            <draw:frame draw:style-name="gr28" draw:text-style-name="P12" draw:layer="layout" svg:width="0.807cm" svg:height="0.564cm" svg:x="16.365cm" svg:y="4.698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014cm" svg:y="6.038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7cm" svg:y="4.46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3cm" svg:y="4.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0.788cm">
          <draw:text-box>
            <text:p>imagens/avl19.png</text:p>
          </draw:text-box>
        </draw:frame>
        <draw:g>
          <draw:g>
            <draw:custom-shape draw:style-name="gr14" draw:text-style-name="P1" draw:layer="layout" svg:width="6.5cm" svg:height="4.5cm" svg:x="1.75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5cm" svg:y1="2.5cm" svg:x2="3.5cm" svg:y2="4cm">
              <text:p/>
            </draw:line>
            <draw:line draw:style-name="gr2" draw:text-style-name="P3" draw:layer="layout" svg:x1="5.5cm" svg:y1="2.5cm" svg:x2="7.5cm" svg:y2="4cm">
              <text:p/>
            </draw:line>
            <draw:custom-shape draw:style-name="gr3" draw:text-style-name="P5" draw:layer="layout" svg:width="1cm" svg:height="1cm" svg:x="5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514cm" svg:y1="4.038cm" svg:x2="2.514cm" svg:y2="5.576cm">
              <text:p/>
            </draw:line>
            <draw:line draw:style-name="gr2" draw:text-style-name="P2" draw:layer="layout" svg:x1="3.5cm" svg:y1="4cm" svg:x2="4.5cm" svg:y2="5.5cm">
              <text:p/>
            </draw:line>
            <draw:custom-shape draw:style-name="gr3" draw:text-style-name="P5" draw:layer="layout" svg:width="1cm" svg:height="1cm" svg:x="4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2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7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3cm" svg:y="3.538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7" draw:text-style-name="P1" draw:layer="layout" svg:width="6.814cm" svg:height="6cm" svg:x="2.2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314cm" svg:y1="10.5cm" svg:x2="4.314cm" svg:y2="12cm">
            <text:p/>
          </draw:line>
          <draw:line draw:style-name="gr2" draw:text-style-name="P3" draw:layer="layout" svg:x1="6.314cm" svg:y1="10.5cm" svg:x2="8.314cm" svg:y2="12cm">
            <text:p/>
          </draw:line>
          <draw:custom-shape draw:style-name="gr35" draw:text-style-name="P15" draw:layer="layout" svg:width="1cm" svg:height="1cm" svg:x="5.814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35cm" svg:y1="12.038cm" svg:x2="5.35cm" svg:y2="13.538cm">
            <text:p/>
          </draw:line>
          <draw:line draw:style-name="gr2" draw:text-style-name="P2" draw:layer="layout" svg:x1="4.35cm" svg:y1="12cm" svg:x2="3.35cm" svg:y2="13.538cm">
            <text:p/>
          </draw:line>
          <draw:custom-shape draw:style-name="gr25" draw:text-style-name="P13" draw:layer="layout" svg:width="1cm" svg:height="1cm" svg:x="3.814cm" svg:y="11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7.178cm" svg:y="11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2.214cm" svg:y="13.312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14cm" svg:y="13.274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5.178cm" svg:y="10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3.215cm" svg:y="11.774cm">
            <draw:text-box>
              <text:p><text:span text:style-name="T3">+1</text:span></text:p>
            </draw:text-box>
          </draw:frame>
          <draw:frame draw:style-name="gr27" draw:text-style-name="P12" draw:layer="layout" svg:width="0.646cm" svg:height="0.564cm" svg:x="3.25cm" svg:y="14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7.814cm" svg:y="11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314cm" svg:y1="13.5cm" svg:x2="4.314cm" svg:y2="15.038cm">
            <text:p/>
          </draw:line>
          <draw:custom-shape draw:style-name="gr25" draw:text-style-name="P13" draw:layer="layout" svg:width="1cm" svg:height="1cm" svg:x="2.85cm" svg:y="13.038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3.814cm" svg:y="14.538cm">
            <text:p text:style-name="P4"><text:span text:style-name="T1">3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.85cm" svg:y="13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7" draw:style-name="dp1" draw:master-page-name="Padrão">
        <draw:frame draw:style-name="gr6" draw:text-style-name="P6" draw:layer="layout" svg:width="7.25cm" svg:height="0.962cm" svg:x="1.25cm" svg:y="8.75cm">
          <draw:text-box>
            <text:p>imagens/avl20c.png</text:p>
          </draw:text-box>
        </draw:frame>
        <draw:frame draw:style-name="gr6" draw:text-style-name="P6" draw:layer="layout" svg:width="7.25cm" svg:height="0.962cm" svg:x="11.25cm" svg:y="1.75cm">
          <draw:text-box>
            <text:p>imagens/avl20d.png</text:p>
          </draw:text-box>
        </draw:frame>
        <draw:g>
          <draw:custom-shape draw:style-name="gr56" draw:text-style-name="P1" draw:layer="layout" svg:width="8cm" svg:height="4.538cm" svg:x="11.25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3.462cm" svg:x2="13.5cm" svg:y2="4.962cm">
            <text:p/>
          </draw:line>
          <draw:line draw:style-name="gr2" draw:text-style-name="P3" draw:layer="layout" svg:x1="15.5cm" svg:y1="3.462cm" svg:x2="17.5cm" svg:y2="4.962cm">
            <text:p/>
          </draw:line>
          <draw:custom-shape draw:style-name="gr25" draw:text-style-name="P13" draw:layer="layout" svg:width="1cm" svg:height="1cm" svg:x="15cm" svg:y="2.962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36cm" svg:y1="5cm" svg:x2="18.536cm" svg:y2="6.5cm">
            <text:p/>
          </draw:line>
          <draw:custom-shape draw:style-name="gr25" draw:text-style-name="P13" draw:layer="layout" svg:width="1cm" svg:height="1cm" svg:x="18.036cm" svg:y="6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14cm" svg:y1="5cm" svg:x2="12.514cm" svg:y2="6.538cm">
            <text:p/>
          </draw:line>
          <draw:line draw:style-name="gr2" draw:text-style-name="P2" draw:layer="layout" svg:x1="17.5cm" svg:y1="4.924cm" svg:x2="16.5cm" svg:y2="6.462cm">
            <text:p/>
          </draw:line>
          <draw:custom-shape draw:style-name="gr25" draw:text-style-name="P13" draw:layer="layout" svg:width="1cm" svg:height="1cm" svg:x="16cm" svg:y="5.962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4cm" svg:y="4.736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15.464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1.364cm" svg:y="6.23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7.5cm" svg:y="6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4.364cm" svg:y="3.1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6.365cm" svg:y="4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14cm" svg:y="6.0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4.462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cm" svg:y="4.5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25cm" svg:y="0.788cm">
          <draw:text-box>
            <text:p>imagens/avl20.png</text:p>
          </draw:text-box>
        </draw:frame>
        <draw:g>
          <draw:custom-shape draw:style-name="gr14" draw:text-style-name="P1" draw:layer="layout" svg:width="6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2.5cm" svg:y2="4cm">
            <text:p/>
          </draw:line>
          <draw:line draw:style-name="gr2" draw:text-style-name="P3" draw:layer="layout" svg:x1="4.5cm" svg:y1="2.5cm" svg:x2="6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14cm" svg:y1="4.038cm" svg:x2="5.514cm" svg:y2="5.576cm">
            <text:p/>
          </draw:line>
          <draw:line draw:style-name="gr2" draw:text-style-name="P2" draw:layer="layout" svg:x1="6.5cm" svg:y1="4cm" svg:x2="7.5cm" svg:y2="5.5cm">
            <text:p/>
          </draw:line>
          <draw:custom-shape draw:style-name="gr3" draw:text-style-name="P5" draw:layer="layout" svg:width="1cm" svg:height="1cm" svg:x="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5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" draw:layer="layout" svg:width="6.75cm" svg:height="6cm" svg:x="3.2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314cm" svg:y1="10.5cm" svg:x2="4.314cm" svg:y2="12cm">
            <text:p/>
          </draw:line>
          <draw:line draw:style-name="gr2" draw:text-style-name="P3" draw:layer="layout" svg:x1="6.314cm" svg:y1="10.5cm" svg:x2="8.314cm" svg:y2="12cm">
            <text:p/>
          </draw:line>
          <draw:custom-shape draw:style-name="gr35" draw:text-style-name="P15" draw:layer="layout" svg:width="1cm" svg:height="1cm" svg:x="5.814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25cm" svg:y1="12cm" svg:x2="9.25cm" svg:y2="13.5cm">
            <text:p/>
          </draw:line>
          <draw:line draw:style-name="gr2" draw:text-style-name="P2" draw:layer="layout" svg:x1="8.25cm" svg:y1="11.962cm" svg:x2="7.25cm" svg:y2="13.5cm">
            <text:p/>
          </draw:line>
          <draw:custom-shape draw:style-name="gr25" draw:text-style-name="P13" draw:layer="layout" svg:width="1cm" svg:height="1cm" svg:x="3.814cm" svg:y="11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7.178cm" svg:y="11.7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6.114cm" svg:y="13.2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8.114cm" svg:y="13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5.178cm" svg:y="10.174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3.215cm" svg:y="11.7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7.25cm" svg:y="14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7.814cm" svg:y="11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25cm" svg:y1="13.5cm" svg:x2="8.25cm" svg:y2="15cm">
            <text:p/>
          </draw:line>
          <draw:custom-shape draw:style-name="gr25" draw:text-style-name="P13" draw:layer="layout" svg:width="1cm" svg:height="1cm" svg:x="6.75cm" svg:y="13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.814cm" svg:y="14.5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8.75cm" svg:y="13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8" draw:style-name="dp1" draw:master-page-name="Padrão">
        <draw:frame draw:style-name="gr6" draw:text-style-name="P6" draw:layer="layout" svg:width="8.75cm" svg:height="0.962cm" svg:x="1.75cm" svg:y="0.788cm">
          <draw:text-box>
            <text:p>imagens/avl_ins_dir1.png</text:p>
          </draw:text-box>
        </draw:frame>
        <draw:g>
          <draw:custom-shape draw:style-name="gr108" draw:text-style-name="P1" draw:layer="layout" svg:width="12.25cm" svg:height="3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09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.5cm" svg:y="3.736cm">
            <draw:text-box>
              <text:p><text:span text:style-name="T3">0</text:span></text:p>
            </draw:text-box>
          </draw:frame>
          <draw:custom-shape draw:style-name="gr110" draw:text-style-name="P5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2" draw:layer="layout" svg:width="4.25cm" svg:height="1.25cm" svg:x="5.75cm" svg:y="2.75cm">
            <text:p text:style-name="P21"><text:span text:style-name="T4">avl-&gt;add(15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12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dir2.png</text:p>
          </draw:text-box>
        </draw:frame>
        <draw:g>
          <draw:custom-shape draw:style-name="gr114" draw:text-style-name="P1" draw:layer="layout" svg:width="13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3" draw:layer="layout" svg:x1="4.5cm" svg:y1="8cm" svg:x2="5.435cm" svg:y2="9.5cm">
            <text:p/>
          </draw:line>
          <draw:custom-shape draw:style-name="gr110" draw:text-style-name="P5" draw:layer="layout" svg:width="1cm" svg:height="1cm" svg:x="4.935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2" draw:layer="layout" svg:width="4.25cm" svg:height="1.25cm" svg:x="6cm" svg:y="7.5cm">
            <text:p text:style-name="P21"><text:span text:style-name="T4">avl-&gt;add(155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12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12" draw:text-style-name="P3" draw:layer="layout" svg:x1="13.565cm" svg:y1="8cm" svg:x2="14.5cm" svg:y2="9.5cm">
            <text:p/>
          </draw:line>
          <draw:custom-shape draw:style-name="gr113" draw:text-style-name="P13" draw:layer="layout" svg:width="1cm" svg:height="1cm" svg:x="14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12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3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dir3.png</text:p>
          </draw:text-box>
        </draw:frame>
        <draw:g>
          <draw:g>
            <draw:custom-shape draw:style-name="gr116" draw:text-style-name="P1" draw:layer="layout" svg:width="10.75cm" svg:height="4.538cm" svg:x="1.421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9" draw:text-style-name="P3" draw:layer="layout" svg:x1="3.421cm" svg:y1="14.038cm" svg:x2="4.356cm" svg:y2="15.538cm">
              <text:p/>
            </draw:line>
            <draw:custom-shape draw:style-name="gr110" draw:text-style-name="P5" draw:layer="layout" svg:width="1cm" svg:height="1cm" svg:x="3.856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22" draw:layer="layout" svg:width="4.25cm" svg:height="1.25cm" svg:x="4.921cm" svg:y="13.538cm">
              <text:p text:style-name="P21"><text:span text:style-name="T4">avl-&gt;add(155);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line draw:style-name="gr112" draw:text-style-name="P3" draw:layer="layout" svg:x1="2.486cm" svg:y1="12.538cm" svg:x2="3.421cm" svg:y2="14.038cm">
              <text:p/>
            </draw:line>
            <draw:custom-shape draw:style-name="gr25" draw:text-style-name="P13" draw:layer="layout" svg:width="1cm" svg:height="1cm" svg:x="1.986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.25cm" svg:y="12.212cm">
              <draw:text-box>
                <text:p><text:span text:style-name="T3">+1</text:span></text:p>
              </draw:text-box>
            </draw:frame>
            <draw:custom-shape draw:style-name="gr113" draw:text-style-name="P13" draw:layer="layout" svg:width="1cm" svg:height="1cm" svg:x="2.921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2.322cm" svg:y="13.774cm">
              <draw:text-box>
                <text:p><text:span text:style-name="T3">0</text:span></text:p>
              </draw:text-box>
            </draw:frame>
            <draw:line draw:style-name="gr112" draw:text-style-name="P3" draw:layer="layout" svg:x1="10.486cm" svg:y1="14.038cm" svg:x2="11.421cm" svg:y2="15.538cm">
              <text:p/>
            </draw:line>
            <draw:custom-shape draw:style-name="gr113" draw:text-style-name="P13" draw:layer="layout" svg:width="1cm" svg:height="1cm" svg:x="10.921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2" draw:text-style-name="P3" draw:layer="layout" svg:x1="9.551cm" svg:y1="12.538cm" svg:x2="10.486cm" svg:y2="14.038cm">
              <text:p/>
            </draw:line>
            <draw:custom-shape draw:style-name="gr35" draw:text-style-name="P15" draw:layer="layout" svg:width="1cm" svg:height="1cm" svg:x="9.051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8.315cm" svg:y="12.212cm">
              <draw:text-box>
                <text:p><text:span text:style-name="T3">+2</text:span></text:p>
              </draw:text-box>
            </draw:frame>
            <draw:custom-shape draw:style-name="gr113" draw:text-style-name="P13" draw:layer="layout" svg:width="1cm" svg:height="1cm" svg:x="9.986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9.287cm" svg:y="13.774cm">
              <draw:text-box>
                <text:p><text:span text:style-name="T3">+1</text:span></text:p>
              </draw:text-box>
            </draw:frame>
            <draw:frame draw:style-name="gr28" draw:text-style-name="P12" draw:layer="layout" svg:width="0.807cm" svg:height="0.564cm" svg:x="10.379cm" svg:y="15.224cm">
              <draw:text-box>
                <text:p><text:span text:style-name="T3">0</text:span></text:p>
              </draw:text-box>
            </draw:frame>
          </draw:g>
        </draw:g>
      </draw:page>
      <draw:page draw:name="page19" draw:style-name="dp1" draw:master-page-name="Padrão">
        <draw:frame draw:style-name="gr6" draw:text-style-name="P6" draw:layer="layout" svg:width="8.75cm" svg:height="0.962cm" svg:x="1.75cm" svg:y="0.788cm">
          <draw:text-box>
            <text:p>imagens/avl_ins_esq1.png</text:p>
          </draw:text-box>
        </draw:frame>
        <draw:g>
          <draw:custom-shape draw:style-name="gr118" draw:text-style-name="P1" draw:layer="layout" svg:width="12cm" svg:height="3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09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29cm" svg:y="2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3.401cm" svg:y="3.736cm">
            <draw:text-box>
              <text:p><text:span text:style-name="T3">0</text:span></text:p>
            </draw:text-box>
          </draw:frame>
          <draw:custom-shape draw:style-name="gr110" draw:text-style-name="P5" draw:layer="layout" svg:width="1cm" svg:height="1cm" svg:x="2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2" draw:layer="layout" svg:width="4.25cm" svg:height="1.25cm" svg:x="5.75cm" svg:y="2.75cm">
            <text:p text:style-name="P21"><text:span text:style-name="T4">avl-&gt;add(10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12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esq2.png</text:p>
          </draw:text-box>
        </draw:frame>
        <draw:g>
          <draw:custom-shape draw:style-name="gr120" draw:text-style-name="P1" draw:layer="layout" svg:width="12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3" draw:layer="layout" svg:x1="4.5cm" svg:y1="8cm" svg:x2="3.5cm" svg:y2="9.5cm">
            <text:p/>
          </draw:line>
          <draw:custom-shape draw:style-name="gr110" draw:text-style-name="P5" draw:layer="layout" svg:width="1cm" svg:height="1cm" svg:x="3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22" draw:layer="layout" svg:width="4.25cm" svg:height="1.25cm" svg:x="6cm" svg:y="7.5cm">
            <text:p text:style-name="P21"><text:span text:style-name="T4">avl-&gt;add(14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12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12" draw:text-style-name="P3" draw:layer="layout" svg:x1="13.565cm" svg:y1="8cm" svg:x2="12.5cm" svg:y2="9.5cm">
            <text:p/>
          </draw:line>
          <draw:custom-shape draw:style-name="gr113" draw:text-style-name="P13" draw:layer="layout" svg:width="1cm" svg:height="1cm" svg:x="12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12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1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esq3.png</text:p>
          </draw:text-box>
        </draw:frame>
        <draw:g>
          <draw:custom-shape draw:style-name="gr122" draw:text-style-name="P1" draw:layer="layout" svg:width="10.421cm" svg:height="4.538cm" svg:x="1.7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3" draw:layer="layout" svg:x1="3.421cm" svg:y1="14.038cm" svg:x2="2.5cm" svg:y2="15.5cm">
            <text:p/>
          </draw:line>
          <draw:custom-shape draw:style-name="gr110" draw:text-style-name="P5" draw:layer="layout" svg:width="1cm" svg:height="1cm" svg:x="2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22" draw:layer="layout" svg:width="4.25cm" svg:height="1.25cm" svg:x="4.921cm" svg:y="13.538cm">
            <text:p text:style-name="P21"><text:span text:style-name="T4">avl-&gt;add(9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12" draw:text-style-name="P3" draw:layer="layout" svg:x1="4.5cm" svg:y1="12.5cm" svg:x2="3.5cm" svg:y2="14cm">
            <text:p/>
          </draw:line>
          <draw:custom-shape draw:style-name="gr25" draw:text-style-name="P13" draw:layer="layout" svg:width="1cm" svg:height="1cm" svg:x="4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64cm" svg:y="12.174cm">
            <draw:text-box>
              <text:p><text:span text:style-name="T3">-1</text:span></text:p>
            </draw:text-box>
          </draw:frame>
          <draw:custom-shape draw:style-name="gr113" draw:text-style-name="P13" draw:layer="layout" svg:width="1cm" svg:height="1cm" svg:x="3cm" svg:y="1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01cm" svg:y="13.736cm">
            <draw:text-box>
              <text:p><text:span text:style-name="T3">0</text:span></text:p>
            </draw:text-box>
          </draw:frame>
          <draw:line draw:style-name="gr112" draw:text-style-name="P3" draw:layer="layout" svg:x1="10.486cm" svg:y1="14.038cm" svg:x2="9.5cm" svg:y2="15.5cm">
            <text:p/>
          </draw:line>
          <draw:custom-shape draw:style-name="gr113" draw:text-style-name="P13" draw:layer="layout" svg:width="1cm" svg:height="1cm" svg:x="9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2" draw:text-style-name="P3" draw:layer="layout" svg:x1="11.5cm" svg:y1="12.5cm" svg:x2="10.486cm" svg:y2="14.038cm">
            <text:p/>
          </draw:line>
          <draw:custom-shape draw:style-name="gr35" draw:text-style-name="P15" draw:layer="layout" svg:width="1cm" svg:height="1cm" svg:x="11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364cm" svg:y="12.174cm">
            <draw:text-box>
              <text:p><text:span text:style-name="T3">-2</text:span></text:p>
            </draw:text-box>
          </draw:frame>
          <draw:custom-shape draw:style-name="gr113" draw:text-style-name="P13" draw:layer="layout" svg:width="1cm" svg:height="1cm" svg:x="9.986cm" svg:y="1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.287cm" svg:y="13.7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8.458cm" svg:y="15.186cm">
            <draw:text-box>
              <text:p><text:span text:style-name="T3">0</text:span></text:p>
            </draw:text-box>
          </draw:frame>
        </draw:g>
      </draw:page>
      <draw:page draw:name="page20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1.png</text:p>
          </draw:text-box>
        </draw:frame>
        <draw:g>
          <draw:custom-shape draw:style-name="gr124" draw:text-style-name="P1" draw:layer="layout" svg:width="10.75cm" svg:height="6cm" svg:x="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2.5cm" svg:x2="3.5cm" svg:y2="4cm">
            <text:p/>
          </draw:line>
          <draw:line draw:style-name="gr2" draw:text-style-name="P3" draw:layer="layout" svg:x1="6.5cm" svg:y1="2.5cm" svg:x2="9.5cm" svg:y2="4cm">
            <text:p/>
          </draw:line>
          <draw:custom-shape draw:style-name="gr3" draw:text-style-name="P5" draw:layer="layout" svg:width="1cm" svg:height="1cm" svg:x="6cm" svg:y="2cm">
            <text:p text:style-name="P4"><text:span text:style-name="T1">4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cm" svg:x2="10.5cm" svg:y2="5.5cm">
            <text:p/>
          </draw:line>
          <draw:custom-shape draw:style-name="gr3" draw:text-style-name="P5" draw:layer="layout" svg:width="1cm" svg:height="1cm" svg:x="10cm" svg:y="5cm">
            <text:p text:style-name="P4"><text:span text:style-name="T1">5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9.5cm" svg:y1="3.962cm" svg:x2="8.5cm" svg:y2="5.5cm">
            <text:p/>
          </draw:line>
          <draw:line draw:style-name="gr125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9cm" svg:y="3.5cm">
            <text:p text:style-name="P4"><text:span text:style-name="T1">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line draw:style-name="gr2" draw:text-style-name="P2" draw:layer="layout" svg:x1="4.5cm" svg:y1="5.5cm" svg:x2="5.5cm" svg:y2="7cm">
            <text:p/>
          </draw:line>
          <draw:custom-shape draw:style-name="gr3" draw:text-style-name="P5" draw:layer="layout" svg:width="1cm" svg:height="1cm" svg:x="5cm" svg:y="6.5cm">
            <text:p text:style-name="P4"><text:span text:style-name="T1">4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5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8.5cm" svg:y1="5.462cm" svg:x2="7.5cm" svg:y2="7cm">
            <text:p/>
          </draw:line>
          <draw:custom-shape draw:style-name="gr3" draw:text-style-name="P5" draw:layer="layout" svg:width="1cm" svg:height="1cm" svg:x="8cm" svg:y="5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6.5cm">
            <text:p text:style-name="P4"><text:span text:style-name="T1">4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.25cm" svg:y="8.75cm">
          <draw:text-box>
            <text:p>imagens/avl-exercicio22.png</text:p>
          </draw:text-box>
        </draw:frame>
        <draw:g>
          <draw:custom-shape draw:style-name="gr126" draw:text-style-name="P1" draw:layer="layout" svg:width="14.5cm" svg:height="7.5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10.5cm" svg:x2="4.5cm" svg:y2="12cm">
            <text:p/>
          </draw:line>
          <draw:line draw:style-name="gr2" draw:text-style-name="P3" draw:layer="layout" svg:x1="8.5cm" svg:y1="10.5cm" svg:x2="12.5cm" svg:y2="12cm">
            <text:p/>
          </draw:line>
          <draw:custom-shape draw:style-name="gr3" draw:text-style-name="P5" draw:layer="layout" svg:width="1cm" svg:height="1cm" svg:x="8cm" svg:y="10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12cm" svg:x2="14.5cm" svg:y2="13.5cm">
            <text:p/>
          </draw:line>
          <draw:line draw:style-name="gr2" draw:text-style-name="P2" draw:layer="layout" svg:x1="4.5cm" svg:y1="12cm" svg:x2="2.514cm" svg:y2="13.576cm">
            <text:p/>
          </draw:line>
          <draw:line draw:style-name="gr2" draw:text-style-name="P2" draw:layer="layout" svg:x1="12.5cm" svg:y1="12cm" svg:x2="10.5cm" svg:y2="13.5cm">
            <text:p/>
          </draw:line>
          <draw:line draw:style-name="gr125" draw:text-style-name="P2" draw:layer="layout" svg:x1="2.564cm" svg:y1="13.462cm" svg:x2="1.564cm" svg:y2="15cm">
            <text:p/>
          </draw:line>
          <draw:custom-shape draw:style-name="gr3" draw:text-style-name="P5" draw:layer="layout" svg:width="1cm" svg:height="1cm" svg:x="1.064cm" svg:y="14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1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3.5cm" svg:x2="3.5cm" svg:y2="15cm">
            <text:p/>
          </draw:line>
          <draw:custom-shape draw:style-name="gr3" draw:text-style-name="P5" draw:layer="layout" svg:width="1cm" svg:height="1cm" svg:x="3cm" svg:y="14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3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2cm" svg:x2="6.5cm" svg:y2="13.5cm">
            <text:p/>
          </draw:line>
          <draw:line draw:style-name="gr2" draw:text-style-name="P2" draw:layer="layout" svg:x1="6.5cm" svg:y1="13.5cm" svg:x2="7.5cm" svg:y2="15cm">
            <text:p/>
          </draw:line>
          <draw:custom-shape draw:style-name="gr3" draw:text-style-name="P5" draw:layer="layout" svg:width="1cm" svg:height="1cm" svg:x="7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10.5cm" svg:y1="13.462cm" svg:x2="9.5cm" svg:y2="15cm">
            <text:p/>
          </draw:line>
          <draw:custom-shape draw:style-name="gr3" draw:text-style-name="P5" draw:layer="layout" svg:width="1cm" svg:height="1cm" svg:x="9cm" svg:y="14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6.5cm" svg:y1="13.5cm" svg:x2="5.5cm" svg:y2="15.038cm">
            <text:p/>
          </draw:line>
          <draw:custom-shape draw:style-name="gr3" draw:text-style-name="P5" draw:layer="layout" svg:width="1cm" svg:height="1cm" svg:x="6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5cm" svg:x2="6.5cm" svg:y2="16.5cm">
            <text:p/>
          </draw:line>
          <draw:custom-shape draw:style-name="gr3" draw:text-style-name="P5" draw:layer="layout" svg:width="1cm" svg:height="1cm" svg:x="6cm" svg:y="16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4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3.5cm" svg:x2="11.5cm" svg:y2="15cm">
            <text:p/>
          </draw:line>
          <draw:custom-shape draw:style-name="gr3" draw:text-style-name="P5" draw:layer="layout" svg:width="1cm" svg:height="1cm" svg:x="11cm" svg:y="14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14.5cm" svg:y1="13.5cm" svg:x2="13.5cm" svg:y2="15.038cm">
            <text:p/>
          </draw:line>
          <draw:custom-shape draw:style-name="gr3" draw:text-style-name="P5" draw:layer="layout" svg:width="1cm" svg:height="1cm" svg:x="13cm" svg:y="14.538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3cm">
            <text:p text:style-name="P4"><text:span text:style-name="T1">4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13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1" draw:style-name="dp1" draw:master-page-name="Padrão">
        <draw:frame draw:style-name="gr16" draw:text-style-name="P6" draw:layer="layout" svg:width="9.5cm" svg:height="1cm" svg:x="0.5cm" svg:y="1cm">
          <draw:text-box>
            <text:p>imagens/avl-exercicio22b.png</text:p>
          </draw:text-box>
        </draw:frame>
        <draw:g>
          <draw:custom-shape draw:style-name="gr126" draw:text-style-name="P1" draw:layer="layout" svg:width="14.5cm" svg:height="7.5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2.5cm" svg:x2="4.5cm" svg:y2="4cm">
            <text:p/>
          </draw:line>
          <draw:line draw:style-name="gr2" draw:text-style-name="P3" draw:layer="layout" svg:x1="8.5cm" svg:y1="2.5cm" svg:x2="12.5cm" svg:y2="4cm">
            <text:p/>
          </draw:line>
          <draw:custom-shape draw:style-name="gr3" draw:text-style-name="P5" draw:layer="layout" svg:width="1cm" svg:height="1cm" svg:x="8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cm" svg:x2="14.5cm" svg:y2="5.5cm">
            <text:p/>
          </draw:line>
          <draw:line draw:style-name="gr2" draw:text-style-name="P2" draw:layer="layout" svg:x1="4.5cm" svg:y1="4cm" svg:x2="2.514cm" svg:y2="5.576cm">
            <text:p/>
          </draw:line>
          <draw:line draw:style-name="gr2" draw:text-style-name="P2" draw:layer="layout" svg:x1="12.5cm" svg:y1="4cm" svg:x2="10.5cm" svg:y2="5.5cm">
            <text:p/>
          </draw:line>
          <draw:line draw:style-name="gr125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4cm" svg:x2="6.5cm" svg:y2="5.5cm">
            <text:p/>
          </draw:line>
          <draw:line draw:style-name="gr2" draw:text-style-name="P2" draw:layer="layout" svg:x1="6.5cm" svg:y1="5.5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10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6.5cm" svg:y1="5.5cm" svg:x2="5.5cm" svg:y2="7.038cm">
            <text:p/>
          </draw:line>
          <draw:custom-shape draw:style-name="gr3" draw:text-style-name="P5" draw:layer="layout" svg:width="1cm" svg:height="1cm" svg:x="6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7cm" svg:x2="6.5cm" svg:y2="8.5cm">
            <text:p/>
          </draw:line>
          <draw:custom-shape draw:style-name="gr3" draw:text-style-name="P5" draw:layer="layout" svg:width="1cm" svg:height="1cm" svg:x="6cm" svg:y="8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5cm" svg:x2="11.5cm" svg:y2="7cm">
            <text:p/>
          </draw:line>
          <draw:custom-shape draw:style-name="gr3" draw:text-style-name="P5" draw:layer="layout" svg:width="1cm" svg:height="1cm" svg:x="11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0.5cm" svg:y="10cm">
          <draw:text-box>
            <text:p>imagens/avl-exercicio22c.png</text:p>
          </draw:text-box>
        </draw:frame>
        <draw:g>
          <draw:custom-shape draw:style-name="gr127" draw:text-style-name="P1" draw:layer="layout" svg:width="14.5cm" svg:height="6cm" svg:x="0.7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11.5cm" svg:x2="4.5cm" svg:y2="13cm">
            <text:p/>
          </draw:line>
          <draw:line draw:style-name="gr2" draw:text-style-name="P3" draw:layer="layout" svg:x1="8.5cm" svg:y1="11.5cm" svg:x2="12.5cm" svg:y2="13cm">
            <text:p/>
          </draw:line>
          <draw:custom-shape draw:style-name="gr3" draw:text-style-name="P5" draw:layer="layout" svg:width="1cm" svg:height="1cm" svg:x="8cm" svg:y="11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13cm" svg:x2="14.5cm" svg:y2="14.5cm">
            <text:p/>
          </draw:line>
          <draw:line draw:style-name="gr2" draw:text-style-name="P2" draw:layer="layout" svg:x1="4.5cm" svg:y1="13cm" svg:x2="2.514cm" svg:y2="14.576cm">
            <text:p/>
          </draw:line>
          <draw:line draw:style-name="gr2" draw:text-style-name="P2" draw:layer="layout" svg:x1="12.5cm" svg:y1="13cm" svg:x2="10.5cm" svg:y2="14.5cm">
            <text:p/>
          </draw:line>
          <draw:line draw:style-name="gr125" draw:text-style-name="P2" draw:layer="layout" svg:x1="2.564cm" svg:y1="14.462cm" svg:x2="1.564cm" svg:y2="16cm">
            <text:p/>
          </draw:line>
          <draw:custom-shape draw:style-name="gr3" draw:text-style-name="P5" draw:layer="layout" svg:width="1cm" svg:height="1cm" svg:x="1.064cm" svg:y="15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2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5cm" svg:x2="3.5cm" svg:y2="16cm">
            <text:p/>
          </draw:line>
          <draw:custom-shape draw:style-name="gr3" draw:text-style-name="P5" draw:layer="layout" svg:width="1cm" svg:height="1cm" svg:x="3cm" svg:y="15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4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3cm" svg:x2="6.5cm" svg:y2="14.5cm">
            <text:p/>
          </draw:line>
          <draw:line draw:style-name="gr2" draw:text-style-name="P2" draw:layer="layout" svg:x1="6.5cm" svg:y1="14.5cm" svg:x2="7.5cm" svg:y2="16cm">
            <text:p/>
          </draw:line>
          <draw:custom-shape draw:style-name="gr3" draw:text-style-name="P5" draw:layer="layout" svg:width="1cm" svg:height="1cm" svg:x="7cm" svg:y="15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2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10.5cm" svg:y1="14.462cm" svg:x2="9.5cm" svg:y2="16cm">
            <text:p/>
          </draw:line>
          <draw:custom-shape draw:style-name="gr3" draw:text-style-name="P5" draw:layer="layout" svg:width="1cm" svg:height="1cm" svg:x="9cm" svg:y="15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6.5cm" svg:y1="14.5cm" svg:x2="5.5cm" svg:y2="16.038cm">
            <text:p/>
          </draw:line>
          <draw:custom-shape draw:style-name="gr3" draw:text-style-name="P5" draw:layer="layout" svg:width="1cm" svg:height="1cm" svg:x="6cm" svg:y="14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4.5cm" svg:x2="11.5cm" svg:y2="16cm">
            <text:p/>
          </draw:line>
          <draw:custom-shape draw:style-name="gr3" draw:text-style-name="P5" draw:layer="layout" svg:width="1cm" svg:height="1cm" svg:x="11cm" svg:y="15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4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14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2" draw:style-name="dp1" draw:master-page-name="Padrão">
        <draw:frame draw:style-name="gr16" draw:text-style-name="P6" draw:layer="layout" svg:width="9.5cm" svg:height="1cm" svg:x="0.5cm" svg:y="1cm">
          <draw:text-box>
            <text:p>imagens/avl-exercicio22d.png</text:p>
          </draw:text-box>
        </draw:frame>
        <draw:g>
          <draw:custom-shape draw:style-name="gr128" draw:text-style-name="P1" draw:layer="layout" svg:width="10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2.5cm" svg:x2="3.5cm" svg:y2="4cm">
            <text:p/>
          </draw:line>
          <draw:line draw:style-name="gr2" draw:text-style-name="P3" draw:layer="layout" svg:x1="6.5cm" svg:y1="2.5cm" svg:x2="9.5cm" svg:y2="4cm">
            <text:p/>
          </draw:line>
          <draw:custom-shape draw:style-name="gr3" draw:text-style-name="P5" draw:layer="layout" svg:width="1cm" svg:height="1cm" svg:x="6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cm" svg:x2="10.5cm" svg:y2="5.5cm">
            <text:p/>
          </draw:line>
          <draw:line draw:style-name="gr2" draw:text-style-name="P2" draw:layer="layout" svg:x1="3.5cm" svg:y1="4cm" svg:x2="2.5cm" svg:y2="5.5cm">
            <text:p/>
          </draw:line>
          <draw:line draw:style-name="gr2" draw:text-style-name="P2" draw:layer="layout" svg:x1="9.5cm" svg:y1="4cm" svg:x2="8.5cm" svg:y2="5.5cm">
            <text:p/>
          </draw:line>
          <draw:line draw:style-name="gr125" draw:text-style-name="P2" draw:layer="layout" svg:x1="2.5cm" svg:y1="5.462cm" svg:x2="1.5cm" svg:y2="7cm">
            <text:p/>
          </draw:line>
          <draw:custom-shape draw:style-name="gr3" draw:text-style-name="P5" draw:layer="layout" svg:width="1cm" svg:height="1cm" svg:x="1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9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95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line draw:style-name="gr2" draw:text-style-name="P2" draw:layer="layout" svg:x1="4.5cm" svg:y1="5.5cm" svg:x2="5.5cm" svg:y2="7cm">
            <text:p/>
          </draw:line>
          <draw:custom-shape draw:style-name="gr3" draw:text-style-name="P5" draw:layer="layout" svg:width="1cm" svg:height="1cm" svg:x="5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8.5cm" svg:y1="5.462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4.5cm" svg:y1="5.5cm" svg:x2="3.5cm" svg:y2="7.038cm">
            <text:p/>
          </draw:line>
          <draw:custom-shape draw:style-name="gr3" draw:text-style-name="P5" draw:layer="layout" svg:width="1cm" svg:height="1cm" svg:x="4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5cm" svg:y1="5.5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0.75cm" svg:y="8cm">
          <draw:text-box>
            <text:p>imagens/avl-exercicio22e.png</text:p>
          </draw:text-box>
        </draw:frame>
        <draw:g>
          <draw:custom-shape draw:style-name="gr128" draw:text-style-name="P1" draw:layer="layout" svg:width="10.5cm" svg:height="6cm" svg:x="0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9.5cm" svg:x2="3.5cm" svg:y2="11cm">
            <text:p/>
          </draw:line>
          <draw:line draw:style-name="gr2" draw:text-style-name="P3" draw:layer="layout" svg:x1="6.5cm" svg:y1="9.5cm" svg:x2="9.5cm" svg:y2="11cm">
            <text:p/>
          </draw:line>
          <draw:custom-shape draw:style-name="gr3" draw:text-style-name="P5" draw:layer="layout" svg:width="1cm" svg:height="1cm" svg:x="6cm" svg:y="9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11cm" svg:x2="10.5cm" svg:y2="12.5cm">
            <text:p/>
          </draw:line>
          <draw:line draw:style-name="gr2" draw:text-style-name="P2" draw:layer="layout" svg:x1="3.5cm" svg:y1="11cm" svg:x2="2.5cm" svg:y2="12.5cm">
            <text:p/>
          </draw:line>
          <draw:line draw:style-name="gr2" draw:text-style-name="P2" draw:layer="layout" svg:x1="9.5cm" svg:y1="11cm" svg:x2="8.5cm" svg:y2="12.5cm">
            <text:p/>
          </draw:line>
          <draw:line draw:style-name="gr125" draw:text-style-name="P2" draw:layer="layout" svg:x1="2.5cm" svg:y1="12.462cm" svg:x2="1.5cm" svg:y2="14cm">
            <text:p/>
          </draw:line>
          <draw:custom-shape draw:style-name="gr3" draw:text-style-name="P5" draw:layer="layout" svg:width="1cm" svg:height="1cm" svg:x="1cm" svg:y="13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9cm" svg:y="10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95cm" svg:y="12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1cm" svg:x2="4.5cm" svg:y2="12.5cm">
            <text:p/>
          </draw:line>
          <draw:line draw:style-name="gr2" draw:text-style-name="P2" draw:layer="layout" svg:x1="4.5cm" svg:y1="12.5cm" svg:x2="5.5cm" svg:y2="14cm">
            <text:p/>
          </draw:line>
          <draw:custom-shape draw:style-name="gr3" draw:text-style-name="P5" draw:layer="layout" svg:width="1cm" svg:height="1cm" svg:x="5cm" svg:y="13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2" draw:layer="layout" svg:x1="8.5cm" svg:y1="12.462cm" svg:x2="7.5cm" svg:y2="14cm">
            <text:p/>
          </draw:line>
          <draw:custom-shape draw:style-name="gr3" draw:text-style-name="P5" draw:layer="layout" svg:width="1cm" svg:height="1cm" svg:x="7cm" svg:y="13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5cm" svg:y1="12.5cm" svg:x2="9.5cm" svg:y2="14cm">
            <text:p/>
          </draw:line>
          <draw:custom-shape draw:style-name="gr3" draw:text-style-name="P5" draw:layer="layout" svg:width="1cm" svg:height="1cm" svg:x="9cm" svg:y="13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12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12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0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3" draw:style-name="dp1" draw:master-page-name="Padrão">
        <draw:frame draw:style-name="gr16" draw:text-style-name="P6" draw:layer="layout" svg:width="9.5cm" svg:height="1cm" svg:x="0.75cm" svg:y="1cm">
          <draw:text-box>
            <text:p>imagens/avl-exercicio22f.png</text:p>
          </draw:text-box>
        </draw:frame>
        <draw:g>
          <draw:g>
            <draw:custom-shape draw:style-name="gr57" draw:text-style-name="P1" draw:layer="layout" svg:width="8.5cm" svg:height="6cm" svg:x="1.75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5cm" svg:y1="2.5cm" svg:x2="4.5cm" svg:y2="4cm">
              <text:p/>
            </draw:line>
            <draw:line draw:style-name="gr2" draw:text-style-name="P3" draw:layer="layout" svg:x1="6.5cm" svg:y1="2.5cm" svg:x2="8.5cm" svg:y2="4cm">
              <text:p/>
            </draw:line>
            <draw:custom-shape draw:style-name="gr3" draw:text-style-name="P5" draw:layer="layout" svg:width="1cm" svg:height="1cm" svg:x="6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8.5cm" svg:y1="4cm" svg:x2="9.5cm" svg:y2="5.5cm">
              <text:p/>
            </draw:line>
            <draw:line draw:style-name="gr2" draw:text-style-name="P2" draw:layer="layout" svg:x1="4.5cm" svg:y1="4cm" svg:x2="3.5cm" svg:y2="5.5cm">
              <text:p/>
            </draw:line>
            <draw:line draw:style-name="gr2" draw:text-style-name="P2" draw:layer="layout" svg:x1="8.5cm" svg:y1="4cm" svg:x2="7.5cm" svg:y2="5.5cm">
              <text:p/>
            </draw:line>
            <draw:line draw:style-name="gr125" draw:text-style-name="P2" draw:layer="layout" svg:x1="3.5cm" svg:y1="5.462cm" svg:x2="2.5cm" svg:y2="7cm">
              <text:p/>
            </draw:line>
            <draw:custom-shape draw:style-name="gr3" draw:text-style-name="P5" draw:layer="layout" svg:width="1cm" svg:height="1cm" svg:x="2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8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2.95cm" svg:y="5.076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4.5cm" svg:y1="4cm" svg:x2="5.5cm" svg:y2="5.5cm">
              <text:p/>
            </draw:line>
            <draw:line draw:style-name="gr125" draw:text-style-name="P2" draw:layer="layout" svg:x1="7.5cm" svg:y1="5.462cm" svg:x2="6.5cm" svg:y2="7cm">
              <text:p/>
            </draw:line>
            <draw:custom-shape draw:style-name="gr3" draw:text-style-name="P5" draw:layer="layout" svg:width="1cm" svg:height="1cm" svg:x="6cm" svg:y="6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5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5cm" svg:y1="5.5cm" svg:x2="8.5cm" svg:y2="7cm">
              <text:p/>
            </draw:line>
            <draw:custom-shape draw:style-name="gr3" draw:text-style-name="P5" draw:layer="layout" svg:width="1cm" svg:height="1cm" svg:x="8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9cm" svg:y="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7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4cm" svg:y="3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75cm" svg:y="8cm">
          <draw:text-box>
            <text:p>imagens/avl-exercicio22g.png</text:p>
          </draw:text-box>
        </draw:frame>
        <draw:g>
          <draw:g>
            <draw:custom-shape draw:style-name="gr17" draw:text-style-name="P1" draw:layer="layout" svg:width="7.5cm" svg:height="6cm" svg:x="1.75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5cm" svg:y1="9.5cm" svg:x2="3.5cm" svg:y2="11cm">
              <text:p/>
            </draw:line>
            <draw:line draw:style-name="gr2" draw:text-style-name="P3" draw:layer="layout" svg:x1="5.5cm" svg:y1="9.5cm" svg:x2="7.5cm" svg:y2="11cm">
              <text:p/>
            </draw:line>
            <draw:custom-shape draw:style-name="gr3" draw:text-style-name="P5" draw:layer="layout" svg:width="1cm" svg:height="1cm" svg:x="5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5cm" svg:y1="11cm" svg:x2="8.5cm" svg:y2="12.5cm">
              <text:p/>
            </draw:line>
            <draw:line draw:style-name="gr2" draw:text-style-name="P2" draw:layer="layout" svg:x1="3.5cm" svg:y1="11cm" svg:x2="2.5cm" svg:y2="12.5cm">
              <text:p/>
            </draw:line>
            <draw:line draw:style-name="gr2" draw:text-style-name="P2" draw:layer="layout" svg:x1="7.5cm" svg:y1="11cm" svg:x2="6.5cm" svg:y2="12.5cm">
              <text:p/>
            </draw:line>
            <draw:custom-shape draw:style-name="gr3" draw:text-style-name="P5" draw:layer="layout" svg:width="1cm" svg:height="1cm" svg:x="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1.95cm" svg:y="12.076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5cm" svg:y1="11cm" svg:x2="4.5cm" svg:y2="12.5cm">
              <text:p/>
            </draw:line>
            <draw:line draw:style-name="gr125" draw:text-style-name="P2" draw:layer="layout" svg:x1="6.5cm" svg:y1="12.462cm" svg:x2="5.5cm" svg:y2="14cm">
              <text:p/>
            </draw:line>
            <draw:custom-shape draw:style-name="gr3" draw:text-style-name="P5" draw:layer="layout" svg:width="1cm" svg:height="1cm" svg:x="5cm" svg:y="13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4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6.5cm" svg:y1="12.5cm" svg:x2="7.5cm" svg:y2="14cm">
              <text:p/>
            </draw:line>
            <draw:custom-shape draw:style-name="gr3" draw:text-style-name="P5" draw:layer="layout" svg:width="1cm" svg:height="1cm" svg:x="7cm" svg:y="13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8cm" svg:y="12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6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3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1.75cm" svg:y="1cm">
          <draw:text-box>
            <text:p>imagens/avl-exercicio22hpng</text:p>
          </draw:text-box>
        </draw:frame>
        <draw:g>
          <draw:custom-shape draw:style-name="gr17" draw:text-style-name="P1" draw:layer="layout" svg:width="7.5cm" svg:height="6cm" svg:x="12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2.5cm" svg:x2="14.5cm" svg:y2="4cm">
            <text:p/>
          </draw:line>
          <draw:line draw:style-name="gr2" draw:text-style-name="P3" draw:layer="layout" svg:x1="16.5cm" svg:y1="2.5cm" svg:x2="18.5cm" svg:y2="4cm">
            <text:p/>
          </draw:line>
          <draw:custom-shape draw:style-name="gr3" draw:text-style-name="P5" draw:layer="layout" svg:width="1cm" svg:height="1cm" svg:x="16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cm" svg:x2="19.5cm" svg:y2="5.5cm">
            <text:p/>
          </draw:line>
          <draw:line draw:style-name="gr2" draw:text-style-name="P2" draw:layer="layout" svg:x1="14.5cm" svg:y1="4cm" svg:x2="13.5cm" svg:y2="5.5cm">
            <text:p/>
          </draw:line>
          <draw:line draw:style-name="gr2" draw:text-style-name="P2" draw:layer="layout" svg:x1="18.5cm" svg:y1="4cm" svg:x2="17.5cm" svg:y2="5.5cm">
            <text:p/>
          </draw:line>
          <draw:custom-shape draw:style-name="gr3" draw:text-style-name="P5" draw:layer="layout" svg:width="1cm" svg:height="1cm" svg:x="18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.95cm" svg:y="5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4cm" svg:x2="15.5cm" svg:y2="5.5cm">
            <text:p/>
          </draw:line>
          <draw:custom-shape draw:style-name="gr3" draw:text-style-name="P5" draw:layer="layout" svg:width="1cm" svg:height="1cm" svg:x="15cm" svg:y="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5.5cm" svg:x2="18.5cm" svg:y2="7cm">
            <text:p/>
          </draw:line>
          <draw:custom-shape draw:style-name="gr3" draw:text-style-name="P5" draw:layer="layout" svg:width="1cm" svg:height="1cm" svg:x="18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1.75cm" svg:y="8cm">
          <draw:text-box>
            <text:p>imagens/avl-exercicio22ipng</text:p>
          </draw:text-box>
        </draw:frame>
        <draw:g>
          <draw:custom-shape draw:style-name="gr1" draw:text-style-name="P1" draw:layer="layout" svg:width="7.5cm" svg:height="4.5cm" svg:x="12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9.5cm" svg:x2="14.5cm" svg:y2="11cm">
            <text:p/>
          </draw:line>
          <draw:line draw:style-name="gr2" draw:text-style-name="P3" draw:layer="layout" svg:x1="16.5cm" svg:y1="9.5cm" svg:x2="18.5cm" svg:y2="11cm">
            <text:p/>
          </draw:line>
          <draw:custom-shape draw:style-name="gr3" draw:text-style-name="P5" draw:layer="layout" svg:width="1cm" svg:height="1cm" svg:x="16cm" svg:y="9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11cm" svg:x2="19.5cm" svg:y2="12.5cm">
            <text:p/>
          </draw:line>
          <draw:line draw:style-name="gr2" draw:text-style-name="P2" draw:layer="layout" svg:x1="14.5cm" svg:y1="11cm" svg:x2="13.5cm" svg:y2="12.5cm">
            <text:p/>
          </draw:line>
          <draw:line draw:style-name="gr2" draw:text-style-name="P2" draw:layer="layout" svg:x1="18.5cm" svg:y1="11cm" svg:x2="17.5cm" svg:y2="12.5cm">
            <text:p/>
          </draw:line>
          <draw:custom-shape draw:style-name="gr3" draw:text-style-name="P5" draw:layer="layout" svg:width="1cm" svg:height="1cm" svg:x="18cm" svg:y="10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.95cm" svg:y="12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0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4" draw:style-name="dp1" draw:master-page-name="Padrão">
        <draw:frame draw:style-name="gr6" draw:text-style-name="P6" draw:layer="layout" svg:width="8.75cm" svg:height="0.962cm" svg:x="2.75cm" svg:y="1.75cm">
          <draw:text-box>
            <text:p>imagens/avl_rem_29.png</text:p>
          </draw:text-box>
        </draw:frame>
        <draw:g>
          <draw:custom-shape draw:style-name="gr129" draw:text-style-name="P1" draw:layer="layout" svg:width="20.75cm" svg:height="4.5cm" svg:x="1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2" draw:layer="layout" svg:width="4.25cm" svg:height="1.25cm" svg:x="7cm" svg:y="4.538cm">
            <text:p text:style-name="P21"><text:span text:style-name="T4">Remoção de 29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65cm" svg:y1="3.538cm" svg:x2="3.5cm" svg:y2="5.038cm">
            <text:p/>
          </draw:line>
          <draw:line draw:style-name="gr112" draw:text-style-name="P3" draw:layer="layout" svg:x1="4.565cm" svg:y1="3.538cm" svg:x2="5.5cm" svg:y2="5.038cm">
            <text:p/>
          </draw:line>
          <draw:custom-shape draw:style-name="gr25" draw:text-style-name="P13" draw:layer="layout" svg:width="1cm" svg:height="1cm" svg:x="4.065cm" svg:y="3.038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29cm" svg:y="3.212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5cm" svg:y="4.774cm">
            <draw:text-box>
              <text:p><text:span text:style-name="T3">-1</text:span></text:p>
            </draw:text-box>
          </draw:frame>
          <draw:custom-shape draw:style-name="gr113" draw:text-style-name="P13" draw:layer="layout" svg:width="1cm" svg:height="1cm" svg:x="5cm" svg:y="4.538cm">
            <text:p text:style-name="P4"><text:span text:style-name="T1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401cm" svg:y="4.774cm">
            <draw:text-box>
              <text:p><text:span text:style-name="T3">0</text:span></text:p>
            </draw:text-box>
          </draw:frame>
          <draw:line draw:style-name="gr2" draw:text-style-name="P2" draw:layer="layout" svg:x1="3.565cm" svg:y1="5cm" svg:x2="2.5cm" svg:y2="6.5cm">
            <text:p/>
          </draw:line>
          <draw:custom-shape draw:style-name="gr25" draw:text-style-name="P13" draw:layer="layout" svg:width="1cm" svg:height="1cm" svg:x="2.099cm" svg:y="6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6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99cm" svg:y="4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65cm" svg:y1="3.5cm" svg:x2="12.5cm" svg:y2="5cm">
            <text:p/>
          </draw:line>
          <draw:custom-shape draw:style-name="gr25" draw:text-style-name="P13" draw:layer="layout" svg:width="1cm" svg:height="1cm" svg:x="13.065cm" svg:y="3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429cm" svg:y="3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1.5cm" svg:y="4.736cm">
            <draw:text-box>
              <text:p><text:span text:style-name="T3">-1</text:span></text:p>
            </draw:text-box>
          </draw:frame>
          <draw:line draw:style-name="gr2" draw:text-style-name="P2" draw:layer="layout" svg:x1="12.565cm" svg:y1="4.962cm" svg:x2="11.5cm" svg:y2="6.462cm">
            <text:p/>
          </draw:line>
          <draw:custom-shape draw:style-name="gr25" draw:text-style-name="P13" draw:layer="layout" svg:width="1cm" svg:height="1cm" svg:x="11.099cm" svg:y="5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5cm" svg:y="6.1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99cm" svg:y="4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22" draw:layer="layout" svg:width="4.25cm" svg:height="1.25cm" svg:x="13.935cm" svg:y="4.538cm">
            <text:p text:style-name="P21"><text:span text:style-name="T4">Rot. Dir. 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6cm" svg:x2="20.435cm" svg:y2="4.5cm">
            <text:p/>
          </draw:line>
          <draw:custom-shape draw:style-name="gr25" draw:text-style-name="P13" draw:layer="layout" svg:width="1cm" svg:height="1cm" svg:x="21cm" svg:y="5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0.364cm" svg:y="5.6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9.435cm" svg:y="4.236cm">
            <draw:text-box>
              <text:p><text:span text:style-name="T3">0</text:span></text:p>
            </draw:text-box>
          </draw:frame>
          <draw:line draw:style-name="gr2" draw:text-style-name="P2" draw:layer="layout" svg:x1="20.5cm" svg:y1="4.462cm" svg:x2="19.435cm" svg:y2="5.962cm">
            <text:p/>
          </draw:line>
          <draw:custom-shape draw:style-name="gr25" draw:text-style-name="P13" draw:layer="layout" svg:width="1cm" svg:height="1cm" svg:x="19.034cm" svg:y="5.4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8.435cm" svg:y="5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0.034cm" svg:y="4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8.75cm" svg:height="0.962cm" svg:x="1.75cm" svg:y="7.75cm">
          <draw:text-box>
            <text:p>imagens/avl_rem_30.png</text:p>
          </draw:text-box>
        </draw:frame>
        <draw:g>
          <draw:custom-shape draw:style-name="gr132" draw:text-style-name="P1" draw:layer="layout" svg:width="27.2cm" svg:height="6cm" svg:x="1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22" draw:layer="layout" svg:width="2.5cm" svg:height="1.788cm" svg:x="7cm" svg:y="10cm">
            <text:p text:style-name="P21"><text:span text:style-name="T4">Remoção</text:span></text:p>
            <text:p text:style-name="P21"><text:span text:style-name="T4">de 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1.966cm" svg:y1="9.5cm" svg:x2="10.901cm" svg:y2="11cm">
            <text:p/>
          </draw:line>
          <draw:line draw:style-name="gr112" draw:text-style-name="P3" draw:layer="layout" svg:x1="11cm" svg:y1="11cm" svg:x2="12cm" svg:y2="12.5cm">
            <text:p/>
          </draw:line>
          <draw:frame draw:style-name="gr28" draw:text-style-name="P12" draw:layer="layout" svg:width="0.807cm" svg:height="0.564cm" svg:x="10.83cm" svg:y="9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9.801cm" svg:y="10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1.902cm" svg:y="10.736cm">
            <draw:text-box>
              <text:p><text:span text:style-name="T3">0</text:span></text:p>
            </draw:text-box>
          </draw:frame>
          <draw:line draw:style-name="gr2" draw:text-style-name="P2" draw:layer="layout" svg:x1="10.966cm" svg:y1="10.962cm" svg:x2="9.901cm" svg:y2="12.462cm">
            <text:p/>
          </draw:line>
          <draw:custom-shape draw:style-name="gr25" draw:text-style-name="P13" draw:layer="layout" svg:width="1cm" svg:height="1cm" svg:x="9.5cm" svg:y="11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0.5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22" draw:layer="layout" svg:width="2.5cm" svg:height="1.75cm" svg:x="14cm" svg:y="10cm">
            <text:p text:style-name="P21"><text:span text:style-name="T4">Rot. Esq.</text:span></text:p>
            <text:p text:style-name="P21"><text:span text:style-name="T4"><text:s/></text:span><text:span text:style-name="T4">de 15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12" draw:text-style-name="P3" draw:layer="layout" svg:x1="11.967cm" svg:y1="9.501cm" svg:x2="13cm" svg:y2="11cm">
            <text:p/>
          </draw:line>
          <draw:custom-shape draw:style-name="gr25" draw:text-style-name="P13" draw:layer="layout" svg:width="1cm" svg:height="1cm" svg:x="11.4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802cm" svg:y="12.198cm">
            <draw:text-box>
              <text:p><text:span text:style-name="T3">-1</text:span></text:p>
            </draw:text-box>
          </draw:frame>
          <draw:custom-shape draw:style-name="gr113" draw:text-style-name="P13" draw:layer="layout" svg:width="1cm" svg:height="1cm" svg:x="12.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cm" svg:y1="12.5cm" svg:x2="10.935cm" svg:y2="14cm">
            <text:p/>
          </draw:line>
          <draw:custom-shape draw:style-name="gr25" draw:text-style-name="P13" draw:layer="layout" svg:width="1cm" svg:height="1cm" svg:x="10.534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034cm" svg:y="13.774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1.5cm" svg:y="12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66cm" svg:y1="9.5cm" svg:x2="3.401cm" svg:y2="11cm">
            <text:p/>
          </draw:line>
          <draw:line draw:style-name="gr112" draw:text-style-name="P3" draw:layer="layout" svg:x1="3.5cm" svg:y1="11cm" svg:x2="4.5cm" svg:y2="12.5cm">
            <text:p/>
          </draw:line>
          <draw:frame draw:style-name="gr28" draw:text-style-name="P12" draw:layer="layout" svg:width="0.807cm" svg:height="0.564cm" svg:x="3.33cm" svg:y="9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301cm" svg:y="10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4.302cm" svg:y="10.736cm">
            <draw:text-box>
              <text:p><text:span text:style-name="T3">+1</text:span></text:p>
            </draw:text-box>
          </draw:frame>
          <draw:line draw:style-name="gr2" draw:text-style-name="P2" draw:layer="layout" svg:x1="3.466cm" svg:y1="10.962cm" svg:x2="2.401cm" svg:y2="12.462cm">
            <text:p/>
          </draw:line>
          <draw:custom-shape draw:style-name="gr25" draw:text-style-name="P13" draw:layer="layout" svg:width="1cm" svg:height="1cm" svg:x="2cm" svg:y="11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2" draw:text-style-name="P3" draw:layer="layout" svg:x1="4.467cm" svg:y1="9.501cm" svg:x2="5.5cm" svg:y2="11cm">
            <text:p/>
          </draw:line>
          <draw:custom-shape draw:style-name="gr25" draw:text-style-name="P13" draw:layer="layout" svg:width="1cm" svg:height="1cm" svg:x="3.9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02cm" svg:y="12.198cm">
            <draw:text-box>
              <text:p><text:span text:style-name="T3">-1</text:span></text:p>
            </draw:text-box>
          </draw:frame>
          <draw:line draw:style-name="gr112" draw:text-style-name="P3" draw:layer="layout" svg:x1="5.5cm" svg:y1="11cm" svg:x2="6.5cm" svg:y2="12.461cm">
            <text:p/>
          </draw:line>
          <draw:custom-shape draw:style-name="gr113" draw:text-style-name="P13" draw:layer="layout" svg:width="1cm" svg:height="1cm" svg:x="6cm" svg:y="11.961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5.401cm" svg:y="12.197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2.5cm" svg:x2="3.435cm" svg:y2="14cm">
            <text:p/>
          </draw:line>
          <draw:custom-shape draw:style-name="gr25" draw:text-style-name="P13" draw:layer="layout" svg:width="1cm" svg:height="1cm" svg:x="3.034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534cm" svg:y="13.774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4cm" svg:y="12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966cm" svg:y1="9.5cm" svg:x2="17.901cm" svg:y2="11cm">
            <text:p/>
          </draw:line>
          <draw:line draw:style-name="gr112" draw:text-style-name="P3" draw:layer="layout" svg:x1="17cm" svg:y1="12.5cm" svg:x2="18cm" svg:y2="14cm">
            <text:p/>
          </draw:line>
          <draw:frame draw:style-name="gr28" draw:text-style-name="P12" draw:layer="layout" svg:width="0.807cm" svg:height="0.564cm" svg:x="17.83cm" svg:y="9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6.801cm" svg:y="10.73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8.902cm" svg:y="10.736cm">
            <draw:text-box>
              <text:p><text:span text:style-name="T3">0</text:span></text:p>
            </draw:text-box>
          </draw:frame>
          <draw:line draw:style-name="gr2" draw:text-style-name="P2" draw:layer="layout" svg:x1="17.966cm" svg:y1="10.962cm" svg:x2="16.901cm" svg:y2="12.462cm">
            <text:p/>
          </draw:line>
          <draw:frame draw:style-name="gr28" draw:text-style-name="P12" draw:layer="layout" svg:width="0.807cm" svg:height="0.564cm" svg:x="15.9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7.5cm" svg:y="10.5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22" draw:layer="layout" svg:width="2.5cm" svg:height="1.75cm" svg:x="21cm" svg:y="10cm">
            <text:p text:style-name="P21"><text:span text:style-name="T4">Rot. Dir.</text:span></text:p>
            <text:p text:style-name="P21"><text:span text:style-name="T4"><text:s/></text:span><text:span text:style-name="T4">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12" draw:text-style-name="P3" draw:layer="layout" svg:x1="18.967cm" svg:y1="9.501cm" svg:x2="20cm" svg:y2="11cm">
            <text:p/>
          </draw:line>
          <draw:custom-shape draw:style-name="gr25" draw:text-style-name="P13" draw:layer="layout" svg:width="1cm" svg:height="1cm" svg:x="18.4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3" draw:layer="layout" svg:width="1cm" svg:height="1cm" svg:x="19.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966cm" svg:y1="12.5cm" svg:x2="15.901cm" svg:y2="14cm">
            <text:p/>
          </draw:line>
          <draw:custom-shape draw:style-name="gr25" draw:text-style-name="P13" draw:layer="layout" svg:width="1cm" svg:height="1cm" svg:x="15.5cm" svg:y="13.5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4.9cm" svg:y="13.774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17.5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6.901cm" svg:y="13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6.5cm" svg:y="11.962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7cm" svg:y1="11cm" svg:x2="28cm" svg:y2="12.5cm">
            <text:p/>
          </draw:line>
          <draw:line draw:style-name="gr112" draw:text-style-name="P3" draw:layer="layout" svg:x1="25cm" svg:y1="11.038cm" svg:x2="26cm" svg:y2="12.538cm">
            <text:p/>
          </draw:line>
          <draw:frame draw:style-name="gr28" draw:text-style-name="P12" draw:layer="layout" svg:width="0.807cm" svg:height="0.564cm" svg:x="24.83cm" svg:y="9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6.85cm" svg:y="12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802cm" svg:y="10.736cm">
            <draw:text-box>
              <text:p><text:span text:style-name="T3">+1</text:span></text:p>
            </draw:text-box>
          </draw:frame>
          <draw:line draw:style-name="gr2" draw:text-style-name="P2" draw:layer="layout" svg:x1="25.966cm" svg:y1="9.5cm" svg:x2="24.901cm" svg:y2="11cm">
            <text:p/>
          </draw:line>
          <draw:frame draw:style-name="gr28" draw:text-style-name="P12" draw:layer="layout" svg:width="0.807cm" svg:height="0.564cm" svg:x="23.9cm" svg:y="10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7.449cm" svg:y="12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2" draw:text-style-name="P3" draw:layer="layout" svg:x1="25.967cm" svg:y1="9.501cm" svg:x2="27cm" svg:y2="11cm">
            <text:p/>
          </draw:line>
          <draw:custom-shape draw:style-name="gr25" draw:text-style-name="P13" draw:layer="layout" svg:width="1cm" svg:height="1cm" svg:x="25.466cm" svg:y="9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3" draw:layer="layout" svg:width="1cm" svg:height="1cm" svg:x="26.5cm" svg:y="10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966cm" svg:y1="11.038cm" svg:x2="23.901cm" svg:y2="12.538cm">
            <text:p/>
          </draw:line>
          <draw:custom-shape draw:style-name="gr25" draw:text-style-name="P13" draw:layer="layout" svg:width="1cm" svg:height="1cm" svg:x="23.5cm" svg:y="12.038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2.9cm" svg:y="12.312cm">
            <draw:text-box>
              <text:p><text:span text:style-name="T3">0</text:span></text:p>
            </draw:text-box>
          </draw:frame>
          <draw:custom-shape draw:style-name="gr113" draw:text-style-name="P13" draw:layer="layout" svg:width="1cm" svg:height="1cm" svg:x="25.5cm" svg:y="12.038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4.901cm" svg:y="12.312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4.5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3-11-08T15:44:52.095872294</meta:creation-date>
    <dc:date>2023-11-15T19:42:32.091509512</dc:date>
    <meta:editing-duration>P1DT13H3M9S</meta:editing-duration>
    <meta:editing-cycles>35</meta:editing-cycles>
    <meta:generator>LibreOffice/7.0.4.2$Linux_X86_64 LibreOffice_project/00$Build-2</meta:generator>
    <meta:document-statistic meta:object-count="1728"/>
  </office:meta>
</office:document-meta>
</file>